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10000006CF7F7BA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6" style:family="table">
      <style:table-properties style:width="6.916in" table:align="left" style:writing-mode="lr-tb"/>
    </style:style>
    <style:style style:name="Table6.A" style:family="table-column">
      <style:table-column-properties style:column-width="3.916in"/>
    </style:style>
    <style:style style:name="Table6.B" style:family="table-column">
      <style:table-column-properties style:column-width="3in"/>
    </style:style>
    <style:style style:name="Table6.A1" style:family="table-cell">
      <style:table-cell-properties loext:text-changes-only="false" fo:padding="0.0382in" fo:border="0.5pt solid #000000"/>
    </style:style>
    <style:style style:name="Table6.A2" style:family="table-cell">
      <style:table-cell-properties loext:text-changes-only="false" fo:padding="0.0382in" fo:border-left="0.5pt solid #000000" fo:border-right="none" fo:border-top="none" fo:border-bottom="0.5pt solid #000000"/>
    </style:style>
    <style:style style:name="Table6.B2" style:family="table-cell">
      <style:table-cell-properties loext:text-changes-only="false" fo:padding="0.0382in" fo:border-left="0.5pt solid #000000" fo:border-right="0.5pt solid #000000" fo:border-top="none" fo:border-bottom="0.5pt solid #000000"/>
    </style:style>
    <style:style style:name="Table6.A6" style:family="table-cell">
      <style:table-cell-properties fo:padding="0.0382in" fo:border-left="0.5pt solid #000000" fo:border-right="none" fo:border-top="none" fo:border-bottom="0.5pt solid #000000"/>
    </style:style>
    <style:style style:name="Table6.A7" style:family="table-cell">
      <style:table-cell-properties fo:padding="0.0382in" fo:border-left="0.5pt solid #000000" fo:border-right="none" fo:border-top="none" fo:border-bottom="0.5pt solid #000000"/>
    </style:style>
    <style:style style:name="Table6.A8" style:family="table-cell">
      <style:table-cell-properties fo:padding="0.0382in" fo:border-left="0.5pt solid #000000" fo:border-right="none" fo:border-top="none" fo:border-bottom="0.5pt solid #000000"/>
    </style:style>
    <style:style style:name="Table6.9" style:family="table-row">
      <style:table-row-properties loext:text-changes-only="false"/>
    </style:style>
    <style:style style:name="Table6.A9" style:family="table-cell">
      <style:table-cell-properties fo:padding="0.0382in" fo:border-left="0.5pt solid #000000" fo:border-right="none" fo:border-top="none" fo:border-bottom="0.5pt solid #000000"/>
    </style:style>
    <style:style style:name="Table6.A10" style:family="table-cell">
      <style:table-cell-properties fo:padding="0.0382in" fo:border-left="0.5pt solid #000000" fo:border-right="none" fo:border-top="none" fo:border-bottom="0.5pt solid #000000"/>
    </style:style>
    <style:style style:name="Table6.A11" style:family="table-cell">
      <style:table-cell-properties fo:padding="0.0382in" fo:border-left="0.5pt solid #000000" fo:border-right="none" fo:border-top="none" fo:border-bottom="0.5pt solid #000000"/>
    </style:style>
    <style:style style:name="Table6.A12" style:family="table-cell">
      <style:table-cell-properties fo:padding="0.0382in" fo:border-left="0.5pt solid #000000" fo:border-right="none" fo:border-top="none" fo:border-bottom="0.5pt solid #000000"/>
    </style:style>
    <style:style style:name="Table6.A13" style:family="table-cell">
      <style:table-cell-properties fo:padding="0.0382in" fo:border-left="0.5pt solid #000000" fo:border-right="none" fo:border-top="none" fo:border-bottom="0.5pt solid #000000"/>
    </style:style>
    <style:style style:name="Table6.A14" style:family="table-cell">
      <style:table-cell-properties fo:padding="0.0382in" fo:border-left="0.5pt solid #000000" fo:border-right="none" fo:border-top="none" fo:border-bottom="0.5pt solid #000000"/>
    </style:style>
    <style:style style:name="Table6.A15" style:family="table-cell">
      <style:table-cell-properties fo:padding="0.0382in" fo:border-left="0.5pt solid #000000" fo:border-right="none" fo:border-top="none" fo:border-bottom="0.5pt solid #000000"/>
    </style:style>
    <style:style style:name="Table6.A16" style:family="table-cell">
      <style:table-cell-properties fo:padding="0.0382in" fo:border-left="0.5pt solid #000000" fo:border-right="none" fo:border-top="none" fo:border-bottom="0.5pt solid #000000"/>
    </style:style>
    <style:style style:name="Table6.A17" style:family="table-cell">
      <style:table-cell-properties fo:padding="0.0382in" fo:border-left="0.5pt solid #000000" fo:border-right="none" fo:border-top="none" fo:border-bottom="0.5pt solid #000000"/>
    </style:style>
    <style:style style:name="Table6.A18" style:family="table-cell">
      <style:table-cell-properties fo:padding="0.0382in" fo:border-left="0.5pt solid #000000" fo:border-right="none" fo:border-top="none" fo:border-bottom="0.5pt solid #000000"/>
    </style:style>
    <style:style style:name="Table6.A19" style:family="table-cell">
      <style:table-cell-properties fo:padding="0.0382in" fo:border-left="0.5pt solid #000000" fo:border-right="none" fo:border-top="none" fo:border-bottom="0.5pt solid #000000"/>
    </style:style>
    <style:style style:name="Table6.A20" style:family="table-cell">
      <style:table-cell-properties fo:padding="0.0382in" fo:border-left="0.5pt solid #000000" fo:border-right="none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0.7257in" style:rel-column-width="6867*"/>
    </style:style>
    <style:style style:name="Table2.B" style:family="table-column">
      <style:table-column-properties style:column-width="1.8736in" style:rel-column-width="17730*"/>
    </style:style>
    <style:style style:name="Table2.C" style:family="table-column">
      <style:table-column-properties style:column-width="4.3257in" style:rel-column-width="40938*"/>
    </style:style>
    <style:style style:name="Table2.1" style:family="table-row">
      <style:table-row-properties loext:text-changes-only="false" fo:keep-together="always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9.425in" table:align="margins" style:writing-mode="lr-tb"/>
    </style:style>
    <style:style style:name="Table5.A" style:family="table-column">
      <style:table-column-properties style:column-width="0.684in" style:rel-column-width="4756*"/>
    </style:style>
    <style:style style:name="Table5.B" style:family="table-column">
      <style:table-column-properties style:column-width="3.3368in" style:rel-column-width="23201*"/>
    </style:style>
    <style:style style:name="Table5.C" style:family="table-column">
      <style:table-column-properties style:column-width="1.0215in" style:rel-column-width="7103*"/>
    </style:style>
    <style:style style:name="Table5.D" style:family="table-column">
      <style:table-column-properties style:column-width="0.6208in" style:rel-column-width="4316*"/>
    </style:style>
    <style:style style:name="Table5.E" style:family="table-column">
      <style:table-column-properties style:column-width="3.7618in" style:rel-column-width="26159*"/>
    </style:style>
    <style:style style:name="Table5.1" style:family="table-row">
      <style:table-row-properties fo:keep-together="always"/>
    </style:style>
    <style:style style:name="Table5.A1" style:family="table-cell">
      <style:table-cell-properties loext:text-changes-only="false"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loext:text-changes-only="false"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none" fo:border-top="none" fo:border-bottom="0.5pt solid #000000"/>
    </style:style>
    <style:style style:name="Table5.E2" style:family="table-cell">
      <style:table-cell-properties loext:text-changes-only="false"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D3" style:family="table-cell">
      <style:table-cell-properties fo:padding="0.0382in" fo:border-left="0.5pt solid #000000" fo:border-right="none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none" fo:border-top="none" fo:border-bottom="0.5pt solid #000000"/>
    </style:style>
    <style:style style:name="Table5.D4" style:family="table-cell">
      <style:table-cell-properties fo:padding="0.0382in" fo:border-left="0.5pt solid #000000" fo:border-right="none" fo:border-top="none" fo:border-bottom="0.5pt solid #000000"/>
    </style:style>
    <style:style style:name="Table5.A5" style:family="table-cell">
      <style:table-cell-properties fo:padding="0.0382in" fo:border-left="0.5pt solid #000000" fo:border-right="none" fo:border-top="none" fo:border-bottom="0.5pt solid #000000"/>
    </style:style>
    <style:style style:name="Table5.B5" style:family="table-cell">
      <style:table-cell-properties fo:padding="0.0382in" fo:border-left="0.5pt solid #000000" fo:border-right="none" fo:border-top="none" fo:border-bottom="0.5pt solid #000000"/>
    </style:style>
    <style:style style:name="Table5.D5" style:family="table-cell">
      <style:table-cell-properties fo:padding="0.0382in" fo:border-left="0.5pt solid #000000" fo:border-right="none" fo:border-top="none" fo:border-bottom="0.5pt solid #000000"/>
    </style:style>
    <style:style style:name="Table5.A6" style:family="table-cell">
      <style:table-cell-properties fo:padding="0.0382in" fo:border-left="0.5pt solid #000000" fo:border-right="none" fo:border-top="none" fo:border-bottom="0.5pt solid #000000"/>
    </style:style>
    <style:style style:name="Table5.B6" style:family="table-cell">
      <style:table-cell-properties fo:padding="0.0382in" fo:border-left="0.5pt solid #000000" fo:border-right="none" fo:border-top="none" fo:border-bottom="0.5pt solid #000000"/>
    </style:style>
    <style:style style:name="Table5.D6" style:family="table-cell">
      <style:table-cell-properties fo:padding="0.0382in" fo:border-left="0.5pt solid #000000" fo:border-right="none" fo:border-top="none" fo:border-bottom="0.5pt solid #000000"/>
    </style:style>
    <style:style style:name="Table5.A7" style:family="table-cell">
      <style:table-cell-properties fo:padding="0.0382in" fo:border-left="0.5pt solid #000000" fo:border-right="none" fo:border-top="none" fo:border-bottom="0.5pt solid #000000"/>
    </style:style>
    <style:style style:name="Table5.B7" style:family="table-cell">
      <style:table-cell-properties fo:padding="0.0382in" fo:border-left="0.5pt solid #000000" fo:border-right="none" fo:border-top="none" fo:border-bottom="0.5pt solid #000000"/>
    </style:style>
    <style:style style:name="Table5.D7" style:family="table-cell">
      <style:table-cell-properties fo:padding="0.0382in" fo:border-left="0.5pt solid #000000" fo:border-right="none" fo:border-top="none" fo:border-bottom="0.5pt solid #000000"/>
    </style:style>
    <style:style style:name="Table5.A8" style:family="table-cell">
      <style:table-cell-properties fo:padding="0.0382in" fo:border-left="0.5pt solid #000000" fo:border-right="none" fo:border-top="none" fo:border-bottom="0.5pt solid #000000"/>
    </style:style>
    <style:style style:name="Table5.B8" style:family="table-cell">
      <style:table-cell-properties fo:padding="0.0382in" fo:border-left="0.5pt solid #000000" fo:border-right="none" fo:border-top="none" fo:border-bottom="0.5pt solid #000000"/>
    </style:style>
    <style:style style:name="Table5.D8" style:family="table-cell">
      <style:table-cell-properties fo:padding="0.0382in" fo:border-left="0.5pt solid #000000" fo:border-right="none" fo:border-top="none" fo:border-bottom="0.5pt solid #000000"/>
    </style:style>
    <style:style style:name="Table5.A9" style:family="table-cell">
      <style:table-cell-properties fo:padding="0.0382in" fo:border-left="0.5pt solid #000000" fo:border-right="none" fo:border-top="none" fo:border-bottom="0.5pt solid #000000"/>
    </style:style>
    <style:style style:name="Table5.B9" style:family="table-cell">
      <style:table-cell-properties fo:padding="0.0382in" fo:border-left="0.5pt solid #000000" fo:border-right="none" fo:border-top="none" fo:border-bottom="0.5pt solid #000000"/>
    </style:style>
    <style:style style:name="Table5.D9" style:family="table-cell">
      <style:table-cell-properties fo:padding="0.0382in" fo:border-left="0.5pt solid #000000" fo:border-right="none" fo:border-top="none" fo:border-bottom="0.5pt solid #000000"/>
    </style:style>
    <style:style style:name="Table5.A10" style:family="table-cell">
      <style:table-cell-properties fo:padding="0.0382in" fo:border-left="0.5pt solid #000000" fo:border-right="none" fo:border-top="none" fo:border-bottom="0.5pt solid #000000"/>
    </style:style>
    <style:style style:name="Table5.B10" style:family="table-cell">
      <style:table-cell-properties fo:padding="0.0382in" fo:border-left="0.5pt solid #000000" fo:border-right="none" fo:border-top="none" fo:border-bottom="0.5pt solid #000000"/>
    </style:style>
    <style:style style:name="Table5.D10" style:family="table-cell">
      <style:table-cell-properties fo:padding="0.0382in" fo:border-left="0.5pt solid #000000" fo:border-right="none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0.7264in" style:rel-column-width="6874*"/>
    </style:style>
    <style:style style:name="Table3.B" style:family="table-column">
      <style:table-column-properties style:column-width="1.8736in" style:rel-column-width="17730*"/>
    </style:style>
    <style:style style:name="Table3.C" style:family="table-column">
      <style:table-column-properties style:column-width="4.325in" style:rel-column-width="40931*"/>
    </style:style>
    <style:style style:name="Table3.1" style:family="table-row">
      <style:table-row-properties loext:text-changes-only="false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9.425in" table:align="margins" style:writing-mode="lr-tb"/>
    </style:style>
    <style:style style:name="Table4.A" style:family="table-column">
      <style:table-column-properties style:column-width="0.684in" style:rel-column-width="4756*"/>
    </style:style>
    <style:style style:name="Table4.B" style:family="table-column">
      <style:table-column-properties style:column-width="3.3368in" style:rel-column-width="23201*"/>
    </style:style>
    <style:style style:name="Table4.C" style:family="table-column">
      <style:table-column-properties style:column-width="1.0215in" style:rel-column-width="7103*"/>
    </style:style>
    <style:style style:name="Table4.D" style:family="table-column">
      <style:table-column-properties style:column-width="0.6208in" style:rel-column-width="4316*"/>
    </style:style>
    <style:style style:name="Table4.E" style:family="table-column">
      <style:table-column-properties style:column-width="3.7618in" style:rel-column-width="26159*"/>
    </style:style>
    <style:style style:name="Table4.1" style:family="table-row">
      <style:table-row-properties loext:text-changes-only="false" fo:keep-together="always"/>
    </style:style>
    <style:style style:name="Table4.A1" style:family="table-cell">
      <style:table-cell-properties loext:text-changes-only="false"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loext:text-changes-only="false"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loext:text-changes-only="false"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none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D4" style:family="table-cell">
      <style:table-cell-properties fo:padding="0.0382in" fo:border-left="0.5pt solid #000000" fo:border-right="none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none" fo:border-top="none" fo:border-bottom="0.5pt solid #000000"/>
    </style:style>
    <style:style style:name="Table4.D5" style:family="table-cell">
      <style:table-cell-properties fo:padding="0.0382in" fo:border-left="0.5pt solid #000000" fo:border-right="none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none" fo:border-top="none" fo:border-bottom="0.5pt solid #000000"/>
    </style:style>
    <style:style style:name="Table4.D6" style:family="table-cell">
      <style:table-cell-properties fo:padding="0.0382in" fo:border-left="0.5pt solid #000000" fo:border-right="none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none" fo:border-top="none" fo:border-bottom="0.5pt solid #000000"/>
    </style:style>
    <style:style style:name="Table4.D7" style:family="table-cell">
      <style:table-cell-properties fo:padding="0.0382in" fo:border-left="0.5pt solid #000000" fo:border-right="none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none" fo:border-top="none" fo:border-bottom="0.5pt solid #000000"/>
    </style:style>
    <style:style style:name="Table4.D8" style:family="table-cell">
      <style:table-cell-properties fo:padding="0.0382in" fo:border-left="0.5pt solid #000000" fo:border-right="none" fo:border-top="none" fo:border-bottom="0.5pt solid #000000"/>
    </style:style>
    <style:style style:name="Table4.A9" style:family="table-cell">
      <style:table-cell-properties fo:padding="0.0382in" fo:border-left="0.5pt solid #000000" fo:border-right="none" fo:border-top="none" fo:border-bottom="0.5pt solid #000000"/>
    </style:style>
    <style:style style:name="Table4.B9" style:family="table-cell">
      <style:table-cell-properties fo:padding="0.0382in" fo:border-left="0.5pt solid #000000" fo:border-right="none" fo:border-top="none" fo:border-bottom="0.5pt solid #000000"/>
    </style:style>
    <style:style style:name="Table4.D9" style:family="table-cell">
      <style:table-cell-properties fo:padding="0.0382in" fo:border-left="0.5pt solid #000000" fo:border-right="none" fo:border-top="none" fo:border-bottom="0.5pt solid #000000"/>
    </style:style>
    <style:style style:name="Table4.A10" style:family="table-cell">
      <style:table-cell-properties fo:padding="0.0382in" fo:border-left="0.5pt solid #000000" fo:border-right="none" fo:border-top="none" fo:border-bottom="0.5pt solid #000000"/>
    </style:style>
    <style:style style:name="Table4.B10" style:family="table-cell">
      <style:table-cell-properties fo:padding="0.0382in" fo:border-left="0.5pt solid #000000" fo:border-right="none" fo:border-top="none" fo:border-bottom="0.5pt solid #000000"/>
    </style:style>
    <style:style style:name="Table4.D10" style:family="table-cell">
      <style:table-cell-properties fo:padding="0.0382in" fo:border-left="0.5pt solid #000000" fo:border-right="none" fo:border-top="none" fo:border-bottom="0.5pt solid #000000"/>
    </style:style>
    <style:style style:name="Table4.A11" style:family="table-cell">
      <style:table-cell-properties fo:padding="0.0382in" fo:border-left="0.5pt solid #000000" fo:border-right="none" fo:border-top="none" fo:border-bottom="0.5pt solid #000000"/>
    </style:style>
    <style:style style:name="Table4.B11" style:family="table-cell">
      <style:table-cell-properties fo:padding="0.0382in" fo:border-left="0.5pt solid #000000" fo:border-right="none" fo:border-top="none" fo:border-bottom="0.5pt solid #000000"/>
    </style:style>
    <style:style style:name="Table4.D11" style:family="table-cell">
      <style:table-cell-properties fo:padding="0.0382in" fo:border-left="0.5pt solid #000000" fo:border-right="none" fo:border-top="none" fo:border-bottom="0.5pt solid #000000"/>
    </style:style>
    <style:style style:name="Table4.A12" style:family="table-cell">
      <style:table-cell-properties fo:padding="0.0382in" fo:border-left="0.5pt solid #000000" fo:border-right="none" fo:border-top="none" fo:border-bottom="0.5pt solid #000000"/>
    </style:style>
    <style:style style:name="Table4.B12" style:family="table-cell">
      <style:table-cell-properties fo:padding="0.0382in" fo:border-left="0.5pt solid #000000" fo:border-right="none" fo:border-top="none" fo:border-bottom="0.5pt solid #000000"/>
    </style:style>
    <style:style style:name="Table4.D12" style:family="table-cell">
      <style:table-cell-properties fo:padding="0.0382in" fo:border-left="0.5pt solid #000000" fo:border-right="none" fo:border-top="none" fo:border-bottom="0.5pt solid #000000"/>
    </style:style>
    <style:style style:name="Table4.A13" style:family="table-cell">
      <style:table-cell-properties fo:padding="0.0382in" fo:border-left="0.5pt solid #000000" fo:border-right="none" fo:border-top="none" fo:border-bottom="0.5pt solid #000000"/>
    </style:style>
    <style:style style:name="Table4.B13" style:family="table-cell">
      <style:table-cell-properties fo:padding="0.0382in" fo:border-left="0.5pt solid #000000" fo:border-right="none" fo:border-top="none" fo:border-bottom="0.5pt solid #000000"/>
    </style:style>
    <style:style style:name="Table4.D13" style:family="table-cell">
      <style:table-cell-properties fo:padding="0.0382in" fo:border-left="0.5pt solid #000000" fo:border-right="none" fo:border-top="none" fo:border-bottom="0.5pt solid #000000"/>
    </style:style>
    <style:style style:name="Table4.14" style:family="table-row">
      <style:table-row-properties fo:keep-together="always"/>
    </style:style>
    <style:style style:name="Table4.A14" style:family="table-cell">
      <style:table-cell-properties fo:padding="0.0382in" fo:border-left="0.5pt solid #000000" fo:border-right="none" fo:border-top="none" fo:border-bottom="0.5pt solid #000000"/>
    </style:style>
    <style:style style:name="Table4.B14" style:family="table-cell">
      <style:table-cell-properties fo:padding="0.0382in" fo:border-left="0.5pt solid #000000" fo:border-right="none" fo:border-top="none" fo:border-bottom="0.5pt solid #000000"/>
    </style:style>
    <style:style style:name="Table4.D14" style:family="table-cell">
      <style:table-cell-properties fo:padding="0.0382in" fo:border-left="0.5pt solid #000000" fo:border-right="none" fo:border-top="none" fo:border-bottom="0.5pt solid #000000"/>
    </style:style>
    <style:style style:name="Table4.A15" style:family="table-cell">
      <style:table-cell-properties fo:padding="0.0382in" fo:border-left="0.5pt solid #000000" fo:border-right="none" fo:border-top="none" fo:border-bottom="0.5pt solid #000000"/>
    </style:style>
    <style:style style:name="Table4.B15" style:family="table-cell">
      <style:table-cell-properties fo:padding="0.0382in" fo:border-left="0.5pt solid #000000" fo:border-right="none" fo:border-top="none" fo:border-bottom="0.5pt solid #000000"/>
    </style:style>
    <style:style style:name="Table4.D15" style:family="table-cell">
      <style:table-cell-properties fo:padding="0.0382in" fo:border-left="0.5pt solid #000000" fo:border-right="none" fo:border-top="none" fo:border-bottom="0.5pt solid #000000"/>
    </style:style>
    <style:style style:name="Table9" style:family="table">
      <style:table-properties style:width="9.425in" table:align="margins" style:writing-mode="lr-tb"/>
    </style:style>
    <style:style style:name="Table9.A" style:family="table-column">
      <style:table-column-properties style:column-width="0.684in" style:rel-column-width="4756*"/>
    </style:style>
    <style:style style:name="Table9.B" style:family="table-column">
      <style:table-column-properties style:column-width="3.3368in" style:rel-column-width="23201*"/>
    </style:style>
    <style:style style:name="Table9.C" style:family="table-column">
      <style:table-column-properties style:column-width="1.0215in" style:rel-column-width="7103*"/>
    </style:style>
    <style:style style:name="Table9.D" style:family="table-column">
      <style:table-column-properties style:column-width="0.6208in" style:rel-column-width="4316*"/>
    </style:style>
    <style:style style:name="Table9.E" style:family="table-column">
      <style:table-column-properties style:column-width="3.7618in" style:rel-column-width="26159*"/>
    </style:style>
    <style:style style:name="Table9.1" style:family="table-row">
      <style:table-row-properties loext:text-changes-only="false" fo:keep-together="always"/>
    </style:style>
    <style:style style:name="Table9.A1" style:family="table-cell">
      <style:table-cell-properties loext:text-changes-only="false"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loext:text-changes-only="false" fo:padding="0.0382in" fo:border-left="0.5pt solid #000000" fo:border-right="none" fo:border-top="none" fo:border-bottom="0.5pt solid #000000"/>
    </style:style>
    <style:style style:name="Table9.D2" style:family="table-cell">
      <style:table-cell-properties fo:padding="0.0382in" fo:border-left="0.5pt solid #000000" fo:border-right="none" fo:border-top="none" fo:border-bottom="0.5pt solid #000000"/>
    </style:style>
    <style:style style:name="Table9.E2" style:family="table-cell">
      <style:table-cell-properties loext:text-changes-only="false"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D3" style:family="table-cell">
      <style:table-cell-properties fo:padding="0.0382in" fo:border-left="0.5pt solid #000000" fo:border-right="none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D4" style:family="table-cell">
      <style:table-cell-properties fo:padding="0.0382in" fo:border-left="0.5pt solid #000000" fo:border-right="none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D5" style:family="table-cell">
      <style:table-cell-properties fo:padding="0.0382in" fo:border-left="0.5pt solid #000000" fo:border-right="none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D6" style:family="table-cell">
      <style:table-cell-properties fo:padding="0.0382in" fo:border-left="0.5pt solid #000000" fo:border-right="none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D7" style:family="table-cell">
      <style:table-cell-properties fo:padding="0.0382in" fo:border-left="0.5pt solid #000000" fo:border-right="none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D8" style:family="table-cell">
      <style:table-cell-properties fo:padding="0.0382in" fo:border-left="0.5pt solid #000000" fo:border-right="none" fo:border-top="none" fo:border-bottom="0.5pt solid #000000"/>
    </style:style>
    <style:style style:name="Table7" style:family="table">
      <style:table-properties style:width="9.425in" table:align="margins" style:writing-mode="lr-tb"/>
    </style:style>
    <style:style style:name="Table7.A" style:family="table-column">
      <style:table-column-properties style:column-width="0.684in" style:rel-column-width="4756*"/>
    </style:style>
    <style:style style:name="Table7.B" style:family="table-column">
      <style:table-column-properties style:column-width="3.3368in" style:rel-column-width="23201*"/>
    </style:style>
    <style:style style:name="Table7.C" style:family="table-column">
      <style:table-column-properties style:column-width="1.0215in" style:rel-column-width="7103*"/>
    </style:style>
    <style:style style:name="Table7.D" style:family="table-column">
      <style:table-column-properties style:column-width="0.6208in" style:rel-column-width="4316*"/>
    </style:style>
    <style:style style:name="Table7.E" style:family="table-column">
      <style:table-column-properties style:column-width="3.7618in" style:rel-column-width="26159*"/>
    </style:style>
    <style:style style:name="Table7.1" style:family="table-row">
      <style:table-row-properties loext:text-changes-only="false" fo:keep-together="always"/>
    </style:style>
    <style:style style:name="Table7.A1" style:family="table-cell">
      <style:table-cell-properties loext:text-changes-only="false"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loext:text-changes-only="false"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loext:text-changes-only="false" fo:padding="0.0382in" fo:border-left="0.5pt solid #000000" fo:border-right="0.5pt solid #000000" fo:border-top="none" fo:border-bottom="0.5pt solid #000000"/>
    </style:style>
    <style:style style:name="Table7.A3" style:family="table-cell">
      <style:table-cell-properties fo:padding="0.0382in" fo:border-left="0.5pt solid #000000" fo:border-right="none" fo:border-top="none" fo:border-bottom="0.5pt solid #000000"/>
    </style:style>
    <style:style style:name="Table7.B3" style:family="table-cell">
      <style:table-cell-properties fo:padding="0.0382in" fo:border-left="0.5pt solid #000000" fo:border-right="none" fo:border-top="none" fo:border-bottom="0.5pt solid #000000"/>
    </style:style>
    <style:style style:name="Table7.D3" style:family="table-cell">
      <style:table-cell-properties fo:padding="0.0382in" fo:border-left="0.5pt solid #000000" fo:border-right="none" fo:border-top="none" fo:border-bottom="0.5pt solid #000000"/>
    </style:style>
    <style:style style:name="Table7.A4" style:family="table-cell">
      <style:table-cell-properties fo:padding="0.0382in" fo:border-left="0.5pt solid #000000" fo:border-right="none" fo:border-top="none" fo:border-bottom="0.5pt solid #000000"/>
    </style:style>
    <style:style style:name="Table7.B4" style:family="table-cell">
      <style:table-cell-properties fo:padding="0.0382in" fo:border-left="0.5pt solid #000000" fo:border-right="none" fo:border-top="none" fo:border-bottom="0.5pt solid #000000"/>
    </style:style>
    <style:style style:name="Table7.D4" style:family="table-cell">
      <style:table-cell-properties fo:padding="0.0382in" fo:border-left="0.5pt solid #000000" fo:border-right="none" fo:border-top="none" fo:border-bottom="0.5pt solid #000000"/>
    </style:style>
    <style:style style:name="Table7.A5" style:family="table-cell">
      <style:table-cell-properties fo:padding="0.0382in" fo:border-left="0.5pt solid #000000" fo:border-right="none" fo:border-top="none" fo:border-bottom="0.5pt solid #000000"/>
    </style:style>
    <style:style style:name="Table7.B5" style:family="table-cell">
      <style:table-cell-properties fo:padding="0.0382in" fo:border-left="0.5pt solid #000000" fo:border-right="none" fo:border-top="none" fo:border-bottom="0.5pt solid #000000"/>
    </style:style>
    <style:style style:name="Table7.D5" style:family="table-cell">
      <style:table-cell-properties fo:padding="0.0382in" fo:border-left="0.5pt solid #000000" fo:border-right="none" fo:border-top="none" fo:border-bottom="0.5pt solid #000000"/>
    </style:style>
    <style:style style:name="Table7.A6" style:family="table-cell">
      <style:table-cell-properties fo:padding="0.0382in" fo:border-left="0.5pt solid #000000" fo:border-right="none" fo:border-top="none" fo:border-bottom="0.5pt solid #000000"/>
    </style:style>
    <style:style style:name="Table7.B6" style:family="table-cell">
      <style:table-cell-properties fo:padding="0.0382in" fo:border-left="0.5pt solid #000000" fo:border-right="none" fo:border-top="none" fo:border-bottom="0.5pt solid #000000"/>
    </style:style>
    <style:style style:name="Table7.D6" style:family="table-cell">
      <style:table-cell-properties fo:padding="0.0382in" fo:border-left="0.5pt solid #000000" fo:border-right="none" fo:border-top="none" fo:border-bottom="0.5pt solid #000000"/>
    </style:style>
    <style:style style:name="Table7.A7" style:family="table-cell">
      <style:table-cell-properties fo:padding="0.0382in" fo:border-left="0.5pt solid #000000" fo:border-right="none" fo:border-top="none" fo:border-bottom="0.5pt solid #000000"/>
    </style:style>
    <style:style style:name="Table7.B7" style:family="table-cell">
      <style:table-cell-properties fo:padding="0.0382in" fo:border-left="0.5pt solid #000000" fo:border-right="none" fo:border-top="none" fo:border-bottom="0.5pt solid #000000"/>
    </style:style>
    <style:style style:name="Table7.D7" style:family="table-cell">
      <style:table-cell-properties fo:padding="0.0382in" fo:border-left="0.5pt solid #000000" fo:border-right="none" fo:border-top="none" fo:border-bottom="0.5pt solid #000000"/>
    </style:style>
    <style:style style:name="Table7.A8" style:family="table-cell">
      <style:table-cell-properties fo:padding="0.0382in" fo:border-left="0.5pt solid #000000" fo:border-right="none" fo:border-top="none" fo:border-bottom="0.5pt solid #000000"/>
    </style:style>
    <style:style style:name="Table7.B8" style:family="table-cell">
      <style:table-cell-properties fo:padding="0.0382in" fo:border-left="0.5pt solid #000000" fo:border-right="none" fo:border-top="none" fo:border-bottom="0.5pt solid #000000"/>
    </style:style>
    <style:style style:name="Table7.D8" style:family="table-cell">
      <style:table-cell-properties fo:padding="0.0382in" fo:border-left="0.5pt solid #000000" fo:border-right="none" fo:border-top="none" fo:border-bottom="0.5pt solid #000000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D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9366in" style:type="right"/>
        </style:tab-stops>
      </style:paragraph-properties>
      <style:text-properties officeooo:paragraph-rsid="00067526"/>
    </style:style>
    <style:style style:name="P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67526"/>
    </style:style>
    <style:style style:name="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9.4244in" style:type="right"/>
        </style:tab-stops>
      </style:paragraph-properties>
      <style:text-properties officeooo:paragraph-rsid="00178fa8"/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paragraph-rsid="0007188e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Header">
      <style:text-properties officeooo:rsid="00178fa8" officeooo:paragraph-rsid="00178fa8"/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rsid="000af98e" officeooo:paragraph-rsid="000af98e"/>
    </style:style>
    <style:style style:name="P16" style:family="paragraph" style:parent-style-name="Standard">
      <style:text-properties officeooo:rsid="000af98e" officeooo:paragraph-rsid="00290655"/>
    </style:style>
    <style:style style:name="P17" style:family="paragraph" style:parent-style-name="Standard">
      <style:text-properties officeooo:rsid="000a7fa1" officeooo:paragraph-rsid="000a7fa1"/>
    </style:style>
    <style:style style:name="P18" style:family="paragraph" style:parent-style-name="Table_20_Contents">
      <style:text-properties officeooo:rsid="000cbe13" officeooo:paragraph-rsid="000cbe13"/>
    </style:style>
    <style:style style:name="P19" style:family="paragraph" style:parent-style-name="Table_20_Contents">
      <style:text-properties officeooo:rsid="000cbe13" officeooo:paragraph-rsid="0020c867"/>
    </style:style>
    <style:style style:name="P20" style:family="paragraph" style:parent-style-name="Standard">
      <style:text-properties officeooo:rsid="000cbe13" officeooo:paragraph-rsid="0026efb3"/>
    </style:style>
    <style:style style:name="P21" style:family="paragraph" style:parent-style-name="Standard">
      <style:text-properties officeooo:rsid="001298a4" officeooo:paragraph-rsid="001298a4"/>
    </style:style>
    <style:style style:name="P22" style:family="paragraph" style:parent-style-name="Table_20_Contents">
      <style:paragraph-properties fo:text-align="center" style:justify-single-word="false"/>
      <style:text-properties officeooo:rsid="001298a4" officeooo:paragraph-rsid="001d4e53"/>
    </style:style>
    <style:style style:name="P23" style:family="paragraph" style:parent-style-name="Table_20_Contents">
      <style:paragraph-properties fo:text-align="center" style:justify-single-word="false"/>
      <style:text-properties officeooo:rsid="001298a4" officeooo:paragraph-rsid="00290655"/>
    </style:style>
    <style:style style:name="P24" style:family="paragraph" style:parent-style-name="Table_20_Contents">
      <style:paragraph-properties fo:text-align="center" style:justify-single-word="false"/>
      <style:text-properties officeooo:rsid="001298a4" officeooo:paragraph-rsid="002ff426"/>
    </style:style>
    <style:style style:name="P25" style:family="paragraph" style:parent-style-name="Table_20_Contents">
      <style:paragraph-properties fo:text-align="center" style:justify-single-word="false"/>
      <style:text-properties officeooo:rsid="001298a4" officeooo:paragraph-rsid="00354b83"/>
    </style:style>
    <style:style style:name="P26" style:family="paragraph" style:parent-style-name="Table_20_Contents">
      <style:text-properties officeooo:rsid="001298a4" officeooo:paragraph-rsid="001d4e53"/>
    </style:style>
    <style:style style:name="P27" style:family="paragraph" style:parent-style-name="Table_20_Contents">
      <style:text-properties officeooo:rsid="001298a4" officeooo:paragraph-rsid="00290655"/>
    </style:style>
    <style:style style:name="P28" style:family="paragraph" style:parent-style-name="Table_20_Contents">
      <style:text-properties officeooo:rsid="001298a4" officeooo:paragraph-rsid="002ff426"/>
    </style:style>
    <style:style style:name="P29" style:family="paragraph" style:parent-style-name="Table_20_Contents">
      <style:text-properties officeooo:rsid="001298a4" officeooo:paragraph-rsid="00354b83"/>
    </style:style>
    <style:style style:name="P30" style:family="paragraph" style:parent-style-name="Standard">
      <style:text-properties officeooo:paragraph-rsid="0020c867"/>
    </style:style>
    <style:style style:name="P31" style:family="paragraph" style:parent-style-name="Table_20_Contents">
      <style:text-properties officeooo:paragraph-rsid="0020c867"/>
    </style:style>
    <style:style style:name="P32" style:family="paragraph" style:parent-style-name="Table_20_Contents">
      <style:text-properties officeooo:rsid="000b8b96" officeooo:paragraph-rsid="000b8b96"/>
    </style:style>
    <style:style style:name="P33" style:family="paragraph" style:parent-style-name="Table_20_Contents">
      <style:paragraph-properties fo:text-align="center" style:justify-single-word="false"/>
      <style:text-properties officeooo:rsid="000b8b96" officeooo:paragraph-rsid="001d4e53"/>
    </style:style>
    <style:style style:name="P34" style:family="paragraph" style:parent-style-name="Table_20_Contents">
      <style:paragraph-properties fo:text-align="center" style:justify-single-word="false"/>
      <style:text-properties officeooo:rsid="000b8b96" officeooo:paragraph-rsid="00290655"/>
    </style:style>
    <style:style style:name="P35" style:family="paragraph" style:parent-style-name="Table_20_Contents">
      <style:text-properties officeooo:rsid="000b8b96" officeooo:paragraph-rsid="0020c867"/>
    </style:style>
    <style:style style:name="P36" style:family="paragraph" style:parent-style-name="Table_20_Contents">
      <style:text-properties fo:font-weight="bold" officeooo:rsid="000b8b96" officeooo:paragraph-rsid="000b8b9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b8b96" officeooo:paragraph-rsid="001d4e53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b8b96" officeooo:paragraph-rsid="00290655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b8b96" officeooo:paragraph-rsid="002ff426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b8b96" officeooo:paragraph-rsid="00354b83" style:font-weight-asian="bold" style:font-weight-complex="bold"/>
    </style:style>
    <style:style style:name="P41" style:family="paragraph" style:parent-style-name="Table_20_Contents">
      <style:text-properties fo:font-weight="bold" officeooo:rsid="000b8b96" officeooo:paragraph-rsid="0020c867" style:font-weight-asian="bold" style:font-weight-complex="bold"/>
    </style:style>
    <style:style style:name="P42" style:family="paragraph" style:parent-style-name="Table_20_Contents">
      <style:text-properties fo:font-weight="bold" style:font-weight-asian="bold" style:font-weight-complex="bold"/>
    </style:style>
    <style:style style:name="P43" style:family="paragraph" style:parent-style-name="Table_20_Contents">
      <style:text-properties fo:font-weight="bold" officeooo:rsid="000cbe13" officeooo:paragraph-rsid="000cbe13" style:font-weight-asian="bold" style:font-weight-complex="bold"/>
    </style:style>
    <style:style style:name="P44" style:family="paragraph" style:parent-style-name="Table_20_Contents">
      <style:text-properties fo:font-weight="bold" officeooo:rsid="000cbe13" officeooo:paragraph-rsid="0020c867" style:font-weight-asian="bold" style:font-weight-complex="bold"/>
    </style:style>
    <style:style style:name="P45" style:family="paragraph" style:parent-style-name="Table_20_Contents">
      <style:text-properties fo:font-weight="bold" officeooo:rsid="001298a4" officeooo:paragraph-rsid="001d4e53" style:font-weight-asian="bold" style:font-weight-complex="bold"/>
    </style:style>
    <style:style style:name="P46" style:family="paragraph" style:parent-style-name="Table_20_Contents">
      <style:text-properties fo:font-weight="bold" officeooo:rsid="001298a4" officeooo:paragraph-rsid="00290655" style:font-weight-asian="bold" style:font-weight-complex="bold"/>
    </style:style>
    <style:style style:name="P47" style:family="paragraph" style:parent-style-name="Table_20_Contents">
      <style:text-properties fo:font-weight="bold" officeooo:rsid="001298a4" officeooo:paragraph-rsid="002ff426" style:font-weight-asian="bold" style:font-weight-complex="bold"/>
    </style:style>
    <style:style style:name="P48" style:family="paragraph" style:parent-style-name="Table_20_Contents">
      <style:text-properties fo:font-weight="bold" officeooo:rsid="001298a4" officeooo:paragraph-rsid="00354b83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146133" officeooo:paragraph-rsid="001d4e53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146133" officeooo:paragraph-rsid="00290655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146133" officeooo:paragraph-rsid="002ff426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46133" officeooo:paragraph-rsid="00354b83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01d4e53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paragraph-rsid="00290655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paragraph-rsid="002ff426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paragraph-rsid="00354b83" style:font-weight-asian="bold" style:font-weight-complex="bold"/>
    </style:style>
    <style:style style:name="P57" style:family="paragraph" style:parent-style-name="Table_20_Contents">
      <style:text-properties fo:font-weight="bold" officeooo:paragraph-rsid="0020c867" style:font-weight-asian="bold" style:font-weight-complex="bold"/>
    </style:style>
    <style:style style:name="P58" style:family="paragraph" style:parent-style-name="Table_20_Contents">
      <style:text-properties fo:font-weight="bold" officeooo:rsid="0018898c" officeooo:paragraph-rsid="0026efb3" style:font-weight-asian="bold" style:font-weight-complex="bold"/>
    </style:style>
    <style:style style:name="P59" style:family="paragraph" style:parent-style-name="Table_20_Contents">
      <style:text-properties fo:font-weight="bold" officeooo:paragraph-rsid="0026efb3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400c09" officeooo:paragraph-rsid="004c442c" style:font-weight-asian="bold" style:font-weight-complex="bold"/>
    </style:style>
    <style:style style:name="P61" style:family="paragraph" style:parent-style-name="Table_20_Contents">
      <style:text-properties officeooo:rsid="00111c06" officeooo:paragraph-rsid="000cbe13"/>
    </style:style>
    <style:style style:name="P62" style:family="paragraph" style:parent-style-name="Table_20_Contents">
      <style:text-properties officeooo:rsid="00111c06" officeooo:paragraph-rsid="001d4e53"/>
    </style:style>
    <style:style style:name="P63" style:family="paragraph" style:parent-style-name="Table_20_Contents">
      <style:paragraph-properties fo:text-align="center" style:justify-single-word="false"/>
      <style:text-properties officeooo:rsid="00146133" officeooo:paragraph-rsid="001d4e53"/>
    </style:style>
    <style:style style:name="P64" style:family="paragraph" style:parent-style-name="Table_20_Contents">
      <style:paragraph-properties fo:text-align="center" style:justify-single-word="false"/>
      <style:text-properties officeooo:rsid="00146133" officeooo:paragraph-rsid="00290655"/>
    </style:style>
    <style:style style:name="P65" style:family="paragraph" style:parent-style-name="Table_20_Contents">
      <style:paragraph-properties fo:text-align="center" style:justify-single-word="false"/>
      <style:text-properties officeooo:rsid="00146133" officeooo:paragraph-rsid="002ff426"/>
    </style:style>
    <style:style style:name="P66" style:family="paragraph" style:parent-style-name="Table_20_Contents">
      <style:paragraph-properties fo:text-align="center" style:justify-single-word="false"/>
      <style:text-properties officeooo:rsid="00146133" officeooo:paragraph-rsid="00354b83"/>
    </style:style>
    <style:style style:name="P67" style:family="paragraph" style:parent-style-name="Table_20_Contents">
      <style:text-properties officeooo:rsid="00146133" officeooo:paragraph-rsid="001d4e53"/>
    </style:style>
    <style:style style:name="P68" style:family="paragraph" style:parent-style-name="Table_20_Contents">
      <style:text-properties officeooo:rsid="00146133" officeooo:paragraph-rsid="00290655"/>
    </style:style>
    <style:style style:name="P69" style:family="paragraph" style:parent-style-name="Table_20_Contents">
      <style:text-properties officeooo:rsid="00146133" officeooo:paragraph-rsid="00322a33"/>
    </style:style>
    <style:style style:name="P70" style:family="paragraph" style:parent-style-name="Table_20_Contents">
      <style:text-properties officeooo:rsid="00146133" officeooo:paragraph-rsid="00354b83"/>
    </style:style>
    <style:style style:name="P71" style:family="paragraph" style:parent-style-name="Table_20_Contents">
      <style:text-properties officeooo:rsid="00146133" officeooo:paragraph-rsid="0026efb3"/>
    </style:style>
    <style:style style:name="P72" style:family="paragraph" style:parent-style-name="Table_20_Contents">
      <style:paragraph-properties fo:text-align="center" style:justify-single-word="false"/>
      <style:text-properties officeooo:rsid="001564b9" officeooo:paragraph-rsid="001d4e53"/>
    </style:style>
    <style:style style:name="P73" style:family="paragraph" style:parent-style-name="Table_20_Contents">
      <style:paragraph-properties fo:text-align="center" style:justify-single-word="false"/>
      <style:text-properties officeooo:rsid="001564b9" officeooo:paragraph-rsid="00290655"/>
    </style:style>
    <style:style style:name="P74" style:family="paragraph" style:parent-style-name="Table_20_Contents">
      <style:paragraph-properties fo:text-align="center" style:justify-single-word="false"/>
      <style:text-properties officeooo:paragraph-rsid="001d4e53"/>
    </style:style>
    <style:style style:name="P75" style:family="paragraph" style:parent-style-name="Table_20_Contents">
      <style:paragraph-properties fo:text-align="center" style:justify-single-word="false"/>
      <style:text-properties officeooo:paragraph-rsid="00290655"/>
    </style:style>
    <style:style style:name="P76" style:family="paragraph" style:parent-style-name="Table_20_Contents">
      <style:paragraph-properties fo:text-align="center" style:justify-single-word="false"/>
      <style:text-properties officeooo:paragraph-rsid="002ff426"/>
    </style:style>
    <style:style style:name="P77" style:family="paragraph" style:parent-style-name="Table_20_Contents">
      <style:paragraph-properties fo:text-align="center" style:justify-single-word="false"/>
      <style:text-properties officeooo:paragraph-rsid="00354b83"/>
    </style:style>
    <style:style style:name="P78" style:family="paragraph" style:parent-style-name="Table_20_Contents">
      <style:paragraph-properties fo:text-align="center" style:justify-single-word="false"/>
      <style:text-properties officeooo:rsid="001a9b5c" officeooo:paragraph-rsid="001d4e53"/>
    </style:style>
    <style:style style:name="P79" style:family="paragraph" style:parent-style-name="Table_20_Contents">
      <style:paragraph-properties fo:text-align="center" style:justify-single-word="false"/>
      <style:text-properties officeooo:rsid="001a9b5c" officeooo:paragraph-rsid="00290655"/>
    </style:style>
    <style:style style:name="P80" style:family="paragraph" style:parent-style-name="Table_20_Contents">
      <style:paragraph-properties fo:text-align="center" style:justify-single-word="false"/>
      <style:text-properties officeooo:rsid="001a9b5c" officeooo:paragraph-rsid="002ff426"/>
    </style:style>
    <style:style style:name="P81" style:family="paragraph" style:parent-style-name="Table_20_Contents">
      <style:paragraph-properties fo:text-align="center" style:justify-single-word="false"/>
      <style:text-properties officeooo:rsid="001a9b5c" officeooo:paragraph-rsid="00354b83"/>
    </style:style>
    <style:style style:name="P82" style:family="paragraph" style:parent-style-name="Table_20_Contents">
      <style:text-properties officeooo:rsid="001a9b5c" officeooo:paragraph-rsid="001d4e53"/>
    </style:style>
    <style:style style:name="P83" style:family="paragraph" style:parent-style-name="Table_20_Contents">
      <style:text-properties officeooo:rsid="001a9b5c" officeooo:paragraph-rsid="00290655"/>
    </style:style>
    <style:style style:name="P84" style:family="paragraph" style:parent-style-name="Table_20_Contents">
      <style:text-properties officeooo:rsid="001a9b5c" officeooo:paragraph-rsid="002ff426"/>
    </style:style>
    <style:style style:name="P85" style:family="paragraph" style:parent-style-name="Table_20_Contents">
      <style:text-properties officeooo:rsid="001a9b5c" officeooo:paragraph-rsid="00354b83"/>
    </style:style>
    <style:style style:name="P86" style:family="paragraph" style:parent-style-name="Table_20_Contents">
      <style:text-properties officeooo:rsid="001a9b5c" officeooo:paragraph-rsid="0026efb3"/>
    </style:style>
    <style:style style:name="P87" style:family="paragraph" style:parent-style-name="Table_20_Contents">
      <style:text-properties officeooo:rsid="001d4e53" officeooo:paragraph-rsid="001d4e53"/>
    </style:style>
    <style:style style:name="P88" style:family="paragraph" style:parent-style-name="Table_20_Contents">
      <style:paragraph-properties fo:text-align="center" style:justify-single-word="false"/>
      <style:text-properties officeooo:rsid="001d4e53" officeooo:paragraph-rsid="001d4e53"/>
    </style:style>
    <style:style style:name="P89" style:family="paragraph" style:parent-style-name="Table_20_Contents">
      <style:paragraph-properties fo:text-align="start" style:justify-single-word="false"/>
      <style:text-properties officeooo:rsid="001d4e53" officeooo:paragraph-rsid="001d4e53"/>
    </style:style>
    <style:style style:name="P90" style:family="paragraph" style:parent-style-name="Table_20_Contents">
      <style:paragraph-properties fo:text-align="center" style:justify-single-word="false"/>
      <style:text-properties officeooo:rsid="0020c867" officeooo:paragraph-rsid="0020c867"/>
    </style:style>
    <style:style style:name="P91" style:family="paragraph" style:parent-style-name="Table_20_Contents">
      <style:text-properties officeooo:rsid="0020c867" officeooo:paragraph-rsid="0026efb3"/>
    </style:style>
    <style:style style:name="P92" style:family="paragraph" style:parent-style-name="Standard">
      <style:text-properties officeooo:rsid="0018898c" officeooo:paragraph-rsid="0018898c"/>
    </style:style>
    <style:style style:name="P93" style:family="paragraph" style:parent-style-name="Table_20_Contents">
      <style:text-properties officeooo:rsid="0018898c" officeooo:paragraph-rsid="0026efb3"/>
    </style:style>
    <style:style style:name="P94" style:family="paragraph" style:parent-style-name="Table_20_Contents">
      <style:text-properties officeooo:paragraph-rsid="0026efb3"/>
    </style:style>
    <style:style style:name="P95" style:family="paragraph" style:parent-style-name="Table_20_Contents">
      <style:text-properties officeooo:rsid="0026efb3" officeooo:paragraph-rsid="0026efb3"/>
    </style:style>
    <style:style style:name="P96" style:family="paragraph" style:parent-style-name="Table_20_Contents">
      <style:paragraph-properties fo:text-align="center" style:justify-single-word="false"/>
      <style:text-properties officeooo:rsid="002c7425" officeooo:paragraph-rsid="002c7425"/>
    </style:style>
    <style:style style:name="P97" style:family="paragraph" style:parent-style-name="Table_20_Contents">
      <style:paragraph-properties fo:text-align="center" style:justify-single-word="false"/>
      <style:text-properties officeooo:rsid="002c7425" officeooo:paragraph-rsid="00290655"/>
    </style:style>
    <style:style style:name="P98" style:family="paragraph" style:parent-style-name="Table_20_Contents">
      <style:text-properties officeooo:rsid="002c7425" officeooo:paragraph-rsid="002c7425"/>
    </style:style>
    <style:style style:name="P99" style:family="paragraph" style:parent-style-name="Table_20_Contents">
      <style:paragraph-properties fo:text-align="start" style:justify-single-word="false"/>
      <style:text-properties officeooo:rsid="002c7425" officeooo:paragraph-rsid="002c7425"/>
    </style:style>
    <style:style style:name="P100" style:family="paragraph" style:parent-style-name="Table_20_Contents">
      <style:text-properties officeooo:rsid="002e1651" officeooo:paragraph-rsid="002e1651"/>
    </style:style>
    <style:style style:name="P101" style:family="paragraph" style:parent-style-name="Table_20_Contents">
      <style:paragraph-properties fo:text-align="center" style:justify-single-word="false"/>
      <style:text-properties officeooo:rsid="002e1651" officeooo:paragraph-rsid="002e1651"/>
    </style:style>
    <style:style style:name="P102" style:family="paragraph" style:parent-style-name="Table_20_Contents">
      <style:paragraph-properties fo:text-align="center" style:justify-single-word="false"/>
      <style:text-properties officeooo:rsid="002e1651" officeooo:paragraph-rsid="002ff426"/>
    </style:style>
    <style:style style:name="P103" style:family="paragraph" style:parent-style-name="Table_20_Contents">
      <style:paragraph-properties fo:text-align="center" style:justify-single-word="false"/>
      <style:text-properties officeooo:rsid="002e1651" officeooo:paragraph-rsid="00354b83"/>
    </style:style>
    <style:style style:name="P104" style:family="paragraph" style:parent-style-name="Table_20_Contents">
      <style:text-properties officeooo:rsid="002e1651" officeooo:paragraph-rsid="002ff426"/>
    </style:style>
    <style:style style:name="P105" style:family="paragraph" style:parent-style-name="Table_20_Contents">
      <style:text-properties officeooo:rsid="002e1651" officeooo:paragraph-rsid="00354b83"/>
    </style:style>
    <style:style style:name="P106" style:family="paragraph" style:parent-style-name="Table_20_Contents">
      <style:text-properties officeooo:rsid="002205e9" officeooo:paragraph-rsid="0026efb3"/>
    </style:style>
    <style:style style:name="P107" style:family="paragraph" style:parent-style-name="Table_20_Contents">
      <style:paragraph-properties fo:text-align="center" style:justify-single-word="false"/>
      <style:text-properties officeooo:rsid="002ff426" officeooo:paragraph-rsid="002ff426"/>
    </style:style>
    <style:style style:name="P108" style:family="paragraph" style:parent-style-name="Table_20_Contents">
      <style:text-properties officeooo:rsid="0031a713" officeooo:paragraph-rsid="0031a713"/>
    </style:style>
    <style:style style:name="P109" style:family="paragraph" style:parent-style-name="Table_20_Contents">
      <style:paragraph-properties fo:text-align="center" style:justify-single-word="false"/>
      <style:text-properties officeooo:rsid="0031a713" officeooo:paragraph-rsid="0031a713"/>
    </style:style>
    <style:style style:name="P110" style:family="paragraph" style:parent-style-name="Table_20_Contents">
      <style:paragraph-properties fo:text-align="center" style:justify-single-word="false"/>
      <style:text-properties officeooo:rsid="0031a713" officeooo:paragraph-rsid="00354b83"/>
    </style:style>
    <style:style style:name="P111" style:family="paragraph" style:parent-style-name="Table_20_Contents">
      <style:text-properties officeooo:rsid="0031a713" officeooo:paragraph-rsid="00354b83"/>
    </style:style>
    <style:style style:name="P112" style:family="paragraph" style:parent-style-name="Table_20_Contents">
      <style:paragraph-properties fo:text-align="center" style:justify-single-word="false"/>
      <style:text-properties officeooo:rsid="00322a33" officeooo:paragraph-rsid="00322a33"/>
    </style:style>
    <style:style style:name="P113" style:family="paragraph" style:parent-style-name="Table_20_Contents">
      <style:paragraph-properties fo:text-align="center" style:justify-single-word="false"/>
      <style:text-properties officeooo:rsid="00322a33" officeooo:paragraph-rsid="00354b83"/>
    </style:style>
    <style:style style:name="P114" style:family="paragraph" style:parent-style-name="Table_20_Contents">
      <style:paragraph-properties fo:text-align="center" style:justify-single-word="false"/>
      <style:text-properties officeooo:rsid="0034a3b9" officeooo:paragraph-rsid="00354b83"/>
    </style:style>
    <style:style style:name="P115" style:family="paragraph" style:parent-style-name="Table_20_Contents">
      <style:text-properties officeooo:rsid="0034a3b9" officeooo:paragraph-rsid="00354b83"/>
    </style:style>
    <style:style style:name="P116" style:family="paragraph" style:parent-style-name="Table_20_Contents">
      <style:text-properties officeooo:rsid="00354b83" officeooo:paragraph-rsid="00354b83"/>
    </style:style>
    <style:style style:name="P117" style:family="paragraph" style:parent-style-name="Standard">
      <style:text-properties officeooo:paragraph-rsid="004c442c"/>
    </style:style>
    <style:style style:name="P118" style:family="paragraph" style:parent-style-name="Table_20_Contents">
      <style:text-properties officeooo:paragraph-rsid="004c442c"/>
    </style:style>
    <style:style style:name="P119" style:family="paragraph" style:parent-style-name="Standard">
      <style:text-properties officeooo:rsid="003ae5b0" officeooo:paragraph-rsid="003ae5b0"/>
    </style:style>
    <style:style style:name="P120" style:family="paragraph" style:parent-style-name="Standard">
      <style:text-properties officeooo:rsid="003fa9b1" officeooo:paragraph-rsid="004c442c"/>
    </style:style>
    <style:style style:name="P121" style:family="paragraph" style:parent-style-name="Standard">
      <style:text-properties officeooo:rsid="00411d04" officeooo:paragraph-rsid="00411d04"/>
    </style:style>
    <style:style style:name="P122" style:family="paragraph" style:parent-style-name="Standard">
      <style:text-properties officeooo:rsid="00411d04" officeooo:paragraph-rsid="004c442c"/>
    </style:style>
    <style:style style:name="P123" style:family="paragraph" style:parent-style-name="Standard">
      <style:text-properties officeooo:rsid="0044f4eb" officeooo:paragraph-rsid="004c442c"/>
    </style:style>
    <style:style style:name="P124" style:family="paragraph" style:parent-style-name="Standard">
      <style:text-properties officeooo:rsid="004ac9f4" officeooo:paragraph-rsid="004c442c"/>
    </style:style>
    <style:style style:name="P125" style:family="paragraph" style:parent-style-name="Standard">
      <style:text-properties officeooo:rsid="003d2ac9" officeooo:paragraph-rsid="003d2ac9"/>
    </style:style>
    <style:style style:name="P126" style:family="paragraph" style:parent-style-name="Standard">
      <style:text-properties officeooo:rsid="00400c09" officeooo:paragraph-rsid="004c442c"/>
    </style:style>
    <style:style style:name="P127" style:family="paragraph" style:parent-style-name="Table_20_Contents">
      <style:text-properties officeooo:rsid="00400c09" officeooo:paragraph-rsid="004c442c"/>
    </style:style>
    <style:style style:name="P128" style:family="paragraph" style:parent-style-name="Table_20_Contents">
      <style:paragraph-properties fo:text-align="center" style:justify-single-word="false"/>
      <style:text-properties officeooo:rsid="00400c09" officeooo:paragraph-rsid="004c442c"/>
    </style:style>
    <style:style style:name="P129" style:family="paragraph" style:parent-style-name="Table_20_Contents">
      <style:paragraph-properties fo:text-align="center" style:justify-single-word="false"/>
      <style:text-properties officeooo:rsid="00416bc3" officeooo:paragraph-rsid="004c442c"/>
    </style:style>
    <style:style style:name="P130" style:family="paragraph" style:parent-style-name="Standard">
      <style:text-properties officeooo:rsid="0044c037" officeooo:paragraph-rsid="004c442c"/>
    </style:style>
    <style:style style:name="P131" style:family="paragraph" style:parent-style-name="Standard">
      <style:text-properties officeooo:paragraph-rsid="000cbe13"/>
    </style:style>
    <style:style style:name="P132" style:family="paragraph" style:parent-style-name="Standard">
      <style:text-properties officeooo:rsid="004debf3" officeooo:paragraph-rsid="004debf3"/>
    </style:style>
    <style:style style:name="P133" style:family="paragraph" style:parent-style-name="Standard">
      <style:text-properties officeooo:rsid="004eb913" officeooo:paragraph-rsid="004eb913"/>
    </style:style>
    <style:style style:name="P134" style:family="paragraph" style:parent-style-name="Standard">
      <style:text-properties officeooo:rsid="004ee27d" officeooo:paragraph-rsid="004ee27d"/>
    </style:style>
    <style:style style:name="P135" style:family="paragraph" style:parent-style-name="Standard">
      <style:text-properties officeooo:rsid="004f8fcf" officeooo:paragraph-rsid="004f8fcf"/>
    </style:style>
    <style:style style:name="P136" style:family="paragraph" style:parent-style-name="Standard">
      <style:text-properties officeooo:rsid="0052f433" officeooo:paragraph-rsid="0052f433"/>
    </style:style>
    <style:style style:name="P137" style:family="paragraph" style:parent-style-name="Table_20_Contents">
      <style:paragraph-properties fo:text-align="center" style:justify-single-word="false"/>
      <style:text-properties officeooo:rsid="00431fc2" officeooo:paragraph-rsid="004c442c"/>
    </style:style>
    <style:style style:name="P138" style:family="paragraph" style:parent-style-name="Heading_20_1" style:master-page-name="First_20_Page">
      <style:paragraph-properties style:page-number="auto"/>
    </style:style>
    <style:style style:name="P139" style:family="paragraph" style:parent-style-name="Heading_20_1">
      <style:text-properties officeooo:paragraph-rsid="000af98e"/>
    </style:style>
    <style:style style:name="P140" style:family="paragraph" style:parent-style-name="Heading_20_1" style:master-page-name="Standard">
      <style:paragraph-properties style:page-number="auto"/>
    </style:style>
    <style:style style:name="P141" style:family="paragraph" style:parent-style-name="Heading_20_1">
      <style:text-properties officeooo:paragraph-rsid="004c442c"/>
    </style:style>
    <style:style style:name="P142" style:family="paragraph" style:parent-style-name="Heading_20_2">
      <style:text-properties officeooo:rsid="000af98e" officeooo:paragraph-rsid="000af98e"/>
    </style:style>
    <style:style style:name="P143" style:family="paragraph" style:parent-style-name="Heading_20_2" style:master-page-name="Standard">
      <style:paragraph-properties style:page-number="auto"/>
      <style:text-properties officeooo:rsid="000af98e" officeooo:paragraph-rsid="000af98e"/>
    </style:style>
    <style:style style:name="P144" style:family="paragraph" style:parent-style-name="Heading_20_2">
      <style:text-properties officeooo:rsid="00411d04" officeooo:paragraph-rsid="00411d04"/>
    </style:style>
    <style:style style:name="P145" style:family="paragraph" style:parent-style-name="Heading_20_2">
      <style:text-properties officeooo:rsid="003ae5b0" officeooo:paragraph-rsid="003ae5b0"/>
    </style:style>
    <style:style style:name="P146" style:family="paragraph" style:parent-style-name="Heading_20_2">
      <style:text-properties officeooo:rsid="00471cce" officeooo:paragraph-rsid="00471cce"/>
    </style:style>
    <style:style style:name="P147" style:family="paragraph" style:parent-style-name="Heading_20_2">
      <style:text-properties officeooo:rsid="003fa9b1" officeooo:paragraph-rsid="004c442c"/>
    </style:style>
    <style:style style:name="P148" style:family="paragraph" style:parent-style-name="Heading_20_2">
      <style:text-properties officeooo:rsid="004ac9f4" officeooo:paragraph-rsid="004c442c"/>
    </style:style>
    <style:style style:name="P149" style:family="paragraph" style:parent-style-name="Heading_20_2">
      <style:text-properties officeooo:rsid="0044f4eb" officeooo:paragraph-rsid="004c442c"/>
    </style:style>
    <style:style style:name="P150" style:family="paragraph" style:parent-style-name="Standard" style:list-style-name="L1">
      <style:text-properties officeooo:rsid="000a7fa1" officeooo:paragraph-rsid="000a7fa1"/>
    </style:style>
    <style:style style:name="P151" style:family="paragraph" style:parent-style-name="Standard" style:list-style-name="L2">
      <style:text-properties officeooo:paragraph-rsid="000af98e"/>
    </style:style>
    <style:style style:name="P152" style:family="paragraph" style:parent-style-name="Standard" style:list-style-name="L2">
      <style:text-properties officeooo:rsid="000af98e" officeooo:paragraph-rsid="000af98e"/>
    </style:style>
    <style:style style:name="P153" style:family="paragraph" style:parent-style-name="Standard" style:master-page-name="Landscape">
      <style:paragraph-properties style:page-number="auto"/>
      <style:text-properties officeooo:rsid="001298a4" officeooo:paragraph-rsid="001298a4"/>
    </style:style>
    <style:style style:name="P154" style:family="paragraph" style:parent-style-name="Standard" style:master-page-name="Landscape">
      <style:paragraph-properties style:page-number="auto"/>
      <style:text-properties officeooo:rsid="001298a4" officeooo:paragraph-rsid="00290655"/>
    </style:style>
    <style:style style:name="P155" style:family="paragraph" style:parent-style-name="Standard" style:list-style-name="L3">
      <style:text-properties officeooo:rsid="00411d04" officeooo:paragraph-rsid="00411d04"/>
    </style:style>
    <style:style style:name="P156" style:family="paragraph" style:parent-style-name="Standard" style:list-style-name="L3">
      <style:text-properties style:use-window-font-color="true" loext:opacity="0%" style:font-name="Times New Roman1" fo:font-size="12pt" fo:language="en" fo:country="US" officeooo:rsid="00411d04" officeooo:paragraph-rsid="00411d04" style:font-name-asian="Times New Roman1" style:font-size-asian="12pt" style:font-name-complex="Times New Roman1" style:font-size-complex="12pt" style:language-complex="ar" style:country-complex="SA"/>
    </style:style>
    <style:style style:name="P157" style:family="paragraph" style:parent-style-name="Standard">
      <style:text-properties style:use-window-font-color="true" loext:opacity="0%" style:font-name="Times New Roman1" fo:font-size="12pt" fo:language="en" fo:country="US" officeooo:rsid="004a8aaa" officeooo:paragraph-rsid="004a8aaa" style:font-name-asian="Times New Roman1" style:font-size-asian="12pt" style:font-name-complex="Times New Roman1" style:font-size-complex="12pt" style:language-complex="ar" style:country-complex="SA"/>
    </style:style>
    <style:style style:name="P158" style:family="paragraph" style:parent-style-name="Standard" style:list-style-name="L4">
      <style:text-properties style:use-window-font-color="true" loext:opacity="0%" style:font-name="Times New Roman1" fo:font-size="12pt" fo:language="en" fo:country="US" officeooo:rsid="004f8fcf" officeooo:paragraph-rsid="004f8fcf" style:font-name-asian="Times New Roman1" style:font-size-asian="12pt" style:font-name-complex="Times New Roman1" style:font-size-complex="12pt" style:language-complex="ar" style:country-complex="SA"/>
    </style:style>
    <style:style style:name="P159" style:family="paragraph" style:parent-style-name="Standard" style:list-style-name="L5">
      <style:text-properties style:use-window-font-color="true" loext:opacity="0%" style:font-name="Times New Roman1" fo:font-size="12pt" fo:language="en" fo:country="US" officeooo:rsid="004eb913" officeooo:paragraph-rsid="004eb913" style:font-name-asian="Times New Roman1" style:font-size-asian="12pt" style:font-name-complex="Times New Roman1" style:font-size-complex="12pt" style:language-complex="ar" style:country-complex="SA"/>
    </style:style>
    <style:style style:name="P160" style:family="paragraph" style:parent-style-name="Standard" style:list-style-name="L6">
      <style:text-properties style:use-window-font-color="true" loext:opacity="0%" style:font-name="Times New Roman1" fo:font-size="12pt" fo:language="en" fo:country="US" officeooo:rsid="004eb913" officeooo:paragraph-rsid="004ee27d" style:font-name-asian="Times New Roman1" style:font-size-asian="12pt" style:font-name-complex="Times New Roman1" style:font-size-complex="12pt" style:language-complex="ar" style:country-complex="SA"/>
    </style:style>
    <style:style style:name="P161" style:family="paragraph" style:parent-style-name="Standard">
      <style:text-properties style:use-window-font-color="true" loext:opacity="0%" style:font-name="Times New Roman1" fo:font-size="12pt" fo:language="en" fo:country="US" officeooo:rsid="0044f4eb" officeooo:paragraph-rsid="004c442c" style:font-name-asian="Times New Roman1" style:font-size-asian="12pt" style:font-name-complex="Times New Roman1" style:font-size-complex="12pt" style:language-complex="ar" style:country-complex="SA"/>
    </style:style>
    <style:style style:name="P162" style:family="paragraph" style:parent-style-name="Standard" style:list-style-name="L7">
      <style:text-properties officeooo:rsid="003b2b1e" officeooo:paragraph-rsid="004ee27d"/>
    </style:style>
    <style:style style:name="P163" style:family="paragraph" style:parent-style-name="Standard" style:list-style-name="L7">
      <style:text-properties officeooo:rsid="003b2b1e" officeooo:paragraph-rsid="003b2b1e"/>
    </style:style>
    <style:style style:name="P164" style:family="paragraph" style:parent-style-name="Standard" style:list-style-name="L7">
      <style:text-properties officeooo:rsid="003d2ac9" officeooo:paragraph-rsid="003d2ac9"/>
    </style:style>
    <style:style style:name="P165" style:family="paragraph" style:parent-style-name="Standard" style:list-style-name="L8">
      <style:text-properties officeooo:rsid="00416bc3" officeooo:paragraph-rsid="004c442c"/>
    </style:style>
    <style:style style:name="P166" style:family="paragraph" style:parent-style-name="Table_20_Contents">
      <style:paragraph-properties fo:text-align="center" style:justify-single-word="false"/>
      <style:text-properties officeooo:paragraph-rsid="001d4e53"/>
    </style:style>
    <style:style style:name="P167" style:family="paragraph" style:parent-style-name="Table_20_Contents">
      <style:paragraph-properties fo:text-align="center" style:justify-single-word="false"/>
      <style:text-properties officeooo:rsid="002c7425" officeooo:paragraph-rsid="00290655"/>
    </style:style>
    <style:style style:name="P168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P169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officeooo:rsid="000eb91b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888d" style:font-size-asian="8pt" style:font-size-complex="8pt"/>
    </style:style>
    <style:style style:name="T5" style:family="text">
      <style:text-properties fo:font-size="8pt" officeooo:rsid="002091d6" style:font-size-asian="8pt" style:font-size-complex="8pt"/>
    </style:style>
    <style:style style:name="T6" style:family="text">
      <style:text-properties officeooo:rsid="0007188e"/>
    </style:style>
    <style:style style:name="T7" style:family="text">
      <style:text-properties officeooo:rsid="0006c39f"/>
    </style:style>
    <style:style style:name="T8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9" style:family="text">
      <style:text-properties style:use-window-font-color="true" loext:opacity="0%" style:font-name="Times New Roman1" fo:font-size="12pt" fo:language="en" fo:country="US" officeooo:rsid="000af98e" style:font-name-asian="Times New Roman1" style:font-size-asian="12pt" style:font-name-complex="Times New Roman1" style:font-size-complex="12pt" style:language-complex="ar" style:country-complex="SA"/>
    </style:style>
    <style:style style:name="T10" style:family="text">
      <style:text-properties style:use-window-font-color="true" loext:opacity="0%" style:font-name="Times New Roman1" fo:font-size="12pt" fo:language="en" fo:country="US" officeooo:rsid="00146133" style:font-name-asian="Times New Roman1" style:font-size-asian="12pt" style:font-name-complex="Times New Roman1" style:font-size-complex="12pt" style:language-complex="ar" style:country-complex="SA"/>
    </style:style>
    <style:style style:name="T11" style:family="text">
      <style:text-properties style:use-window-font-color="true" loext:opacity="0%" style:font-name="Times New Roman1" fo:font-size="12pt" fo:language="en" fo:country="US" officeooo:rsid="001564b9" style:font-name-asian="Times New Roman1" style:font-size-asian="12pt" style:font-name-complex="Times New Roman1" style:font-size-complex="12pt" style:language-complex="ar" style:country-complex="SA"/>
    </style:style>
    <style:style style:name="T12" style:family="text">
      <style:text-properties style:use-window-font-color="true" loext:opacity="0%" style:font-name="Times New Roman1" fo:font-size="12pt" fo:language="en" fo:country="US" officeooo:rsid="00290655" style:font-name-asian="Times New Roman1" style:font-size-asian="12pt" style:font-name-complex="Times New Roman1" style:font-size-complex="12pt" style:language-complex="ar" style:country-complex="SA"/>
    </style:style>
    <style:style style:name="T13" style:family="text">
      <style:text-properties style:use-window-font-color="true" loext:opacity="0%" style:font-name="Times New Roman1" fo:font-size="12pt" fo:language="en" fo:country="US" officeooo:rsid="00354b83" style:font-name-asian="Times New Roman1" style:font-size-asian="12pt" style:font-name-complex="Times New Roman1" style:font-size-complex="12pt" style:language-complex="ar" style:country-complex="SA"/>
    </style:style>
    <style:style style:name="T14" style:family="text">
      <style:text-properties style:use-window-font-color="true" loext:opacity="0%" style:font-name="Times New Roman1" fo:font-size="12pt" fo:language="en" fo:country="US" officeooo:rsid="003b2b1e" style:font-name-asian="Times New Roman1" style:font-size-asian="12pt" style:font-name-complex="Times New Roman1" style:font-size-complex="12pt" style:language-complex="ar" style:country-complex="SA"/>
    </style:style>
    <style:style style:name="T15" style:family="text">
      <style:text-properties style:use-window-font-color="true" loext:opacity="0%" style:font-name="Times New Roman1" fo:font-size="12pt" fo:language="en" fo:country="US" officeooo:rsid="00416bc3" style:font-name-asian="Times New Roman1" style:font-size-asian="12pt" style:font-name-complex="Times New Roman1" style:font-size-complex="12pt" style:language-complex="ar" style:country-complex="SA"/>
    </style:style>
    <style:style style:name="T16" style:family="text">
      <style:text-properties style:use-window-font-color="true" loext:opacity="0%" style:font-name="Times New Roman1" fo:font-size="12pt" fo:language="en" fo:country="US" officeooo:rsid="0044f4eb" style:font-name-asian="Times New Roman1" style:font-size-asian="12pt" style:font-name-complex="Times New Roman1" style:font-size-complex="12pt" style:language-complex="ar" style:country-complex="SA"/>
    </style:style>
    <style:style style:name="T17" style:family="text">
      <style:text-properties style:use-window-font-color="true" loext:opacity="0%" style:font-name="Times New Roman1" fo:font-size="12pt" fo:language="en" fo:country="US" officeooo:rsid="000cbe13" style:font-name-asian="Times New Roman1" style:font-size-asian="12pt" style:font-name-complex="Times New Roman1" style:font-size-complex="12pt" style:language-complex="ar" style:country-complex="SA"/>
    </style:style>
    <style:style style:name="T18" style:family="text">
      <style:text-properties style:use-window-font-color="true" loext:opacity="0%" style:font-name="Times New Roman1" fo:font-size="12pt" fo:language="en" fo:country="US" officeooo:rsid="004eb561" style:font-name-asian="Times New Roman1" style:font-size-asian="12pt" style:font-name-complex="Times New Roman1" style:font-size-complex="12pt" style:language-complex="ar" style:country-complex="SA"/>
    </style:style>
    <style:style style:name="T19" style:family="text">
      <style:text-properties style:use-window-font-color="true" loext:opacity="0%" style:font-name="Times New Roman1" fo:font-size="12pt" fo:language="en" fo:country="US" officeooo:rsid="004ee27d" style:font-name-asian="Times New Roman1" style:font-size-asian="12pt" style:font-name-complex="Times New Roman1" style:font-size-complex="12pt" style:language-complex="ar" style:country-complex="SA"/>
    </style:style>
    <style:style style:name="T20" style:family="text">
      <style:text-properties style:use-window-font-color="true" loext:opacity="0%" style:font-name="Times New Roman1" fo:font-size="12pt" fo:language="en" fo:country="US" officeooo:rsid="004f8fcf" style:font-name-asian="Times New Roman1" style:font-size-asian="12pt" style:font-name-complex="Times New Roman1" style:font-size-complex="12pt" style:language-complex="ar" style:country-complex="SA"/>
    </style:style>
    <style:style style:name="T21" style:family="text">
      <style:text-properties style:use-window-font-color="true" loext:opacity="0%" style:font-name="Times New Roman1" fo:font-size="12pt" fo:language="en" fo:country="US" officeooo:rsid="00512a95" style:font-name-asian="Times New Roman1" style:font-size-asian="12pt" style:font-name-complex="Times New Roman1" style:font-size-complex="12pt" style:language-complex="ar" style:country-complex="SA"/>
    </style:style>
    <style:style style:name="T22" style:family="text">
      <style:text-properties style:use-window-font-color="true" loext:opacity="0%" style:font-name="Times New Roman1" fo:font-size="12pt" fo:language="en" fo:country="US" officeooo:rsid="005708b7" style:font-name-asian="Times New Roman1" style:font-size-asian="12pt" style:font-name-complex="Times New Roman1" style:font-size-complex="12pt" style:language-complex="ar" style:country-complex="SA"/>
    </style:style>
    <style:style style:name="T23" style:family="text">
      <style:text-properties style:use-window-font-color="true" loext:opacity="0%" style:font-name="Times New Roman1" fo:font-size="12pt" fo:language="en" fo:country="US" officeooo:rsid="0058197a" style:font-name-asian="Times New Roman1" style:font-size-asian="12pt" style:font-name-complex="Times New Roman1" style:font-size-complex="12pt" style:language-complex="ar" style:country-complex="SA"/>
    </style:style>
    <style:style style:name="T24" style:family="text">
      <style:text-properties style:use-window-font-color="true" loext:opacity="0%" style:font-name="Times New Roman1" fo:font-size="12pt" fo:language="en" fo:country="US" officeooo:rsid="005bf6b9" style:font-name-asian="Times New Roman1" style:font-size-asian="12pt" style:font-name-complex="Times New Roman1" style:font-size-complex="12pt" style:language-complex="ar" style:country-complex="SA"/>
    </style:style>
    <style:style style:name="T25" style:family="text">
      <style:text-properties officeooo:rsid="000af98e"/>
    </style:style>
    <style:style style:name="T26" style:family="text">
      <style:text-properties officeooo:rsid="000b8b96"/>
    </style:style>
    <style:style style:name="T27" style:family="text">
      <style:text-properties officeooo:rsid="000cbe13"/>
    </style:style>
    <style:style style:name="T28" style:family="text">
      <style:text-properties officeooo:rsid="00111c06"/>
    </style:style>
    <style:style style:name="T29" style:family="text">
      <style:text-properties officeooo:rsid="001298a4"/>
    </style:style>
    <style:style style:name="T30" style:family="text">
      <style:text-properties officeooo:rsid="00146133"/>
    </style:style>
    <style:style style:name="T31" style:family="text">
      <style:text-properties officeooo:rsid="001564b9"/>
    </style:style>
    <style:style style:name="T32" style:family="text">
      <style:text-properties officeooo:rsid="0017432c"/>
    </style:style>
    <style:style style:name="T33" style:family="text">
      <style:text-properties officeooo:rsid="0018898c"/>
    </style:style>
    <style:style style:name="T34" style:family="text">
      <style:text-properties officeooo:rsid="001a9b5c"/>
    </style:style>
    <style:style style:name="T35" style:family="text">
      <style:text-properties officeooo:rsid="002026a4"/>
    </style:style>
    <style:style style:name="T36" style:family="text">
      <style:text-properties officeooo:rsid="0020c867"/>
    </style:style>
    <style:style style:name="T37" style:family="text">
      <style:text-properties officeooo:rsid="002205e9"/>
    </style:style>
    <style:style style:name="T38" style:family="text">
      <style:text-properties officeooo:rsid="0026efb3"/>
    </style:style>
    <style:style style:name="T39" style:family="text">
      <style:text-properties officeooo:rsid="00290655"/>
    </style:style>
    <style:style style:name="T40" style:family="text">
      <style:text-properties officeooo:rsid="0029f951"/>
    </style:style>
    <style:style style:name="T41" style:family="text">
      <style:text-properties officeooo:rsid="002c7425"/>
    </style:style>
    <style:style style:name="T42" style:family="text">
      <style:text-properties officeooo:rsid="002e1651"/>
    </style:style>
    <style:style style:name="T43" style:family="text">
      <style:text-properties officeooo:rsid="002ff426"/>
    </style:style>
    <style:style style:name="T44" style:family="text">
      <style:text-properties officeooo:rsid="0031a713"/>
    </style:style>
    <style:style style:name="T45" style:family="text">
      <style:text-properties officeooo:rsid="00322a33"/>
    </style:style>
    <style:style style:name="T46" style:family="text">
      <style:text-properties officeooo:rsid="0034a3b9"/>
    </style:style>
    <style:style style:name="T47" style:family="text">
      <style:text-properties officeooo:rsid="00354b83"/>
    </style:style>
    <style:style style:name="T48" style:family="text">
      <style:text-properties officeooo:rsid="00389df7"/>
    </style:style>
    <style:style style:name="T49" style:family="text">
      <style:text-properties officeooo:rsid="003ae5b0"/>
    </style:style>
    <style:style style:name="T50" style:family="text">
      <style:text-properties officeooo:rsid="003b2b1e"/>
    </style:style>
    <style:style style:name="T51" style:family="text">
      <style:text-properties officeooo:rsid="003d2ac9"/>
    </style:style>
    <style:style style:name="T52" style:family="text">
      <style:text-properties officeooo:rsid="00400c09"/>
    </style:style>
    <style:style style:name="T53" style:family="text">
      <style:text-properties style:font-name="Times New Roman1"/>
    </style:style>
    <style:style style:name="T54" style:family="text">
      <style:text-properties officeooo:rsid="00416bc3"/>
    </style:style>
    <style:style style:name="T55" style:family="text">
      <style:text-properties officeooo:rsid="0044f4eb"/>
    </style:style>
    <style:style style:name="T56" style:family="text">
      <style:text-properties officeooo:rsid="00468326"/>
    </style:style>
    <style:style style:name="T57" style:family="text">
      <style:text-properties officeooo:rsid="004debf3"/>
    </style:style>
    <style:style style:name="T58" style:family="text">
      <style:text-properties officeooo:rsid="004eb561"/>
    </style:style>
    <style:style style:name="T59" style:family="text">
      <style:text-properties officeooo:rsid="004ee27d"/>
    </style:style>
    <style:style style:name="T60" style:family="text">
      <style:text-properties officeooo:rsid="004f8fcf"/>
    </style:style>
    <style:style style:name="T61" style:family="text">
      <style:text-properties officeooo:rsid="005509c3"/>
    </style:style>
    <style:style style:name="T62" style:family="text">
      <style:text-properties officeooo:rsid="0055d2d6"/>
    </style:style>
    <style:style style:name="T63" style:family="text">
      <style:text-properties officeooo:rsid="005708b7"/>
    </style:style>
    <style:style style:name="T64" style:family="text">
      <style:text-properties officeooo:rsid="00593559"/>
    </style:style>
    <style:style style:name="T65" style:family="text">
      <style:text-properties officeooo:rsid="005e5b6b"/>
    </style:style>
    <style:style style:name="T66" style:family="text">
      <style:text-properties style:font-name="Times New Roman" fo:font-size="1pt" style:font-name-asian="Times New Roman"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style:writing-mode="lr-tb" loext:decorative="false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1171774842640" text:id="ct101171774842640">
          <text:insertion>
            <office:change-info>
              <dc:creator>Stuart Baker</dc:creator>
              <dc:date>2024-08-15T19:35:23</dc:date>
            </office:change-info>
          </text:insertion>
        </text:changed-region>
        <text:changed-region xml:id="ct101171772056960" text:id="ct101171772056960">
          <text:insertion>
            <office:change-info>
              <dc:creator>Stuart Baker</dc:creator>
              <dc:date>2024-08-15T19:36:40</dc:date>
            </office:change-info>
          </text:insertion>
        </text:changed-region>
        <text:changed-region xml:id="ct101171775520448" text:id="ct101171775520448">
          <text:insertion>
            <office:change-info>
              <dc:creator>Stuart Baker</dc:creator>
              <dc:date>2024-08-15T19:37:43</dc:date>
            </office:change-info>
          </text:insertion>
        </text:changed-region>
        <text:changed-region xml:id="ct101171775520816" text:id="ct101171775520816">
          <text:insertion>
            <office:change-info>
              <dc:creator>Stuart Baker</dc:creator>
              <dc:date>2024-08-15T19:38:53</dc:date>
            </office:change-info>
          </text:insertion>
        </text:changed-region>
        <text:changed-region xml:id="ct101171775524960" text:id="ct101171775524960">
          <text:insertion>
            <office:change-info>
              <dc:creator>Stuart Baker</dc:creator>
              <dc:date>2024-08-15T19:39:26</dc:date>
            </office:change-info>
          </text:insertion>
        </text:changed-region>
        <text:changed-region xml:id="ct101171775534576" text:id="ct101171775534576">
          <text:insertion>
            <office:change-info>
              <dc:creator>Stuart Baker</dc:creator>
              <dc:date>2024-08-15T19:42:29</dc:date>
            </office:change-info>
          </text:insertion>
        </text:changed-region>
        <text:changed-region xml:id="ct101171775536272" text:id="ct101171775536272">
          <text:insertion>
            <office:change-info>
              <dc:creator>Stuart Baker</dc:creator>
              <dc:date>2024-08-15T19:43:30</dc:date>
            </office:change-info>
          </text:insertion>
        </text:changed-region>
        <text:changed-region xml:id="ct101171775379776" text:id="ct101171775379776">
          <text:insertion>
            <office:change-info>
              <dc:creator>Stuart Baker</dc:creator>
              <dc:date>2024-08-15T19:40:44</dc:date>
            </office:change-info>
          </text:insertion>
        </text:changed-region>
        <text:changed-region xml:id="ct101171775548192" text:id="ct101171775548192">
          <text:insertion>
            <office:change-info>
              <dc:creator>Stuart Baker</dc:creator>
              <dc:date>2024-08-15T19:51:37</dc:date>
            </office:change-info>
          </text:insertion>
        </text:changed-region>
        <text:changed-region xml:id="ct101171775548896" text:id="ct101171775548896">
          <text:insertion>
            <office:change-info>
              <dc:creator>Stuart Baker</dc:creator>
              <dc:date>2024-08-15T19:52:40</dc:date>
            </office:change-info>
          </text:insertion>
        </text:changed-region>
        <text:changed-region xml:id="ct101171775551744" text:id="ct101171775551744">
          <text:insertion>
            <office:change-info>
              <dc:creator>Stuart Baker</dc:creator>
              <dc:date>2024-08-18T09:46:17</dc:date>
            </office:change-info>
          </text:insertion>
        </text:changed-region>
        <text:changed-region xml:id="ct101171775553600" text:id="ct101171775553600">
          <text:insertion>
            <office:change-info>
              <dc:creator>Stuart Baker</dc:creator>
              <dc:date>2024-08-18T09:47:18</dc:date>
            </office:change-info>
          </text:insertion>
        </text:changed-region>
        <text:changed-region xml:id="ct101171775567664" text:id="ct101171775567664">
          <text:insertion>
            <office:change-info>
              <dc:creator>Stuart Baker</dc:creator>
              <dc:date>2024-08-15T19:47:50</dc:date>
            </office:change-info>
          </text:insertion>
        </text:changed-region>
        <text:changed-region xml:id="ct101171775565520" text:id="ct101171775565520">
          <text:insertion>
            <office:change-info>
              <dc:creator>Stuart Baker</dc:creator>
              <dc:date>2024-08-15T19:48:51</dc:date>
            </office:change-info>
          </text:insertion>
        </text:changed-region>
        <text:changed-region xml:id="ct101171775582240" text:id="ct101171775582240">
          <text:insertion>
            <office:change-info>
              <dc:creator>Stuart Baker</dc:creator>
              <dc:date>2024-08-15T19:49:55</dc:date>
            </office:change-info>
          </text:insertion>
        </text:changed-region>
        <text:changed-region xml:id="ct101171775587632" text:id="ct101171775587632">
          <text:insertion>
            <office:change-info>
              <dc:creator>Stuart Baker</dc:creator>
              <dc:date>2024-08-15T20:14:04</dc:date>
            </office:change-info>
          </text:insertion>
        </text:changed-region>
        <text:changed-region xml:id="ct101171775597120" text:id="ct101171775597120">
          <text:insertion>
            <office:change-info>
              <dc:creator>Stuart Baker</dc:creator>
              <dc:date>2024-08-16T09:32:01</dc:date>
            </office:change-info>
          </text:insertion>
        </text:changed-region>
        <text:changed-region xml:id="ct101171775597408" text:id="ct101171775597408">
          <text:insertion>
            <office:change-info>
              <dc:creator>Stuart Baker</dc:creator>
              <dc:date>2024-08-16T09:33:51</dc:date>
            </office:change-info>
          </text:insertion>
        </text:changed-region>
        <text:changed-region xml:id="ct101171775604032" text:id="ct101171775604032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605600" text:id="ct101171775605600">
          <text:insertion>
            <office:change-info>
              <dc:creator>Stuart Baker</dc:creator>
              <dc:date>2024-08-17T10:04:56</dc:date>
            </office:change-info>
          </text:insertion>
        </text:changed-region>
        <text:changed-region xml:id="ct101171774860880" text:id="ct101171774860880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349168" text:id="ct101171775349168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578000" text:id="ct101171775578000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548480" text:id="ct101171775548480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553040" text:id="ct101171775553040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4907568" text:id="ct101171774907568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586576" text:id="ct10117177558657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590000" text:id="ct101171775590000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586960" text:id="ct101171775586960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579904" text:id="ct101171775579904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523408" text:id="ct101171775523408">
          <text:insertion>
            <office:change-info>
              <dc:creator>Stuart Baker</dc:creator>
              <dc:date>2024-08-18T09:24:39</dc:date>
            </office:change-info>
          </text:insertion>
        </text:changed-region>
        <text:changed-region xml:id="ct101171775605040" text:id="ct101171775605040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528368" text:id="ct101171775528368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556672" text:id="ct101171775556672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557600" text:id="ct101171775557600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608432" text:id="ct101171775608432">
          <text:insertion>
            <office:change-info>
              <dc:creator>Stuart Baker</dc:creator>
              <dc:date>2024-08-18T00:57:55</dc:date>
            </office:change-info>
          </text:insertion>
        </text:changed-region>
        <text:changed-region xml:id="ct101171775610864" text:id="ct101171775610864">
          <text:insertion>
            <office:change-info>
              <dc:creator>Stuart Baker</dc:creator>
              <dc:date>2024-08-18T00:57:55</dc:date>
            </office:change-info>
          </text:insertion>
        </text:changed-region>
        <text:changed-region xml:id="ct101171775612544" text:id="ct101171775612544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613616" text:id="ct10117177561361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614880" text:id="ct101171775614880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615984" text:id="ct101171775615984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617296" text:id="ct101171775617296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618400" text:id="ct101171775618400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619664" text:id="ct101171775619664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7928192" text:id="ct101171777928192">
          <text:insertion>
            <office:change-info>
              <dc:creator>Stuart Baker</dc:creator>
              <dc:date>2024-08-18T12:15:15</dc:date>
            </office:change-info>
          </text:insertion>
        </text:changed-region>
        <text:changed-region xml:id="ct101171775622208" text:id="ct101171775622208">
          <text:insertion>
            <office:change-info>
              <dc:creator>Stuart Baker</dc:creator>
              <dc:date>2024-08-18T01:32:00</dc:date>
            </office:change-info>
          </text:insertion>
        </text:changed-region>
        <text:changed-region xml:id="ct101171774841232" text:id="ct101171774841232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831483072" text:id="ct101171831483072">
          <text:insertion>
            <office:change-info>
              <dc:creator>Stuart Baker</dc:creator>
              <dc:date>2024-08-18T12:15:18</dc:date>
            </office:change-info>
          </text:insertion>
        </text:changed-region>
        <text:changed-region xml:id="ct101171775624384" text:id="ct101171775624384">
          <text:insertion>
            <office:change-info>
              <dc:creator>Stuart Baker</dc:creator>
              <dc:date>2024-08-18T01:32:04</dc:date>
            </office:change-info>
          </text:insertion>
        </text:changed-region>
        <text:changed-region xml:id="ct101171775348560" text:id="ct101171775348560">
          <text:insertion>
            <office:change-info>
              <dc:creator>Stuart Baker</dc:creator>
              <dc:date>2024-08-17T10:03:29</dc:date>
            </office:change-info>
          </text:insertion>
        </text:changed-region>
        <text:changed-region xml:id="ct101171775590416" text:id="ct101171775590416">
          <text:insertion>
            <office:change-info>
              <dc:creator>Stuart Baker</dc:creator>
              <dc:date>2024-08-18T01:32:13</dc:date>
            </office:change-info>
          </text:insertion>
        </text:changed-region>
        <text:changed-region xml:id="ct101171836988560" text:id="ct101171836988560">
          <text:insertion>
            <office:change-info>
              <dc:creator>Stuart Baker</dc:creator>
              <dc:date>2024-08-18T12:15:20</dc:date>
            </office:change-info>
          </text:insertion>
        </text:changed-region>
        <text:changed-region xml:id="ct101171775626000" text:id="ct101171775626000">
          <text:insertion>
            <office:change-info>
              <dc:creator>Stuart Baker</dc:creator>
              <dc:date>2024-08-18T01:32:16</dc:date>
            </office:change-info>
          </text:insertion>
        </text:changed-region>
        <text:changed-region xml:id="ct101171775628288" text:id="ct101171775628288">
          <text:insertion>
            <office:change-info>
              <dc:creator>Stuart Baker</dc:creator>
              <dc:date>2024-08-17T10:06:13</dc:date>
            </office:change-info>
          </text:insertion>
        </text:changed-region>
        <text:changed-region xml:id="ct101171775630672" text:id="ct101171775630672">
          <text:insertion>
            <office:change-info>
              <dc:creator>Stuart Baker</dc:creator>
              <dc:date>2024-08-17T10:09:26</dc:date>
            </office:change-info>
          </text:insertion>
        </text:changed-region>
        <text:changed-region xml:id="ct101171775525792" text:id="ct101171775525792">
          <text:insertion>
            <office:change-info>
              <dc:creator>Stuart Baker</dc:creator>
              <dc:date>2024-08-18T01:25:14</dc:date>
            </office:change-info>
          </text:insertion>
        </text:changed-region>
        <text:changed-region xml:id="ct101171775278496" text:id="ct101171775278496">
          <text:insertion>
            <office:change-info>
              <dc:creator>Stuart Baker</dc:creator>
              <dc:date>2024-08-17T10:08:48</dc:date>
            </office:change-info>
          </text:insertion>
        </text:changed-region>
        <text:changed-region xml:id="ct101171775278992" text:id="ct101171775278992">
          <text:insertion>
            <office:change-info>
              <dc:creator>Stuart Baker</dc:creator>
              <dc:date>2024-08-18T01:25:19</dc:date>
            </office:change-info>
          </text:insertion>
        </text:changed-region>
        <text:changed-region xml:id="ct101171775647872" text:id="ct101171775647872">
          <text:insertion>
            <office:change-info>
              <dc:creator>Stuart Baker</dc:creator>
              <dc:date>2024-08-15T19:50:56</dc:date>
            </office:change-info>
          </text:insertion>
        </text:changed-region>
        <text:changed-region xml:id="ct101171775652112" text:id="ct101171775652112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656784" text:id="ct101171775656784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101171775658128" text:id="ct101171775658128">
          <text:insertion>
            <office:change-info>
              <dc:creator>Stuart Baker</dc:creator>
              <dc:date>2024-08-15T20:08:35</dc:date>
            </office:change-info>
          </text:insertion>
        </text:changed-region>
        <text:changed-region xml:id="ct101171775659568" text:id="ct101171775659568">
          <text:insertion>
            <office:change-info>
              <dc:creator>Stuart Baker</dc:creator>
              <dc:date>2024-08-15T20:04:56</dc:date>
            </office:change-info>
          </text:insertion>
        </text:changed-region>
        <text:changed-region xml:id="ct101171775660864" text:id="ct101171775660864">
          <text:insertion>
            <office:change-info>
              <dc:creator>Stuart Baker</dc:creator>
              <dc:date>2024-08-15T20:11:13</dc:date>
            </office:change-info>
          </text:insertion>
        </text:changed-region>
        <text:changed-region xml:id="ct101171775663456" text:id="ct101171775663456">
          <text:insertion>
            <office:change-info>
              <dc:creator>Stuart Baker</dc:creator>
              <dc:date>2024-08-18T09:45:06</dc:date>
            </office:change-info>
          </text:insertion>
        </text:changed-region>
        <text:changed-region xml:id="ct101171775658560" text:id="ct101171775658560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101171775660464" text:id="ct101171775660464">
          <text:insertion>
            <office:change-info>
              <dc:creator>Stuart Baker</dc:creator>
              <dc:date>2024-08-15T20:05:09</dc:date>
            </office:change-info>
          </text:insertion>
        </text:changed-region>
        <text:changed-region xml:id="ct101171775657312" text:id="ct101171775657312">
          <text:insertion>
            <office:change-info>
              <dc:creator>Stuart Baker</dc:creator>
              <dc:date>2024-08-15T20:05:10</dc:date>
            </office:change-info>
          </text:insertion>
        </text:changed-region>
        <text:changed-region xml:id="ct101171775656416" text:id="ct101171775656416">
          <text:insertion>
            <office:change-info>
              <dc:creator>Stuart Baker</dc:creator>
              <dc:date>2024-08-15T20:05:13</dc:date>
            </office:change-info>
          </text:insertion>
        </text:changed-region>
        <text:changed-region xml:id="ct101171775657760" text:id="ct101171775657760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101171775663056" text:id="ct101171775663056">
          <text:insertion>
            <office:change-info>
              <dc:creator>Stuart Baker</dc:creator>
              <dc:date>2024-08-15T20:05:25</dc:date>
            </office:change-info>
          </text:insertion>
        </text:changed-region>
        <text:changed-region xml:id="ct101171775659168" text:id="ct101171775659168">
          <text:insertion>
            <office:change-info>
              <dc:creator>Stuart Baker</dc:creator>
              <dc:date>2024-08-15T20:05:29</dc:date>
            </office:change-info>
          </text:insertion>
        </text:changed-region>
        <text:changed-region xml:id="ct101171775666032" text:id="ct101171775666032">
          <text:insertion>
            <office:change-info>
              <dc:creator>Stuart Baker</dc:creator>
              <dc:date>2024-08-15T20:05:50</dc:date>
            </office:change-info>
          </text:insertion>
        </text:changed-region>
        <text:changed-region xml:id="ct101171775667200" text:id="ct101171775667200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101171775659888" text:id="ct101171775659888">
          <text:insertion>
            <office:change-info>
              <dc:creator>Stuart Baker</dc:creator>
              <dc:date>2024-08-15T20:05:54</dc:date>
            </office:change-info>
          </text:insertion>
        </text:changed-region>
        <text:changed-region xml:id="ct101171775291792" text:id="ct101171775291792">
          <text:insertion>
            <office:change-info>
              <dc:creator>Stuart Baker</dc:creator>
              <dc:date>2024-08-15T20:05:56</dc:date>
            </office:change-info>
          </text:insertion>
        </text:changed-region>
        <text:changed-region xml:id="ct101171775669408" text:id="ct101171775669408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101171775646784" text:id="ct101171775646784">
          <text:insertion>
            <office:change-info>
              <dc:creator>Stuart Baker</dc:creator>
              <dc:date>2024-08-15T20:06:27</dc:date>
            </office:change-info>
          </text:insertion>
        </text:changed-region>
        <text:changed-region xml:id="ct101171775292672" text:id="ct101171775292672">
          <text:insertion>
            <office:change-info>
              <dc:creator>Stuart Baker</dc:creator>
              <dc:date>2024-08-15T20:06:28</dc:date>
            </office:change-info>
          </text:insertion>
        </text:changed-region>
        <text:changed-region xml:id="ct101171775672096" text:id="ct101171775672096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101171775655936" text:id="ct101171775655936">
          <text:insertion>
            <office:change-info>
              <dc:creator>Stuart Baker</dc:creator>
              <dc:date>2024-08-15T20:06:48</dc:date>
            </office:change-info>
          </text:insertion>
        </text:changed-region>
        <text:changed-region xml:id="ct101171775651232" text:id="ct101171775651232">
          <text:insertion>
            <office:change-info>
              <dc:creator>Stuart Baker</dc:creator>
              <dc:date>2024-08-15T20:07:46</dc:date>
            </office:change-info>
          </text:insertion>
        </text:changed-region>
        <text:changed-region xml:id="ct101171775518688" text:id="ct101171775518688">
          <text:insertion>
            <office:change-info>
              <dc:creator>Stuart Baker</dc:creator>
              <dc:date>2024-08-15T20:07:53</dc:date>
            </office:change-info>
          </text:insertion>
        </text:changed-region>
        <text:changed-region xml:id="ct101171775675072" text:id="ct101171775675072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101171775294272" text:id="ct101171775294272">
          <text:insertion>
            <office:change-info>
              <dc:creator>Stuart Baker</dc:creator>
              <dc:date>2024-08-15T20:09:36</dc:date>
            </office:change-info>
          </text:insertion>
        </text:changed-region>
        <text:changed-region xml:id="ct101171775673152" text:id="ct101171775673152">
          <text:insertion>
            <office:change-info>
              <dc:creator>Stuart Baker</dc:creator>
              <dc:date>2024-08-15T20:07:59</dc:date>
            </office:change-info>
          </text:insertion>
        </text:changed-region>
        <text:changed-region xml:id="ct101171775682896" text:id="ct101171775682896">
          <text:insertion>
            <office:change-info>
              <dc:creator>Stuart Baker</dc:creator>
              <dc:date>2024-08-15T20:09:03</dc:date>
            </office:change-info>
          </text:insertion>
        </text:changed-region>
        <text:changed-region xml:id="ct101171775678784" text:id="ct101171775678784">
          <text:insertion>
            <office:change-info>
              <dc:creator>Stuart Baker</dc:creator>
              <dc:date>2024-08-15T19:57:43</dc:date>
            </office:change-info>
          </text:insertion>
        </text:changed-region>
        <text:changed-region xml:id="ct101171775676976" text:id="ct101171775676976">
          <text:insertion>
            <office:change-info>
              <dc:creator>Stuart Baker</dc:creator>
              <dc:date>2024-08-15T20:09:37</dc:date>
            </office:change-info>
          </text:insertion>
        </text:changed-region>
        <text:changed-region xml:id="ct101171775295296" text:id="ct101171775295296">
          <text:insertion>
            <office:change-info>
              <dc:creator>Stuart Baker</dc:creator>
              <dc:date>2024-08-15T20:08:07</dc:date>
            </office:change-info>
          </text:insertion>
        </text:changed-region>
        <text:changed-region xml:id="ct101171775680768" text:id="ct101171775680768">
          <text:insertion>
            <office:change-info>
              <dc:creator>Stuart Baker</dc:creator>
              <dc:date>2024-08-15T20:08:15</dc:date>
            </office:change-info>
          </text:insertion>
        </text:changed-region>
        <text:changed-region xml:id="ct101171775681088" text:id="ct101171775681088">
          <text:insertion>
            <office:change-info>
              <dc:creator>Stuart Baker</dc:creator>
              <dc:date>2024-08-15T20:09:58</dc:date>
            </office:change-info>
          </text:insertion>
        </text:changed-region>
        <text:changed-region xml:id="ct101171775686928" text:id="ct101171775686928">
          <text:insertion>
            <office:change-info>
              <dc:creator>Stuart Baker</dc:creator>
              <dc:date>2024-08-18T10:54:46</dc:date>
            </office:change-info>
          </text:insertion>
        </text:changed-region>
        <text:changed-region xml:id="ct101171775603024" text:id="ct101171775603024">
          <text:insertion>
            <office:change-info>
              <dc:creator>Stuart Baker</dc:creator>
              <dc:date>2024-08-15T20:10:49</dc:date>
            </office:change-info>
          </text:insertion>
        </text:changed-region>
        <text:changed-region xml:id="ct101171775292224" text:id="ct101171775292224">
          <text:insertion>
            <office:change-info>
              <dc:creator>Stuart Baker</dc:creator>
              <dc:date>2024-08-15T20:10:49</dc:date>
            </office:change-info>
          </text:insertion>
        </text:changed-region>
        <text:changed-region xml:id="ct101171775293696" text:id="ct101171775293696">
          <text:insertion>
            <office:change-info>
              <dc:creator>Stuart Baker</dc:creator>
              <dc:date>2024-08-15T20:12:02</dc:date>
            </office:change-info>
          </text:insertion>
        </text:changed-region>
        <text:changed-region xml:id="ct101171775680272" text:id="ct101171775680272">
          <text:insertion>
            <office:change-info>
              <dc:creator>Stuart Baker</dc:creator>
              <dc:date>2024-08-15T20:12:03</dc:date>
            </office:change-info>
          </text:insertion>
        </text:changed-region>
        <text:changed-region xml:id="ct101171775690032" text:id="ct101171775690032">
          <text:insertion>
            <office:change-info>
              <dc:creator>Stuart Baker</dc:creator>
              <dc:date>2024-08-15T20:12:05</dc:date>
            </office:change-info>
          </text:insertion>
        </text:changed-region>
        <text:changed-region xml:id="ct101171775691248" text:id="ct101171775691248">
          <text:insertion>
            <office:change-info>
              <dc:creator>Stuart Baker</dc:creator>
              <dc:date>2024-08-15T20:10:49</dc:date>
            </office:change-info>
          </text:insertion>
        </text:changed-region>
        <text:changed-region xml:id="ct101171775661904" text:id="ct101171775661904">
          <text:insertion>
            <office:change-info>
              <dc:creator>Stuart Baker</dc:creator>
              <dc:date>2024-08-15T20:12:11</dc:date>
            </office:change-info>
          </text:insertion>
        </text:changed-region>
        <text:changed-region xml:id="ct101171775688096" text:id="ct101171775688096">
          <text:insertion>
            <office:change-info>
              <dc:creator>Stuart Baker</dc:creator>
              <dc:date>2024-08-15T20:12:15</dc:date>
            </office:change-info>
          </text:insertion>
        </text:changed-region>
        <text:changed-region xml:id="ct101171775648160" text:id="ct101171775648160">
          <text:insertion>
            <office:change-info>
              <dc:creator>Stuart Baker</dc:creator>
              <dc:date>2024-08-15T20:16:05</dc:date>
            </office:change-info>
          </text:insertion>
        </text:changed-region>
        <text:changed-region xml:id="ct101171775664576" text:id="ct101171775664576">
          <text:insertion>
            <office:change-info>
              <dc:creator>Stuart Baker</dc:creator>
              <dc:date>2024-08-16T08:39:10</dc:date>
            </office:change-info>
          </text:insertion>
        </text:changed-region>
        <text:changed-region xml:id="ct101171775294720" text:id="ct101171775294720">
          <text:insertion>
            <office:change-info>
              <dc:creator>Stuart Baker</dc:creator>
              <dc:date>2024-08-15T20:10:49</dc:date>
            </office:change-info>
          </text:insertion>
        </text:changed-region>
        <text:changed-region xml:id="ct101171775685664" text:id="ct101171775685664">
          <text:insertion>
            <office:change-info>
              <dc:creator>Stuart Baker</dc:creator>
              <dc:date>2024-08-15T20:15:29</dc:date>
            </office:change-info>
          </text:insertion>
        </text:changed-region>
        <text:changed-region xml:id="ct101171775679824" text:id="ct101171775679824">
          <text:insertion>
            <office:change-info>
              <dc:creator>Stuart Baker</dc:creator>
              <dc:date>2024-08-15T20:12:24</dc:date>
            </office:change-info>
          </text:insertion>
        </text:changed-region>
        <text:changed-region xml:id="ct101171775696528" text:id="ct101171775696528">
          <text:insertion>
            <office:change-info>
              <dc:creator>Stuart Baker</dc:creator>
              <dc:date>2024-08-15T20:10:49</dc:date>
            </office:change-info>
          </text:insertion>
        </text:changed-region>
        <text:changed-region xml:id="ct101171775681376" text:id="ct101171775681376">
          <text:insertion>
            <office:change-info>
              <dc:creator>Stuart Baker</dc:creator>
              <dc:date>2024-08-15T20:15:31</dc:date>
            </office:change-info>
          </text:insertion>
        </text:changed-region>
        <text:changed-region xml:id="ct101171775694560" text:id="ct101171775694560">
          <text:insertion>
            <office:change-info>
              <dc:creator>Stuart Baker</dc:creator>
              <dc:date>2024-08-15T20:12:33</dc:date>
            </office:change-info>
          </text:insertion>
        </text:changed-region>
        <text:changed-region xml:id="ct101171775645344" text:id="ct101171775645344">
          <text:insertion>
            <office:change-info>
              <dc:creator>Stuart Baker</dc:creator>
              <dc:date>2024-08-15T20:12:50</dc:date>
            </office:change-info>
          </text:insertion>
        </text:changed-region>
        <text:changed-region xml:id="ct101171775293184" text:id="ct101171775293184">
          <text:insertion>
            <office:change-info>
              <dc:creator>Stuart Baker</dc:creator>
              <dc:date>2024-08-15T20:28:08</dc:date>
            </office:change-info>
          </text:insertion>
        </text:changed-region>
        <text:changed-region xml:id="ct101171775661184" text:id="ct101171775661184">
          <text:insertion>
            <office:change-info>
              <dc:creator>Stuart Baker</dc:creator>
              <dc:date>2024-08-16T08:38:52</dc:date>
            </office:change-info>
          </text:insertion>
        </text:changed-region>
        <text:changed-region xml:id="ct101171775308096" text:id="ct101171775308096">
          <text:insertion>
            <office:change-info>
              <dc:creator>Stuart Baker</dc:creator>
              <dc:date>2024-08-15T20:10:49</dc:date>
            </office:change-info>
          </text:insertion>
        </text:changed-region>
        <text:changed-region xml:id="ct101171775647536" text:id="ct101171775647536">
          <text:insertion>
            <office:change-info>
              <dc:creator>Stuart Baker</dc:creator>
              <dc:date>2024-08-15T20:15:35</dc:date>
            </office:change-info>
          </text:insertion>
        </text:changed-region>
        <text:changed-region xml:id="ct101171775699168" text:id="ct101171775699168">
          <text:insertion>
            <office:change-info>
              <dc:creator>Stuart Baker</dc:creator>
              <dc:date>2024-08-16T09:07:35</dc:date>
            </office:change-info>
          </text:insertion>
        </text:changed-region>
        <text:changed-region xml:id="ct101171775692016" text:id="ct101171775692016">
          <text:insertion>
            <office:change-info>
              <dc:creator>Stuart Baker</dc:creator>
              <dc:date>2024-08-15T20:13:07</dc:date>
            </office:change-info>
          </text:insertion>
        </text:changed-region>
        <text:changed-region xml:id="ct101171775699616" text:id="ct101171775699616">
          <text:insertion>
            <office:change-info>
              <dc:creator>Stuart Baker</dc:creator>
              <dc:date>2024-08-15T20:15:48</dc:date>
            </office:change-info>
          </text:insertion>
        </text:changed-region>
        <text:changed-region xml:id="ct101171775702816" text:id="ct101171775702816">
          <text:insertion>
            <office:change-info>
              <dc:creator>Stuart Baker</dc:creator>
              <dc:date>2024-08-15T20:13:36</dc:date>
            </office:change-info>
          </text:insertion>
        </text:changed-region>
        <text:changed-region xml:id="ct101171775316288" text:id="ct101171775316288">
          <text:insertion>
            <office:change-info>
              <dc:creator>Stuart Baker</dc:creator>
              <dc:date>2024-08-15T20:15:44</dc:date>
            </office:change-info>
          </text:insertion>
        </text:changed-region>
        <text:changed-region xml:id="ct101171775314688" text:id="ct101171775314688">
          <text:insertion>
            <office:change-info>
              <dc:creator>Stuart Baker</dc:creator>
              <dc:date>2024-08-17T10:15:18</dc:date>
              <text:p>Comment added</text:p>
              <text:p/>
              <text:p/>
              <text:p/>
            </office:change-info>
          </text:insertion>
        </text:changed-region>
        <text:changed-region xml:id="ct101171775681968" text:id="ct101171775681968">
          <text:insertion>
            <office:change-info>
              <dc:creator>Stuart Baker</dc:creator>
              <dc:date>2024-08-16T09:07:39</dc:date>
            </office:change-info>
          </text:insertion>
        </text:changed-region>
        <text:changed-region xml:id="ct101171775662448" text:id="ct101171775662448">
          <text:insertion>
            <office:change-info>
              <dc:creator>Stuart Baker</dc:creator>
              <dc:date>2024-08-15T20:13:38</dc:date>
            </office:change-info>
          </text:insertion>
        </text:changed-region>
        <text:changed-region xml:id="ct101171775314240" text:id="ct101171775314240">
          <text:insertion>
            <office:change-info>
              <dc:creator>Stuart Baker</dc:creator>
              <dc:date>2024-08-15T20:13:40</dc:date>
            </office:change-info>
          </text:insertion>
        </text:changed-region>
        <text:changed-region xml:id="ct101171775732224" text:id="ct10117177573222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32848" text:id="ct101171775732848">
          <text:insertion>
            <office:change-info>
              <dc:creator>Stuart Baker</dc:creator>
              <dc:date>2024-08-16T09:21:38</dc:date>
            </office:change-info>
          </text:insertion>
        </text:changed-region>
        <text:changed-region xml:id="ct101171775733808" text:id="ct10117177573380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40304" text:id="ct101171775740304">
          <text:insertion>
            <office:change-info>
              <dc:creator>Stuart Baker</dc:creator>
              <dc:date>2024-08-17T09:35:58</dc:date>
            </office:change-info>
          </text:insertion>
        </text:changed-region>
        <text:changed-region xml:id="ct101171775741776" text:id="ct101171775741776">
          <text:insertion>
            <office:change-info>
              <dc:creator>Stuart Baker</dc:creator>
              <dc:date>2024-08-17T10:35:02</dc:date>
            </office:change-info>
          </text:insertion>
        </text:changed-region>
        <text:changed-region xml:id="ct101171775742096" text:id="ct10117177574209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31104" text:id="ct10117177573110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308608" text:id="ct10117177530860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44624" text:id="ct10117177574462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315264" text:id="ct10117177531526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39312" text:id="ct101171775739312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49456" text:id="ct10117177574945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325440" text:id="ct101171775325440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51392" text:id="ct101171775751392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30656" text:id="ct10117177573065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55376" text:id="ct10117177575537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684896" text:id="ct10117177568489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41216" text:id="ct10117177574121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56704" text:id="ct10117177575670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57632" text:id="ct101171775757632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58736" text:id="ct10117177575873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60784" text:id="ct10117177576078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54288" text:id="ct10117177575428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62608" text:id="ct10117177576260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63632" text:id="ct101171775763632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65408" text:id="ct10117177576540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67376" text:id="ct10117177576737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43584" text:id="ct10117177574358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69664" text:id="ct10117177576966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326016" text:id="ct10117177532601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71712" text:id="ct101171775771712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73616" text:id="ct10117177577361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77472" text:id="ct101171775777472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39824" text:id="ct10117177573982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75760" text:id="ct101171775775760">
          <text:insertion>
            <office:change-info>
              <dc:creator>Stuart Baker</dc:creator>
              <dc:date>2024-08-17T09:34:45</dc:date>
            </office:change-info>
          </text:insertion>
        </text:changed-region>
        <text:changed-region xml:id="ct101171775324992" text:id="ct101171775324992">
          <text:insertion>
            <office:change-info>
              <dc:creator>Stuart Baker</dc:creator>
              <dc:date>2024-08-18T11:25:58</dc:date>
            </office:change-info>
          </text:insertion>
        </text:changed-region>
        <text:changed-region xml:id="ct101171775776384" text:id="ct101171775776384">
          <text:insertion>
            <office:change-info>
              <dc:creator>Stuart Baker</dc:creator>
              <dc:date>2024-08-17T09:34:00</dc:date>
            </office:change-info>
          </text:insertion>
        </text:changed-region>
        <text:changed-region xml:id="ct101171775770624" text:id="ct10117177577062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330624" text:id="ct10117177533062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82272" text:id="ct101171775782272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328576" text:id="ct10117177532857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333184" text:id="ct10117177533318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331136" text:id="ct101171775331136">
          <text:insertion>
            <office:change-info>
              <dc:creator>Stuart Baker</dc:creator>
              <dc:date>2024-08-17T14:30:42</dc:date>
            </office:change-info>
          </text:insertion>
        </text:changed-region>
        <text:changed-region xml:id="ct101171775780928" text:id="ct10117177578092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31888" text:id="ct101171775731888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88816" text:id="ct10117177578881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87024" text:id="ct101171775787024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89616" text:id="ct101171775789616">
          <text:insertion>
            <office:change-info>
              <dc:creator>Stuart Baker</dc:creator>
              <dc:date>2024-08-18T11:26:01</dc:date>
            </office:change-info>
          </text:insertion>
        </text:changed-region>
        <text:changed-region xml:id="ct101171775791696" text:id="ct101171775791696">
          <text:insertion>
            <office:change-info>
              <dc:creator>Stuart Baker</dc:creator>
              <dc:date>2024-08-17T09:34:24</dc:date>
            </office:change-info>
          </text:insertion>
        </text:changed-region>
        <text:changed-region xml:id="ct101171775345056" text:id="ct101171775345056"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737424" text:id="ct101171775737424">
          <text:deletion>
            <office:change-info>
              <dc:creator>Stuart Baker</dc:creator>
              <dc:date>2024-08-17T09:32:15</dc:date>
            </office:change-info>
            <text:p text:style-name="P74"><text:span text:style-name="T30">‍</text:span></text:p>
          </text:deletion>
          <text:insertion>
            <office:change-info>
              <dc:creator>Stuart Baker</dc:creator>
              <dc:date>2024-08-16T08:43:42</dc:date>
            </office:change-info>
          </text:insertion>
        </text:changed-region>
        <text:changed-region xml:id="ct101171775333696" text:id="ct101171775333696">
          <text:insertion>
            <office:change-info>
              <dc:creator>Stuart Baker</dc:creator>
              <dc:date>2024-08-17T09:38:07</dc:date>
            </office:change-info>
          </text:insertion>
        </text:changed-region>
        <text:changed-region xml:id="ct101171775731392" text:id="ct101171775731392">
          <text:insertion>
            <office:change-info>
              <dc:creator>Stuart Baker</dc:creator>
              <dc:date>2024-08-17T09:32:15</dc:date>
            </office:change-info>
          </text:insertion>
        </text:changed-region>
        <text:changed-region xml:id="ct101171775326528" text:id="ct101171775326528">
          <text:insertion>
            <office:change-info>
              <dc:creator>Stuart Baker</dc:creator>
              <dc:date>2024-08-17T09:38:21</dc:date>
            </office:change-info>
          </text:insertion>
        </text:changed-region>
        <text:changed-region xml:id="ct101171775737760" text:id="ct101171775737760">
          <text:insertion>
            <office:change-info>
              <dc:creator>Stuart Baker</dc:creator>
              <dc:date>2024-08-17T09:32:15</dc:date>
            </office:change-info>
          </text:insertion>
        </text:changed-region>
        <text:changed-region xml:id="ct101171775774512" text:id="ct101171775774512">
          <text:insertion>
            <office:change-info>
              <dc:creator>Stuart Baker</dc:creator>
              <dc:date>2024-08-18T01:26:16</dc:date>
            </office:change-info>
          </text:insertion>
        </text:changed-region>
        <text:changed-region xml:id="ct101171775790240" text:id="ct101171775790240">
          <text:insertion>
            <office:change-info>
              <dc:creator>Stuart Baker</dc:creator>
              <dc:date>2024-08-17T09:38:40</dc:date>
            </office:change-info>
          </text:insertion>
        </text:changed-region>
        <text:changed-region xml:id="ct101171775811456" text:id="ct101171775811456">
          <text:insertion>
            <office:change-info>
              <dc:creator>Stuart Baker</dc:creator>
              <dc:date>2024-08-16T09:22:26</dc:date>
            </office:change-info>
          </text:insertion>
        </text:changed-region>
        <text:changed-region xml:id="ct101171775811744" text:id="ct10117177581174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19168" text:id="ct101171775819168">
          <text:insertion>
            <office:change-info>
              <dc:creator>Stuart Baker</dc:creator>
              <dc:date>2024-08-17T10:29:38</dc:date>
            </office:change-info>
          </text:insertion>
        </text:changed-region>
        <text:changed-region xml:id="ct101171775825216" text:id="ct10117177582521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27760" text:id="ct101171775827760">
          <text:insertion>
            <office:change-info>
              <dc:creator>Stuart Baker</dc:creator>
              <dc:date>2024-08-18T09:45:20</dc:date>
            </office:change-info>
          </text:insertion>
        </text:changed-region>
        <text:changed-region xml:id="ct101171775815472" text:id="ct101171775815472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08800" text:id="ct10117177580880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14672" text:id="ct101171775814672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21680" text:id="ct10117177582168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15136" text:id="ct10117177581513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26240" text:id="ct10117177582624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30096" text:id="ct10117177583009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28720" text:id="ct10117177582872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26784" text:id="ct10117177582678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12304" text:id="ct10117177581230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34896" text:id="ct10117177583489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24816" text:id="ct10117177582481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24368" text:id="ct10117177582436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37696" text:id="ct10117177583769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11120" text:id="ct10117177581112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18224" text:id="ct10117177581822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47728" text:id="ct10117177584772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40288" text:id="ct10117177584028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44560" text:id="ct10117177584456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18768" text:id="ct10117177581876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45408" text:id="ct10117177584540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10672" text:id="ct101171775810672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51280" text:id="ct10117177585128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46816" text:id="ct10117177584681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38656" text:id="ct10117177583865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55616" text:id="ct10117177585561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25536" text:id="ct10117177582553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41072" text:id="ct101171775841072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60528" text:id="ct101171775860528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48352" text:id="ct101171775848352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66624" text:id="ct10117177586662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45856" text:id="ct10117177584585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66064" text:id="ct101171775866064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16000" text:id="ct101171775816000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70336" text:id="ct10117177587033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863376" text:id="ct101171775863376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5794752" text:id="ct101171775794752">
          <text:insertion>
            <office:change-info>
              <dc:creator>Stuart Baker</dc:creator>
              <dc:date>2024-08-15T19:53:05</dc:date>
            </office:change-info>
          </text:insertion>
        </text:changed-region>
        <text:changed-region xml:id="ct101171776574896" text:id="ct10117177657489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5390656" text:id="ct10117177539065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5386928" text:id="ct10117177538692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5841616" text:id="ct10117177584161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574560" text:id="ct10117177657456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573408" text:id="ct10117177657340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572096" text:id="ct10117177657209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578192" text:id="ct101171776578192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5392208" text:id="ct10117177539220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584688" text:id="ct10117177658468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5410480" text:id="ct10117177541048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588016" text:id="ct10117177658801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572704" text:id="ct101171776572704">
          <text:insertion>
            <office:change-info>
              <dc:creator>Stuart Baker</dc:creator>
              <dc:date>2024-08-18T00:54:39</dc:date>
            </office:change-info>
          </text:insertion>
        </text:changed-region>
        <text:changed-region xml:id="ct101171775880592" text:id="ct101171775880592">
          <text:insertion>
            <office:change-info>
              <dc:creator>Stuart Baker</dc:creator>
              <dc:date>2024-08-18T00:54:54</dc:date>
            </office:change-info>
          </text:insertion>
        </text:changed-region>
        <text:changed-region xml:id="ct101171776587456" text:id="ct101171776587456">
          <text:insertion>
            <office:change-info>
              <dc:creator>Stuart Baker</dc:creator>
              <dc:date>2024-08-18T00:54:59</dc:date>
            </office:change-info>
          </text:insertion>
        </text:changed-region>
        <text:changed-region xml:id="ct101171776591440" text:id="ct101171776591440">
          <text:insertion>
            <office:change-info>
              <dc:creator>Stuart Baker</dc:creator>
              <dc:date>2024-08-18T00:55:01</dc:date>
            </office:change-info>
          </text:insertion>
        </text:changed-region>
        <text:changed-region xml:id="ct101171776592448" text:id="ct101171776592448">
          <text:insertion>
            <office:change-info>
              <dc:creator>Stuart Baker</dc:creator>
              <dc:date>2024-08-18T00:55:03</dc:date>
            </office:change-info>
          </text:insertion>
        </text:changed-region>
        <text:changed-region xml:id="ct101171776594384" text:id="ct101171776594384">
          <text:insertion>
            <office:change-info>
              <dc:creator>Stuart Baker</dc:creator>
              <dc:date>2024-08-18T00:54:40</dc:date>
            </office:change-info>
          </text:insertion>
        </text:changed-region>
        <text:changed-region xml:id="ct101171775408432" text:id="ct101171775408432">
          <text:insertion>
            <office:change-info>
              <dc:creator>Stuart Baker</dc:creator>
              <dc:date>2024-08-18T00:55:48</dc:date>
            </office:change-info>
          </text:insertion>
        </text:changed-region>
        <text:changed-region xml:id="ct101171776596288" text:id="ct101171776596288">
          <text:insertion>
            <office:change-info>
              <dc:creator>Stuart Baker</dc:creator>
              <dc:date>2024-08-18T00:56:02</dc:date>
            </office:change-info>
          </text:insertion>
        </text:changed-region>
        <text:changed-region xml:id="ct101171776597344" text:id="ct101171776597344">
          <text:insertion>
            <office:change-info>
              <dc:creator>Stuart Baker</dc:creator>
              <dc:date>2024-08-18T00:56:07</dc:date>
            </office:change-info>
          </text:insertion>
        </text:changed-region>
        <text:changed-region xml:id="ct101171776598400" text:id="ct101171776598400">
          <text:insertion>
            <office:change-info>
              <dc:creator>Stuart Baker</dc:creator>
              <dc:date>2024-08-18T00:56:08</dc:date>
            </office:change-info>
          </text:insertion>
        </text:changed-region>
        <text:changed-region xml:id="ct101171776600288" text:id="ct101171776600288">
          <text:insertion>
            <office:change-info>
              <dc:creator>Stuart Baker</dc:creator>
              <dc:date>2024-08-18T00:56:24</dc:date>
            </office:change-info>
          </text:insertion>
        </text:changed-region>
        <text:changed-region xml:id="ct101171775418160" text:id="ct101171775418160">
          <text:insertion>
            <office:change-info>
              <dc:creator>Stuart Baker</dc:creator>
              <dc:date>2024-08-18T00:56:55</dc:date>
            </office:change-info>
          </text:insertion>
        </text:changed-region>
        <text:changed-region xml:id="ct101171776601808" text:id="ct101171776601808">
          <text:insertion>
            <office:change-info>
              <dc:creator>Stuart Baker</dc:creator>
              <dc:date>2024-08-18T00:57:01</dc:date>
            </office:change-info>
          </text:insertion>
        </text:changed-region>
        <text:changed-region xml:id="ct101171776602832" text:id="ct101171776602832">
          <text:insertion>
            <office:change-info>
              <dc:creator>Stuart Baker</dc:creator>
              <dc:date>2024-08-18T00:57:04</dc:date>
            </office:change-info>
          </text:insertion>
        </text:changed-region>
        <text:changed-region xml:id="ct101171776603936" text:id="ct101171776603936">
          <text:insertion>
            <office:change-info>
              <dc:creator>Stuart Baker</dc:creator>
              <dc:date>2024-08-18T00:57:05</dc:date>
            </office:change-info>
          </text:insertion>
        </text:changed-region>
        <text:changed-region xml:id="ct101171776605904" text:id="ct101171776605904">
          <text:insertion>
            <office:change-info>
              <dc:creator>Stuart Baker</dc:creator>
              <dc:date>2024-08-18T00:56:24</dc:date>
            </office:change-info>
          </text:insertion>
        </text:changed-region>
        <text:changed-region xml:id="ct101171776595312" text:id="ct101171776595312">
          <text:insertion>
            <office:change-info>
              <dc:creator>Stuart Baker</dc:creator>
              <dc:date>2024-08-18T00:56:28</dc:date>
            </office:change-info>
          </text:insertion>
        </text:changed-region>
        <text:changed-region xml:id="ct101171776607472" text:id="ct101171776607472">
          <text:insertion>
            <office:change-info>
              <dc:creator>Stuart Baker</dc:creator>
              <dc:date>2024-08-18T00:56:42</dc:date>
            </office:change-info>
          </text:insertion>
        </text:changed-region>
        <text:changed-region xml:id="ct101171776608496" text:id="ct101171776608496">
          <text:insertion>
            <office:change-info>
              <dc:creator>Stuart Baker</dc:creator>
              <dc:date>2024-08-18T00:56:43</dc:date>
            </office:change-info>
          </text:insertion>
        </text:changed-region>
        <text:changed-region xml:id="ct101171776609520" text:id="ct101171776609520">
          <text:insertion>
            <office:change-info>
              <dc:creator>Stuart Baker</dc:creator>
              <dc:date>2024-08-18T00:56:45</dc:date>
            </office:change-info>
          </text:insertion>
        </text:changed-region>
        <text:changed-region xml:id="ct101171776611568" text:id="ct10117177661156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5423280" text:id="ct10117177542328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13520" text:id="ct10117177661352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14592" text:id="ct101171776614592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15744" text:id="ct101171776615744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589056" text:id="ct101171776589056">
          <text:insertion>
            <office:change-info>
              <dc:creator>Stuart Baker</dc:creator>
              <dc:date>2024-08-18T00:32:47</dc:date>
            </office:change-info>
          </text:insertion>
        </text:changed-region>
        <text:changed-region xml:id="ct101171776574016" text:id="ct10117177657401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5746720" text:id="ct101171775746720">
          <text:insertion>
            <office:change-info>
              <dc:creator>Stuart Baker</dc:creator>
              <dc:date>2024-08-18T00:34:30</dc:date>
            </office:change-info>
          </text:insertion>
        </text:changed-region>
        <text:changed-region xml:id="ct101171776612576" text:id="ct10117177661257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5416624" text:id="ct101171775416624">
          <text:insertion>
            <office:change-info>
              <dc:creator>Stuart Baker</dc:creator>
              <dc:date>2024-08-18T00:34:38</dc:date>
            </office:change-info>
          </text:insertion>
        </text:changed-region>
        <text:changed-region xml:id="ct101171776622144" text:id="ct101171776622144">
          <text:insertion>
            <office:change-info>
              <dc:creator>Stuart Baker</dc:creator>
              <dc:date>2024-08-18T00:55:38</dc:date>
            </office:change-info>
          </text:insertion>
        </text:changed-region>
        <text:changed-region xml:id="ct101171775745712" text:id="ct101171775745712">
          <text:insertion>
            <office:change-info>
              <dc:creator>Stuart Baker</dc:creator>
              <dc:date>2024-08-18T00:35:30</dc:date>
            </office:change-info>
          </text:insertion>
        </text:changed-region>
        <text:changed-region xml:id="ct101171775410032" text:id="ct101171775410032">
          <text:insertion>
            <office:change-info>
              <dc:creator>Stuart Baker</dc:creator>
              <dc:date>2024-08-18T00:38:55</dc:date>
            </office:change-info>
          </text:insertion>
        </text:changed-region>
        <text:changed-region xml:id="ct101171776625024" text:id="ct101171776625024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5430000" text:id="ct10117177543000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27424" text:id="ct101171776627424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23072" text:id="ct101171776623072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29056" text:id="ct10117177662905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5415664" text:id="ct101171775415664">
          <text:insertion>
            <office:change-info>
              <dc:creator>Stuart Baker</dc:creator>
              <dc:date>2024-08-18T00:34:50</dc:date>
            </office:change-info>
          </text:insertion>
        </text:changed-region>
        <text:changed-region xml:id="ct101171776625968" text:id="ct10117177662596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20720" text:id="ct101171776620720">
          <text:insertion>
            <office:change-info>
              <dc:creator>Stuart Baker</dc:creator>
              <dc:date>2024-08-18T00:35:06</dc:date>
            </office:change-info>
          </text:insertion>
        </text:changed-region>
        <text:changed-region xml:id="ct101171775413104" text:id="ct101171775413104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30240" text:id="ct10117177663024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5412592" text:id="ct101171775412592">
          <text:insertion>
            <office:change-info>
              <dc:creator>Stuart Baker</dc:creator>
              <dc:date>2024-08-18T00:34:58</dc:date>
            </office:change-info>
          </text:insertion>
        </text:changed-region>
        <text:changed-region xml:id="ct101171776631152" text:id="ct101171776631152">
          <text:insertion>
            <office:change-info>
              <dc:creator>Stuart Baker</dc:creator>
              <dc:date>2024-08-18T00:55:40</dc:date>
            </office:change-info>
          </text:insertion>
        </text:changed-region>
        <text:changed-region xml:id="ct101171775416176" text:id="ct101171775416176">
          <text:insertion>
            <office:change-info>
              <dc:creator>Stuart Baker</dc:creator>
              <dc:date>2024-08-18T00:35:34</dc:date>
            </office:change-info>
          </text:insertion>
        </text:changed-region>
        <text:changed-region xml:id="ct101171775420784" text:id="ct101171775420784">
          <text:insertion>
            <office:change-info>
              <dc:creator>Stuart Baker</dc:creator>
              <dc:date>2024-08-18T00:38:44</dc:date>
            </office:change-info>
          </text:insertion>
        </text:changed-region>
        <text:changed-region xml:id="ct101171776636288" text:id="ct10117177663628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5437168" text:id="ct10117177543716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38608" text:id="ct101171776638608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34272" text:id="ct101171776634272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40336" text:id="ct10117177664033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5418736" text:id="ct101171775418736">
          <text:insertion>
            <office:change-info>
              <dc:creator>Stuart Baker</dc:creator>
              <dc:date>2024-08-18T00:36:08</dc:date>
            </office:change-info>
          </text:insertion>
        </text:changed-region>
        <text:changed-region xml:id="ct101171776637296" text:id="ct10117177663729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33232" text:id="ct101171776633232">
          <text:insertion>
            <office:change-info>
              <dc:creator>Stuart Baker</dc:creator>
              <dc:date>2024-08-18T00:37:04</dc:date>
            </office:change-info>
          </text:insertion>
        </text:changed-region>
        <text:changed-region xml:id="ct101171775421296" text:id="ct101171775421296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41520" text:id="ct101171776641520">
          <text:insertion>
            <office:change-info>
              <dc:creator>Stuart Baker</dc:creator>
              <dc:date>2024-08-17T10:31:24</dc:date>
            </office:change-info>
          </text:insertion>
        </text:changed-region>
        <text:changed-region xml:id="ct101171776642448" text:id="ct101171776642448">
          <text:insertion>
            <office:change-info>
              <dc:creator>Stuart Baker</dc:creator>
              <dc:date>2024-08-18T00:37:16</dc:date>
            </office:change-info>
          </text:insertion>
        </text:changed-region>
        <text:changed-region xml:id="ct101171776645472" text:id="ct101171776645472">
          <text:insertion>
            <office:change-info>
              <dc:creator>Stuart Baker</dc:creator>
              <dc:date>2024-08-18T00:38:39</dc:date>
            </office:change-info>
          </text:insertion>
        </text:changed-region>
        <text:changed-region xml:id="ct101171776647024" text:id="ct101171776647024">
          <text:deletion>
            <office:change-info>
              <dc:creator>Stuart Baker</dc:creator>
              <dc:date>2024-08-18T00:37:25</dc:date>
            </office:change-info>
            <text:p text:style-name="P97">‍‍‍</text:p>
          </text:deletion>
        </text:changed-region>
        <text:changed-region xml:id="ct101171775421808" text:id="ct101171775421808">
          <text:insertion>
            <office:change-info>
              <dc:creator>Stuart Baker</dc:creator>
              <dc:date>2024-08-18T00:37:37</dc:date>
            </office:change-info>
          </text:insertion>
        </text:changed-region>
        <text:changed-region xml:id="ct101171776648304" text:id="ct101171776648304">
          <text:insertion>
            <office:change-info>
              <dc:creator>Stuart Baker</dc:creator>
              <dc:date>2024-08-18T00:37:38</dc:date>
            </office:change-info>
          </text:insertion>
        </text:changed-region>
        <text:changed-region xml:id="ct101171776649376" text:id="ct101171776649376">
          <text:insertion>
            <office:change-info>
              <dc:creator>Stuart Baker</dc:creator>
              <dc:date>2024-08-18T00:37:45</dc:date>
            </office:change-info>
          </text:insertion>
        </text:changed-region>
        <text:changed-region xml:id="ct101171776650480" text:id="ct101171776650480">
          <text:insertion>
            <office:change-info>
              <dc:creator>Stuart Baker</dc:creator>
              <dc:date>2024-08-18T00:37:47</dc:date>
            </office:change-info>
          </text:insertion>
        </text:changed-region>
        <text:changed-region xml:id="ct101171776651664" text:id="ct101171776651664">
          <text:insertion>
            <office:change-info>
              <dc:creator>Stuart Baker</dc:creator>
              <dc:date>2024-08-18T00:37:49</dc:date>
            </office:change-info>
          </text:insertion>
        </text:changed-region>
        <text:changed-region xml:id="ct101171776653808" text:id="ct101171776653808">
          <text:insertion>
            <office:change-info>
              <dc:creator>Stuart Baker</dc:creator>
              <dc:date>2024-08-18T00:38:04</dc:date>
            </office:change-info>
          </text:insertion>
        </text:changed-region>
        <text:changed-region xml:id="ct101171775443248" text:id="ct101171775443248">
          <text:insertion>
            <office:change-info>
              <dc:creator>Stuart Baker</dc:creator>
              <dc:date>2024-08-18T00:38:11</dc:date>
            </office:change-info>
          </text:insertion>
        </text:changed-region>
        <text:changed-region xml:id="ct101171776655840" text:id="ct101171776655840">
          <text:insertion>
            <office:change-info>
              <dc:creator>Stuart Baker</dc:creator>
              <dc:date>2024-08-18T00:38:22</dc:date>
            </office:change-info>
          </text:insertion>
        </text:changed-region>
        <text:changed-region xml:id="ct101171776656816" text:id="ct101171776656816">
          <text:insertion>
            <office:change-info>
              <dc:creator>Stuart Baker</dc:creator>
              <dc:date>2024-08-18T00:38:23</dc:date>
            </office:change-info>
          </text:insertion>
        </text:changed-region>
        <text:changed-region xml:id="ct101171776657888" text:id="ct101171776657888">
          <text:insertion>
            <office:change-info>
              <dc:creator>Stuart Baker</dc:creator>
              <dc:date>2024-08-18T00:38:48</dc:date>
            </office:change-info>
          </text:insertion>
        </text:changed-region>
        <text:changed-region xml:id="ct101171776683856" text:id="ct101171776683856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5409552" text:id="ct10117177540955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586912" text:id="ct10117177658691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86544" text:id="ct10117177668654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83456" text:id="ct101171776683456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81520" text:id="ct101171776681520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88656" text:id="ct101171776688656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5452432" text:id="ct10117177545243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90256" text:id="ct101171776690256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76848" text:id="ct101171776676848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93152" text:id="ct10117177669315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82912" text:id="ct10117177668291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80304" text:id="ct10117177668030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95504" text:id="ct10117177669550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96432" text:id="ct10117177669643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97296" text:id="ct101171776697296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94208" text:id="ct101171776694208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5455504" text:id="ct10117177545550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99840" text:id="ct101171776699840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700896" text:id="ct101171776700896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703584" text:id="ct10117177670358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92752" text:id="ct10117177669275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705104" text:id="ct10117177670510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706128" text:id="ct101171776706128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707744" text:id="ct10117177670774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98944" text:id="ct10117177669894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5458128" text:id="ct101171775458128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711248" text:id="ct101171776711248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5451984" text:id="ct10117177545198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714384" text:id="ct101171776714384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5462672" text:id="ct10117177546267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85152" text:id="ct101171776685152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679520" text:id="ct101171776679520">
          <text:insertion>
            <office:change-info>
              <dc:creator>Stuart Baker</dc:creator>
              <dc:date>2024-08-18T01:33:39</dc:date>
            </office:change-info>
          </text:insertion>
        </text:changed-region>
        <text:changed-region xml:id="ct101171776724704" text:id="ct10117177672470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5439664" text:id="ct10117177543966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676064" text:id="ct10117177667606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5438640" text:id="ct101171775438640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27056" text:id="ct101171776727056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5431472" text:id="ct101171775431472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28624" text:id="ct10117177672862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5469328" text:id="ct101171775469328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30672" text:id="ct101171776730672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21360" text:id="ct101171776721360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34208" text:id="ct101171776734208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5471376" text:id="ct101171775471376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29552" text:id="ct101171776729552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36544" text:id="ct10117177673654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5784928" text:id="ct101171775784928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5786032" text:id="ct101171775786032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22480" text:id="ct101171776722480">
          <text:insertion>
            <office:change-info>
              <dc:creator>Stuart Baker</dc:creator>
              <dc:date>2024-08-18T01:19:05</dc:date>
            </office:change-info>
          </text:insertion>
        </text:changed-region>
        <text:changed-region xml:id="ct101171776735168" text:id="ct101171776735168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23760" text:id="ct101171776723760">
          <text:insertion>
            <office:change-info>
              <dc:creator>Stuart Baker</dc:creator>
              <dc:date>2024-08-18T01:23:17</dc:date>
            </office:change-info>
          </text:insertion>
        </text:changed-region>
        <text:changed-region xml:id="ct101171775468880" text:id="ct101171775468880">
          <text:insertion>
            <office:change-info>
              <dc:creator>Stuart Baker</dc:creator>
              <dc:date>2024-08-18T01:23:49</dc:date>
            </office:change-info>
          </text:insertion>
        </text:changed-region>
        <text:changed-region xml:id="ct101171776751808" text:id="ct101171776751808">
          <text:insertion>
            <office:change-info>
              <dc:creator>Stuart Baker</dc:creator>
              <dc:date>2024-08-18T01:23:14</dc:date>
            </office:change-info>
          </text:insertion>
        </text:changed-region>
        <text:changed-region xml:id="ct101171776752768" text:id="ct101171776752768">
          <text:insertion>
            <office:change-info>
              <dc:creator>Stuart Baker</dc:creator>
              <dc:date>2024-08-18T01:24:13</dc:date>
            </office:change-info>
          </text:insertion>
        </text:changed-region>
        <text:changed-region xml:id="ct101171776754768" text:id="ct101171776754768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5477520" text:id="ct101171775477520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56624" text:id="ct101171776756624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57552" text:id="ct101171776757552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58656" text:id="ct101171776758656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33680" text:id="ct101171776733680">
          <text:insertion>
            <office:change-info>
              <dc:creator>Stuart Baker</dc:creator>
              <dc:date>2024-08-18T01:25:03</dc:date>
            </office:change-info>
          </text:insertion>
        </text:changed-region>
        <text:changed-region xml:id="ct101171776742176" text:id="ct101171776742176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5469904" text:id="ct101171775469904">
          <text:insertion>
            <office:change-info>
              <dc:creator>Stuart Baker</dc:creator>
              <dc:date>2024-08-18T01:23:41</dc:date>
            </office:change-info>
          </text:insertion>
        </text:changed-region>
        <text:changed-region xml:id="ct101171776761536" text:id="ct101171776761536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5470416" text:id="ct101171775470416">
          <text:insertion>
            <office:change-info>
              <dc:creator>Stuart Baker</dc:creator>
              <dc:date>2024-08-18T01:23:47</dc:date>
            </office:change-info>
          </text:insertion>
        </text:changed-region>
        <text:changed-region xml:id="ct101171775482784" text:id="ct101171775482784">
          <text:insertion>
            <office:change-info>
              <dc:creator>Stuart Baker</dc:creator>
              <dc:date>2024-08-18T01:09:43</dc:date>
            </office:change-info>
          </text:insertion>
        </text:changed-region>
        <text:changed-region xml:id="ct101171775475024" text:id="ct101171775475024">
          <text:insertion>
            <office:change-info>
              <dc:creator>Stuart Baker</dc:creator>
              <dc:date>2024-08-18T01:23:13</dc:date>
            </office:change-info>
          </text:insertion>
        </text:changed-region>
        <text:changed-region xml:id="ct101171776760640" text:id="ct101171776760640">
          <text:insertion>
            <office:change-info>
              <dc:creator>Stuart Baker</dc:creator>
              <dc:date>2024-08-18T01:24:22</dc:date>
            </office:change-info>
          </text:insertion>
        </text:changed-region>
        <text:changed-region xml:id="ct101171776765280" text:id="ct101171776765280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24304" text:id="ct101171776724304">
          <text:insertion>
            <office:change-info>
              <dc:creator>Stuart Baker</dc:creator>
              <dc:date>2024-08-18T01:26:43</dc:date>
            </office:change-info>
          </text:insertion>
        </text:changed-region>
        <text:changed-region xml:id="ct101171776733136" text:id="ct101171776733136">
          <text:insertion>
            <office:change-info>
              <dc:creator>Stuart Baker</dc:creator>
              <dc:date>2024-08-18T01:01:11</dc:date>
            </office:change-info>
          </text:insertion>
        </text:changed-region>
        <text:changed-region xml:id="ct101171776723216" text:id="ct101171776723216">
          <text:insertion>
            <office:change-info>
              <dc:creator>Stuart Baker</dc:creator>
              <dc:date>2024-08-18T01:26:45</dc:date>
            </office:change-info>
          </text:insertion>
        </text:changed-region>
        <text:changed-region xml:id="ct101171775478096" text:id="ct101171775478096">
          <text:insertion>
            <office:change-info>
              <dc:creator>Stuart Baker</dc:creator>
              <dc:date>2024-08-18T01:26:48</dc:date>
            </office:change-info>
          </text:insertion>
        </text:changed-region>
        <text:changed-region xml:id="ct101171776812416" text:id="ct101171776812416">
          <text:insertion>
            <office:change-info>
              <dc:creator>Stuart Baker</dc:creator>
              <dc:date>2024-08-18T10:33:36</dc:date>
            </office:change-info>
          </text:insertion>
        </text:changed-region>
        <text:changed-region xml:id="ct101171776820544" text:id="ct101171776820544">
          <text:insertion>
            <office:change-info>
              <dc:creator>Stuart Baker</dc:creator>
              <dc:date>2024-08-18T10:34:55</dc:date>
            </office:change-info>
          </text:insertion>
        </text:changed-region>
        <text:changed-region xml:id="ct101171776812704" text:id="ct101171776812704">
          <text:insertion>
            <office:change-info>
              <dc:creator>Stuart Baker</dc:creator>
              <dc:date>2024-08-18T11:08:05</dc:date>
            </office:change-info>
          </text:insertion>
        </text:changed-region>
        <text:changed-region xml:id="ct101171776845792" text:id="ct101171776845792">
          <text:insertion>
            <office:change-info>
              <dc:creator>Stuart Baker</dc:creator>
              <dc:date>2024-08-18T11:51:22</dc:date>
            </office:change-info>
          </text:insertion>
        </text:changed-region>
        <text:changed-region xml:id="ct101171776846592" text:id="ct101171776846592">
          <text:insertion>
            <office:change-info>
              <dc:creator>Stuart Baker</dc:creator>
              <dc:date>2024-08-18T11:52:24</dc:date>
            </office:change-info>
          </text:insertion>
        </text:changed-region>
        <text:changed-region xml:id="ct101171776901232" text:id="ct101171776901232">
          <text:insertion>
            <office:change-info>
              <dc:creator>Stuart Baker</dc:creator>
              <dc:date>2024-08-18T09:35:48</dc:date>
            </office:change-info>
          </text:insertion>
        </text:changed-region>
        <text:changed-region xml:id="ct101171776900160" text:id="ct101171776900160">
          <text:insertion>
            <office:change-info>
              <dc:creator>Stuart Baker</dc:creator>
              <dc:date>2024-08-18T09:43:29</dc:date>
            </office:change-info>
          </text:insertion>
        </text:changed-region>
        <text:changed-region xml:id="ct101171776933792" text:id="ct101171776933792">
          <text:insertion>
            <office:change-info>
              <dc:creator>Stuart Baker</dc:creator>
              <dc:date>2024-08-18T09:49:16</dc:date>
            </office:change-info>
          </text:insertion>
        </text:changed-region>
        <text:changed-region xml:id="ct101171776939120" text:id="ct101171776939120">
          <text:insertion>
            <office:change-info>
              <dc:creator>Stuart Baker</dc:creator>
              <dc:date>2024-08-18T09:51:12</dc:date>
            </office:change-info>
          </text:insertion>
        </text:changed-region>
        <text:changed-region xml:id="ct101171776940288" text:id="ct101171776940288">
          <text:insertion>
            <office:change-info>
              <dc:creator>Stuart Baker</dc:creator>
              <dc:date>2024-08-18T09:52:13</dc:date>
            </office:change-info>
          </text:insertion>
        </text:changed-region>
        <text:changed-region xml:id="ct101171776941696" text:id="ct101171776941696">
          <text:insertion>
            <office:change-info>
              <dc:creator>Stuart Baker</dc:creator>
              <dc:date>2024-08-18T09:53:25</dc:date>
            </office:change-info>
          </text:insertion>
        </text:changed-region>
        <text:changed-region xml:id="ct101171776936816" text:id="ct101171776936816">
          <text:insertion>
            <office:change-info>
              <dc:creator>Stuart Baker</dc:creator>
              <dc:date>2024-08-18T09:54:48</dc:date>
            </office:change-info>
          </text:insertion>
        </text:changed-region>
        <text:changed-region xml:id="ct101171776949216" text:id="ct101171776949216">
          <text:insertion>
            <office:change-info>
              <dc:creator>Stuart Baker</dc:creator>
              <dc:date>2024-08-18T09:55:49</dc:date>
            </office:change-info>
          </text:insertion>
        </text:changed-region>
        <text:changed-region xml:id="ct101171776954144" text:id="ct101171776954144">
          <text:insertion>
            <office:change-info>
              <dc:creator>Stuart Baker</dc:creator>
              <dc:date>2024-08-18T09:56:50</dc:date>
            </office:change-info>
          </text:insertion>
        </text:changed-region>
        <text:changed-region xml:id="ct101171776952992" text:id="ct101171776952992">
          <text:insertion>
            <office:change-info>
              <dc:creator>Stuart Baker</dc:creator>
              <dc:date>2024-08-18T10:00:14</dc:date>
            </office:change-info>
          </text:insertion>
        </text:changed-region>
        <text:changed-region xml:id="ct101171776831424" text:id="ct101171776831424">
          <text:insertion>
            <office:change-info>
              <dc:creator>Stuart Baker</dc:creator>
              <dc:date>2024-08-18T10:01:15</dc:date>
            </office:change-info>
          </text:insertion>
        </text:changed-region>
        <text:changed-region xml:id="ct101171776960656" text:id="ct101171776960656">
          <text:insertion>
            <office:change-info>
              <dc:creator>Stuart Baker</dc:creator>
              <dc:date>2024-08-18T11:49:35</dc:date>
            </office:change-info>
          </text:insertion>
        </text:changed-region>
        <text:changed-region xml:id="ct101171776961824" text:id="ct101171776961824">
          <text:insertion>
            <office:change-info>
              <dc:creator>Stuart Baker</dc:creator>
              <dc:date>2024-08-18T11:50:39</dc:date>
            </office:change-info>
          </text:insertion>
        </text:changed-region>
        <text:changed-region xml:id="ct101171776956096" text:id="ct101171776956096">
          <text:insertion>
            <office:change-info>
              <dc:creator>Stuart Baker</dc:creator>
              <dc:date>2024-08-18T11:55:30</dc:date>
            </office:change-info>
          </text:insertion>
        </text:changed-region>
        <text:changed-region xml:id="ct101171776968416" text:id="ct101171776968416">
          <text:insertion>
            <office:change-info>
              <dc:creator>Stuart Baker</dc:creator>
              <dc:date>2024-08-18T11:54:20</dc:date>
            </office:change-info>
          </text:insertion>
        </text:changed-region>
        <text:changed-region xml:id="ct101171776963280" text:id="ct101171776963280">
          <text:insertion>
            <office:change-info>
              <dc:creator>Stuart Baker</dc:creator>
              <dc:date>2024-08-18T11:06:04</dc:date>
            </office:change-info>
          </text:insertion>
        </text:changed-region>
        <text:changed-region xml:id="ct101171776985872" text:id="ct101171776985872">
          <text:insertion>
            <office:change-info>
              <dc:creator>Stuart Baker</dc:creator>
              <dc:date>2024-08-18T11:17:51</dc:date>
            </office:change-info>
          </text:insertion>
        </text:changed-region>
        <text:changed-region xml:id="ct101171777023824" text:id="ct101171777023824">
          <text:insertion>
            <office:change-info>
              <dc:creator>Stuart Baker</dc:creator>
              <dc:date>2024-08-18T11:59:56</dc:date>
            </office:change-info>
          </text:insertion>
        </text:changed-region>
        <text:changed-region xml:id="ct101171777025904" text:id="ct101171777025904">
          <text:insertion>
            <office:change-info>
              <dc:creator>Stuart Baker</dc:creator>
              <dc:date>2024-08-18T12:01:00</dc:date>
            </office:change-info>
          </text:insertion>
        </text:changed-region>
        <text:changed-region xml:id="ct101171777028944" text:id="ct101171777028944">
          <text:insertion>
            <office:change-info>
              <dc:creator>Stuart Baker</dc:creator>
              <dc:date>2024-08-18T12:02:0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8" text:outline-level="1"><text:bookmark-start text:name="__RefHeading___Toc4278_821615081"/>Introduction (Informative)<text:bookmark-end text:name="__RefHeading___Toc4278_821615081"/></text:h>
      <text:p text:style-name="P17"><text:change-start text:change-id="ct101171774842640"/>The OpenLCB suite of protocols can be used on multiple physical transports; this document defines the specifics that relate to <text:span text:style-name="T8">using</text:span> Bluetooth Low Energy (BLE) as a transport layer.<text:change-end text:change-id="ct101171774842640"/><text:change-start text:change-id="ct101171772056960"/> The BLE protocol uses broadcast messages and <text:change-end text:change-id="ct101171772056960"/><text:change-start text:change-id="ct101171775520448"/>connection based transfer of attribute data. This Standard defines unique broadcast messages called advertisements to identify the presence of OpenLCB nodes supporting BLE and <text:change-end text:change-id="ct101171775520448"/><text:change-start text:change-id="ct101171775520816"/>the exchange of data using attributes over connections.<text:change-end text:change-id="ct101171775520816"/></text:p>
      <text:h text:style-name="Heading_20_1" text:outline-level="1"><text:bookmark-start text:name="__RefHeading___Toc4280_821615081"/>Intended Use (Informative)<text:bookmark-end text:name="__RefHeading___Toc4280_821615081"/></text:h>
      <text:p text:style-name="P17"><text:change-start text:change-id="ct101171775524960"/>This Standard is intended for use whenever OpenLCB nodes are communicating using BLE. It is not intended to cover OpenLCB communications over other types of communications links.<text:change-end text:change-id="ct101171775524960"/></text:p>
      <text:h text:style-name="Heading_20_1" text:outline-level="1"><text:bookmark-start text:name="__RefHeading___Toc4282_821615081"/>References and Context<text:bookmark-end text:name="__RefHeading___Toc4282_821615081"/></text:h>
      <text:p text:style-name="Standard">This specification is in the context of the following OpenLCB-CAN Standards:</text:p>
      <text:list text:style-name="L1">
        <text:list-item>
          <text:p text:style-name="P150"><text:change-start text:change-id="ct101171775534576"/>The OpenLCB Message Network Standard, which specifies the general <text:span text:style-name="T25">OpenLCB message</text:span><text:change-end text:change-id="ct101171775534576"/><text:change-start text:change-id="ct101171775536272"/><text:span text:style-name="T25"> format</text:span><text:change-end text:change-id="ct101171775536272"/></text:p>
        </text:list-item>
      </text:list>
      <text:p text:style-name="P17"><text:change-start text:change-id="ct101171775379776"/>For more information about BLE, please refer to the Bluetooth Special Interest Group.<text:change-end text:change-id="ct101171775379776"/><text:change-start text:change-id="ct101171775548192"/></text:p>
      <text:p text:style-name="P15">For the purposes of this standard, a BLE <text:span text:style-name="T8">“device” implements the BLE Peripheral role and uses BLE Advertisements to both announce itself</text:span><text:change-end text:change-id="ct101171775548192"/><text:change-start text:change-id="ct101171775548896"/><text:span text:style-name="T8"> and accept connections.</text:span><text:change-end text:change-id="ct101171775548896"/><text:change-start text:change-id="ct101171775551744"/><text:span text:style-name="T8"> </text:span><text:span text:style-name="T14">A “client” implements the BLE Central role and uses BLE scanning to find BLE d</text:span><text:change-end text:change-id="ct101171775551744"/><text:change-start text:change-id="ct101171775553600"/><text:span text:style-name="T14">evices to establish connections to.</text:span><text:change-end text:change-id="ct101171775553600"/></text:p>
      <text:h text:style-name="P139" text:outline-level="1"><text:bookmark-start text:name="__RefHeading___Toc4284_821615081"/>Message Formats<text:bookmark-end text:name="__RefHeading___Toc4284_821615081"/></text:h>
      <text:p text:style-name="P15"><text:change-start text:change-id="ct101171775567664"/>There exists two possible ways in which a node using BLE transport can join the network.</text:p>
      <text:list text:style-name="L2">
        <text:list-item>
          <text:p text:style-name="P151"><text:span text:style-name="T25">The Streaming method </text:span><text:span text:style-name="T9">utilizes</text:span><text:span text:style-name="T25"> the general OpenLCB message format transported over a pair</text:span><text:change-end text:change-id="ct101171775567664"/><text:change-start text:change-id="ct101171775565520"/><text:span text:style-name="T25"> of BLE attributes. This method requires a full OpenLCB stack implementation on the BLE device.</text:span></text:p>
        </text:list-item>
        <text:list-item>
          <text:p text:style-name="P152">The Simpl<text:change-end text:change-id="ct101171775565520"/><text:change-start text:change-id="ct101171775582240"/>ified method assumes that the BLE device implements <text:span text:style-name="T29">one or more </text:span>very specific application<text:span text:style-name="T29">s</text:span>. It uses one or more BLE attributes to exchange <text:span text:style-name="T8">information</text:span> specific to the given application. This method does not require a full OpenLCB stack implementation on the BLE device.<text:change-end text:change-id="ct101171775582240"/><text:change-start text:change-id="ct101171775587632"/></text:p>
        </text:list-item>
      </text:list>
      <text:p text:style-name="P131"><text:span text:style-name="T27">All </text:span><text:span text:style-name="T17">multi-byte</text:span><text:span text:style-name="T27"> advertising fields are in little-endian format, consistent with BLE conventions.</text:span><text:change-end text:change-id="ct101171775587632"/><text:change-start text:change-id="ct101171775597120"/></text:p>
      <text:h text:style-name="Heading_20_2" text:outline-level="2"><text:bookmark-start text:name="__RefHeading___Toc10272_3734769752"/><text:soft-page-break/>BLE UUIDs<text:bookmark-end text:name="__RefHeading___Toc10272_3734769752"/></text:h>
      <text:p text:style-name="P92">Version 4 BLE UUIDs are used by OpenLCB services and characteristics<text:change-end text:change-id="ct101171775597120"/><text:change-start text:change-id="ct101171775597408"/>. A Version 4 UUID is a <text:span text:style-name="T39">128-bit</text:span> universally unique identifier that is generated using random numbers.<text:change-end text:change-id="ct101171775597408"/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58"><text:change-start text:change-id="ct101171775604032"/>‍<text:change-end text:change-id="ct101171775604032"/><text:change-start text:change-id="ct101171775605600"/><text:span text:style-name="T38">OpenLCB BLE UUIDs</text:span><text:change-end text:change-id="ct101171775605600"/></text:p>
          </table:table-cell>
          <table:covered-table-cell/>
        </table:table-row>
        <table:table-row>
          <table:table-cell table:style-name="Table6.A2" office:value-type="string">
            <text:p text:style-name="P58"><text:change-start text:change-id="ct101171774860880"/>Description<text:change-end text:change-id="ct101171774860880"/></text:p>
          </table:table-cell>
          <table:table-cell table:style-name="Table6.B2" office:value-type="string">
            <text:p text:style-name="P59"><text:change-start text:change-id="ct101171775349168"/>‍<text:span text:style-name="T33">UUID</text:span><text:change-end text:change-id="ct101171775349168"/></text:p>
          </table:table-cell>
        </table:table-row>
        <table:table-row>
          <table:table-cell table:style-name="Table6.A2" office:value-type="string">
            <text:p text:style-name="P93"><text:change-start text:change-id="ct101171775578000"/>Streaming Service<text:change-end text:change-id="ct101171775578000"/></text:p>
          </table:table-cell>
          <table:table-cell table:style-name="Table6.B2" office:value-type="string">
            <text:p text:style-name="P94"><text:change-start text:change-id="ct101171775548480"/>‍<text:span text:style-name="T28">0ff45220-84a9-4daf-83e7-da4c828d1851</text:span><text:change-end text:change-id="ct101171775548480"/></text:p>
          </table:table-cell>
        </table:table-row>
        <table:table-row>
          <table:table-cell table:style-name="Table6.A2" office:value-type="string">
            <text:p text:style-name="P86"><text:change-start text:change-id="ct101171775553040"/>Streaming Active Characteristic<text:change-end text:change-id="ct101171775553040"/></text:p>
          </table:table-cell>
          <table:table-cell table:style-name="Table6.B2" office:value-type="string">
            <text:p text:style-name="P94"><text:change-start text:change-id="ct101171774907568"/>‍<text:change-end text:change-id="ct101171774907568"/></text:p>
          </table:table-cell>
        </table:table-row>
        <table:table-row>
          <table:table-cell table:style-name="Table6.A2" office:value-type="string">
            <text:p text:style-name="P93"><text:change-start text:change-id="ct101171775586576"/>Streaming Data In Characteristic<text:change-end text:change-id="ct101171775586576"/></text:p>
          </table:table-cell>
          <table:table-cell table:style-name="Table6.B2" office:value-type="string">
            <text:p text:style-name="P94"><text:change-start text:change-id="ct101171775590000"/>‍<text:span text:style-name="T30">b029e1ba-47bc-4d8a-a28e-fbe167fc06cb</text:span><text:change-end text:change-id="ct101171775590000"/></text:p>
          </table:table-cell>
        </table:table-row>
        <table:table-row>
          <table:table-cell table:style-name="Table6.A6" office:value-type="string">
            <text:p text:style-name="P93"><text:change-start text:change-id="ct101171775586960"/>Streaming Data Out Characteristic<text:change-end text:change-id="ct101171775586960"/></text:p>
          </table:table-cell>
          <table:table-cell table:style-name="Table6.B2" office:value-type="string">
            <text:p text:style-name="P71"><text:change-start text:change-id="ct101171775579904"/>c4fed917-55d9-485d-bf30-2eb3c095a90f<text:change-end text:change-id="ct101171775579904"/></text:p>
          </table:table-cell>
        </table:table-row>
        <table:table-row>
          <table:table-cell table:style-name="Table6.A7" office:value-type="string">
            <text:p text:style-name="P106"><text:change-start text:change-id="ct101171775523408"/><text:span text:style-name="T48">S</text:span><text:change-end text:change-id="ct101171775523408"/><text:change-start text:change-id="ct101171775605040"/>implified Services<text:change-end text:change-id="ct101171775605040"/></text:p>
          </table:table-cell>
          <table:table-cell table:style-name="Table6.B2" office:value-type="string">
            <text:p text:style-name="P94"><text:change-start text:change-id="ct101171775528368"/>‍<text:change-end text:change-id="ct101171775528368"/></text:p>
          </table:table-cell>
        </table:table-row>
        <table:table-row>
          <table:table-cell table:style-name="Table6.A8" office:value-type="string">
            <text:p text:style-name="P106"><text:change-start text:change-id="ct101171775556672"/>Node Information Service<text:change-end text:change-id="ct101171775556672"/></text:p>
          </table:table-cell>
          <table:table-cell table:style-name="Table6.B2" office:value-type="string">
            <text:p text:style-name="P94"><text:change-start text:change-id="ct101171775557600"/>‍<text:change-end text:change-id="ct101171775557600"/></text:p>
          </table:table-cell>
        </table:table-row>
        <table:table-row table:style-name="Table6.9">
          <table:table-cell table:style-name="Table6.A9" office:value-type="string">
            <text:p text:style-name="P106"><text:change-start text:change-id="ct101171775608432"/>‍<text:span text:style-name="T42">Node Manufacturer Name</text:span><text:change-end text:change-id="ct101171775608432"/></text:p>
          </table:table-cell>
          <table:table-cell table:style-name="Table6.B2" office:value-type="string">
            <text:p text:style-name="P94">‍</text:p>
          </table:table-cell>
        </table:table-row>
        <table:table-row table:style-name="Table6.9">
          <table:table-cell table:style-name="Table6.A9" office:value-type="string">
            <text:p text:style-name="P106"><text:change-start text:change-id="ct101171775610864"/><text:span text:style-name="T42">Node Model Name</text:span>‍<text:change-end text:change-id="ct101171775610864"/></text:p>
          </table:table-cell>
          <table:table-cell table:style-name="Table6.B2" office:value-type="string">
            <text:p text:style-name="P94">‍</text:p>
          </table:table-cell>
        </table:table-row>
        <table:table-row>
          <table:table-cell table:style-name="Table6.A9" office:value-type="string">
            <text:p text:style-name="P106"><text:change-start text:change-id="ct101171775612544"/>Node Hardware Version<text:change-end text:change-id="ct101171775612544"/></text:p>
          </table:table-cell>
          <table:table-cell table:style-name="Table6.B2" office:value-type="string">
            <text:p text:style-name="P94"><text:change-start text:change-id="ct101171775613616"/>‍<text:change-end text:change-id="ct101171775613616"/></text:p>
          </table:table-cell>
        </table:table-row>
        <table:table-row>
          <table:table-cell table:style-name="Table6.A12" office:value-type="string">
            <text:p text:style-name="P106"><text:change-start text:change-id="ct101171775614880"/>Node Software Version<text:change-end text:change-id="ct101171775614880"/></text:p>
          </table:table-cell>
          <table:table-cell table:style-name="Table6.B2" office:value-type="string">
            <text:p text:style-name="P94"><text:change-start text:change-id="ct101171775615984"/>‍<text:change-end text:change-id="ct101171775615984"/></text:p>
          </table:table-cell>
        </table:table-row>
        <table:table-row>
          <table:table-cell table:style-name="Table6.A13" office:value-type="string">
            <text:p text:style-name="P106"><text:change-start text:change-id="ct101171775617296"/>Node User Name<text:change-end text:change-id="ct101171775617296"/></text:p>
          </table:table-cell>
          <table:table-cell table:style-name="Table6.B2" office:value-type="string">
            <text:p text:style-name="P94"><text:change-start text:change-id="ct101171775618400"/>‍<text:change-end text:change-id="ct101171775618400"/></text:p>
          </table:table-cell>
        </table:table-row>
        <table:table-row>
          <table:table-cell table:style-name="Table6.A14" office:value-type="string">
            <text:p text:style-name="P106"><text:change-start text:change-id="ct101171775619664"/>Node User Description<text:change-end text:change-id="ct101171775619664"/></text:p>
          </table:table-cell>
          <table:table-cell table:style-name="Table6.B2" office:value-type="string">
            <text:p text:style-name="P94"/>
          </table:table-cell>
        </table:table-row>
        <table:table-row>
          <table:table-cell table:style-name="Table6.A15" office:value-type="string">
            <text:p text:style-name="P91"><text:change-start text:change-id="ct101171777928192"/><text:span text:style-name="T65">M</text:span><text:change-end text:change-id="ct101171777928192"/><text:change-start text:change-id="ct101171775622208"/><text:span text:style-name="T47">emory </text:span><text:change-end text:change-id="ct101171775622208"/><text:change-start text:change-id="ct101171774841232"/>Configuration Service<text:change-end text:change-id="ct101171774841232"/></text:p>
          </table:table-cell>
          <table:table-cell table:style-name="Table6.B2" office:value-type="string">
            <text:p text:style-name="P94"/>
          </table:table-cell>
        </table:table-row>
        <table:table-row>
          <table:table-cell table:style-name="Table6.A16" office:value-type="string">
            <text:p text:style-name="P91"><text:change-start text:change-id="ct101171831483072"/><text:span text:style-name="T65">M</text:span><text:change-end text:change-id="ct101171831483072"/><text:change-start text:change-id="ct101171775624384"/><text:span text:style-name="T47">emory </text:span><text:change-end text:change-id="ct101171775624384"/><text:change-start text:change-id="ct101171775348560"/>Configuration <text:change-end text:change-id="ct101171775348560"/><text:change-start text:change-id="ct101171775590416"/><text:span text:style-name="T13">Command</text:span><text:change-end text:change-id="ct101171775590416"/></text:p>
          </table:table-cell>
          <table:table-cell table:style-name="Table6.B2" office:value-type="string">
            <text:p text:style-name="P94"/>
          </table:table-cell>
        </table:table-row>
        <table:table-row>
          <table:table-cell table:style-name="Table6.A17" office:value-type="string">
            <text:p text:style-name="P116"><text:change-start text:change-id="ct101171836988560"/><text:span text:style-name="T65">M</text:span><text:change-end text:change-id="ct101171836988560"/><text:change-start text:change-id="ct101171775626000"/>emory Configuration Reply<text:change-end text:change-id="ct101171775626000"/></text:p>
          </table:table-cell>
          <table:table-cell table:style-name="Table6.B2" office:value-type="string">
            <text:p text:style-name="P94"/>
          </table:table-cell>
        </table:table-row>
        <table:table-row table:style-name="Table6.9">
          <table:table-cell table:style-name="Table6.A18" office:value-type="string">
            <text:p text:style-name="P95"><text:change-start text:change-id="ct101171775628288"/>Train Service<text:change-end text:change-id="ct101171775628288"/></text:p>
          </table:table-cell>
          <table:table-cell table:style-name="Table6.B2" office:value-type="string">
            <text:p text:style-name="P94">‍</text:p>
          </table:table-cell>
        </table:table-row>
        <table:table-row table:style-name="Table6.9">
          <table:table-cell table:style-name="Table6.A19" office:value-type="string">
            <text:p text:style-name="P91"><text:change-start text:change-id="ct101171775630672"/><text:span text:style-name="T38">Train </text:span><text:change-end text:change-id="ct101171775630672"/><text:change-start text:change-id="ct101171775525792"/><text:span text:style-name="T44">Incoming Message</text:span><text:change-end text:change-id="ct101171775525792"/></text:p>
          </table:table-cell>
          <table:table-cell table:style-name="Table6.B2" office:value-type="string">
            <text:p text:style-name="P94">‍</text:p>
          </table:table-cell>
        </table:table-row>
        <table:table-row table:style-name="Table6.9">
          <table:table-cell table:style-name="Table6.A20" office:value-type="string">
            <text:p text:style-name="P91"><text:change-start text:change-id="ct101171775278496"/>‍<text:span text:style-name="T38">Train </text:span><text:change-end text:change-id="ct101171775278496"/><text:change-start text:change-id="ct101171775278992"/><text:span text:style-name="T44">Outgoing Message</text:span><text:change-end text:change-id="ct101171775278992"/></text:p>
          </table:table-cell>
          <table:table-cell table:style-name="Table6.B2" office:value-type="string">
            <text:p text:style-name="P94">‍</text:p>
          </table:table-cell>
        </table:table-row>
      </table:table>
      <text:p text:style-name="P20"><text:change-start text:change-id="ct101171775647872"/></text:p>
      <text:h text:style-name="P142" text:outline-level="2"><text:bookmark-start text:name="__RefHeading___Toc10274_3734769752"/><text:change-end text:change-id="ct101171775647872"/><text:change-start text:change-id="ct101171775652112"/><text:soft-page-break/>Streaming<text:bookmark-end text:name="__RefHeading___Toc10274_3734769752"/></text:h>
      <text:p text:style-name="P15">If a node supports streaming protocol, it shall <text:span text:style-name="T12">implement</text:span> the following advertising format to announce itself and accept connections.<text:change-end text:change-id="ct101171775652112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42"><text:change-start text:change-id="ct101171775656784"/>‍<text:change-end text:change-id="ct101171775656784"/><text:change-start text:change-id="ct101171775658128"/><text:span text:style-name="T27">Legacy </text:span><text:change-end text:change-id="ct101171775658128"/><text:change-start text:change-id="ct101171775659568"/><text:span text:style-name="T26">Advertising </text:span><text:change-end text:change-id="ct101171775659568"/><text:change-start text:change-id="ct101171775660864"/><text:span text:style-name="T27">Payload</text:span><text:change-end text:change-id="ct101171775660864"/><text:change-start text:change-id="ct101171775663456"/><text:span text:style-name="T27"> </text:span><text:span text:style-name="T49">(Connectable Undirected)</text:span><text:change-end text:change-id="ct101171775663456"/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2"><text:change-start text:change-id="ct101171775658560"/>‍<text:change-end text:change-id="ct101171775658560"/><text:change-start text:change-id="ct101171775660464"/><text:span text:style-name="T26">Bytes</text:span><text:change-end text:change-id="ct101171775660464"/></text:p>
          </table:table-cell>
          <table:table-cell table:style-name="Table2.A2" office:value-type="string">
            <text:p text:style-name="P36"><text:change-start text:change-id="ct101171775657312"/>Field<text:change-end text:change-id="ct101171775657312"/></text:p>
          </table:table-cell>
          <table:table-cell table:style-name="Table2.C2" office:value-type="string">
            <text:p text:style-name="P36"><text:change-start text:change-id="ct101171775656416"/>Payload<text:change-end text:change-id="ct101171775656416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101171775657760"/>‍<text:change-end text:change-id="ct101171775657760"/><text:change-start text:change-id="ct101171775663056"/><text:span text:style-name="T26">1</text:span><text:change-end text:change-id="ct101171775663056"/></text:p>
          </table:table-cell>
          <table:table-cell table:style-name="Table2.A2" office:value-type="string">
            <text:p text:style-name="P32"><text:change-start text:change-id="ct101171775659168"/>flags length<text:change-end text:change-id="ct101171775659168"/></text:p>
          </table:table-cell>
          <table:table-cell table:style-name="Table2.C2" office:value-type="string">
            <text:p text:style-name="P32"><text:change-start text:change-id="ct101171775666032"/>2<text:change-end text:change-id="ct101171775666032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101171775667200"/>‍<text:change-end text:change-id="ct101171775667200"/><text:change-start text:change-id="ct101171775659888"/><text:span text:style-name="T26">1</text:span><text:change-end text:change-id="ct101171775659888"/></text:p>
          </table:table-cell>
          <table:table-cell table:style-name="Table2.A2" office:value-type="string">
            <text:p text:style-name="P32"><text:change-start text:change-id="ct101171775291792"/>flags type<text:change-end text:change-id="ct101171775291792"/></text:p>
          </table:table-cell>
          <table:table-cell table:style-name="Table2.C2" office:value-type="string">
            <text:p text:style-name="P32"/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101171775669408"/>‍<text:change-end text:change-id="ct101171775669408"/><text:change-start text:change-id="ct101171775646784"/><text:span text:style-name="T26">1</text:span><text:change-end text:change-id="ct101171775646784"/></text:p>
          </table:table-cell>
          <table:table-cell table:style-name="Table2.A2" office:value-type="string">
            <text:p text:style-name="P32"><text:change-start text:change-id="ct101171775292672"/>flags<text:change-end text:change-id="ct101171775292672"/></text:p>
          </table:table-cell>
          <table:table-cell table:style-name="Table2.C2" office:value-type="string">
            <text:p text:style-name="P32"/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101171775672096"/>‍<text:change-end text:change-id="ct101171775672096"/><text:change-start text:change-id="ct101171775655936"/><text:span text:style-name="T26">1</text:span><text:change-end text:change-id="ct101171775655936"/></text:p>
          </table:table-cell>
          <table:table-cell table:style-name="Table2.A2" office:value-type="string">
            <text:p text:style-name="P18"><text:change-start text:change-id="ct101171775651232"/><text:span text:style-name="T8">l</text:span>ocal name length<text:change-end text:change-id="ct101171775651232"/></text:p>
          </table:table-cell>
          <table:table-cell table:style-name="Table2.C2" office:value-type="string">
            <text:p text:style-name="P18"><text:change-start text:change-id="ct101171775518688"/>2-27<text:change-end text:change-id="ct101171775518688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101171775675072"/>‍<text:change-end text:change-id="ct101171775675072"/><text:change-start text:change-id="ct101171775294272"/><text:span text:style-name="T27">1</text:span><text:change-end text:change-id="ct101171775294272"/></text:p>
          </table:table-cell>
          <table:table-cell table:style-name="Table2.A2" office:value-type="string">
            <text:p text:style-name="P18"><text:change-start text:change-id="ct101171775673152"/>local name type<text:change-end text:change-id="ct101171775673152"/></text:p>
          </table:table-cell>
          <table:table-cell table:style-name="Table2.C2" office:value-type="string">
            <text:p text:style-name="P18"><text:change-start text:change-id="ct101171775682896"/>Use <text:span text:style-name="T8">“short” type if the </text:span><text:span text:style-name="T11">OpenLCB </text:span><text:span text:style-name="T12">No</text:span><text:span text:style-name="T8">de user name does not fit.</text:span></text:p>
            <text:p text:style-name="P18"><text:span text:style-name="T8">Use “complete” type if the </text:span><text:span text:style-name="T11">OpenLCB </text:span><text:span text:style-name="T12">No</text:span><text:span text:style-name="T8">de user name does fit.</text:span><text:change-end text:change-id="ct101171775682896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101171775678784"/>‍<text:change-end text:change-id="ct101171775678784"/><text:change-start text:change-id="ct101171775676976"/><text:span text:style-name="T27">1-26</text:span><text:change-end text:change-id="ct101171775676976"/></text:p>
          </table:table-cell>
          <table:table-cell table:style-name="Table2.A2" office:value-type="string">
            <text:p text:style-name="P18"><text:change-start text:change-id="ct101171775295296"/>local name<text:change-end text:change-id="ct101171775295296"/></text:p>
          </table:table-cell>
          <table:table-cell table:style-name="Table2.C2" office:value-type="string">
            <text:p text:style-name="P18"><text:change-start text:change-id="ct101171775680768"/><text:span text:style-name="T8">U</text:span>p to the first 26 bytes of the <text:span text:style-name="T31">OpenLCB </text:span><text:span text:style-name="T39">N</text:span>ode <text:span text:style-name="T39">u</text:span>ser <text:span text:style-name="T39">n</text:span>ame<text:change-end text:change-id="ct101171775680768"/><text:change-start text:change-id="ct101171775681088"/>, null terminated if length is less than 26 bytes.<text:change-end text:change-id="ct101171775681088"/><text:change-start text:change-id="ct101171775686928"/> <text:span text:style-name="T16">Shall not contain a ‘:’ or ‘;’ character. ‘:’ or ‘;’ characters shall be replaced by spaces.</text:span><text:change-end text:change-id="ct101171775686928"/></text:p>
          </table:table-cell>
        </table:table-row>
        <table:table-row table:style-name="Table2.1">
          <table:table-cell table:style-name="Table2.C2" table:number-columns-spanned="3" office:value-type="string">
            <text:p text:style-name="P42"><text:change-start text:change-id="ct101171775603024"/><text:span text:style-name="T27">Legacy Scan Response Payload</text:span>‍<text:change-end text:change-id="ct101171775603024"/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2"><text:change-start text:change-id="ct101171775292224"/>‍<text:change-end text:change-id="ct101171775292224"/><text:change-start text:change-id="ct101171775293696"/><text:span text:style-name="T27">Bytes</text:span><text:change-end text:change-id="ct101171775293696"/></text:p>
          </table:table-cell>
          <table:table-cell table:style-name="Table2.A2" office:value-type="string">
            <text:p text:style-name="P43"><text:change-start text:change-id="ct101171775680272"/>Field<text:change-end text:change-id="ct101171775680272"/></text:p>
          </table:table-cell>
          <table:table-cell table:style-name="Table2.C2" office:value-type="string">
            <text:p text:style-name="P43"><text:change-start text:change-id="ct101171775690032"/>Payload<text:change-end text:change-id="ct101171775690032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101171775691248"/>‍<text:change-end text:change-id="ct101171775691248"/><text:change-start text:change-id="ct101171775661904"/><text:span text:style-name="T27">1</text:span><text:change-end text:change-id="ct101171775661904"/></text:p>
          </table:table-cell>
          <table:table-cell table:style-name="Table2.A2" office:value-type="string">
            <text:p text:style-name="P18"><text:change-start text:change-id="ct101171775688096"/><text:span text:style-name="T8">s</text:span>ervice data 128 length<text:change-end text:change-id="ct101171775688096"/></text:p>
          </table:table-cell>
          <table:table-cell table:style-name="Table2.C2" office:value-type="string">
            <text:p text:style-name="P18"><text:change-start text:change-id="ct101171775648160"/>2<text:change-end text:change-id="ct101171775648160"/><text:change-start text:change-id="ct101171775664576"/><text:span text:style-name="T28">7</text:span><text:change-end text:change-id="ct101171775664576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101171775294720"/>‍<text:change-end text:change-id="ct101171775294720"/><text:change-start text:change-id="ct101171775685664"/><text:span text:style-name="T27">1</text:span><text:change-end text:change-id="ct101171775685664"/></text:p>
          </table:table-cell>
          <table:table-cell table:style-name="Table2.A2" office:value-type="string">
            <text:p text:style-name="P18"><text:change-start text:change-id="ct101171775679824"/><text:span text:style-name="T8">s</text:span>ervice data 128 type<text:change-end text:change-id="ct101171775679824"/></text:p>
          </table:table-cell>
          <table:table-cell table:style-name="Table2.C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101171775696528"/>‍<text:change-end text:change-id="ct101171775696528"/><text:change-start text:change-id="ct101171775681376"/><text:span text:style-name="T27">16</text:span><text:change-end text:change-id="ct101171775681376"/></text:p>
          </table:table-cell>
          <table:table-cell table:style-name="Table2.A2" office:value-type="string">
            <text:p text:style-name="P18"><text:change-start text:change-id="ct101171775694560"/>128-bit UUID<text:change-end text:change-id="ct101171775694560"/></text:p>
          </table:table-cell>
          <table:table-cell table:style-name="Table2.C2" office:value-type="string">
            <text:p text:style-name="P18"><text:change-start text:change-id="ct101171775645344"/>Unique Identifier identifying this as having an <text:span text:style-name="T31">OpenLCB</text:span> <text:span text:style-name="T36">Streaming </text:span>Service (and more).<text:change-end text:change-id="ct101171775645344"/><text:change-start text:change-id="ct101171775293184"/></text:p>
            <text:p text:style-name="P61"><text:change-end text:change-id="ct101171775293184"/><text:change-start text:change-id="ct101171775661184"/>0ff45220-84a9-4daf-83e7-da4c828d1851<text:change-end text:change-id="ct101171775661184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101171775308096"/>‍<text:change-end text:change-id="ct101171775308096"/><text:change-start text:change-id="ct101171775647536"/><text:span text:style-name="T27">6</text:span><text:change-end text:change-id="ct101171775647536"/></text:p>
          </table:table-cell>
          <table:table-cell table:style-name="Table2.A2" office:value-type="string">
            <text:p text:style-name="P18"><text:change-start text:change-id="ct101171775699168"/><text:span text:style-name="T31">OpenLCB</text:span><text:change-end text:change-id="ct101171775699168"/><text:change-start text:change-id="ct101171775692016"/> Node ID<text:change-end text:change-id="ct101171775692016"/></text:p>
          </table:table-cell>
          <table:table-cell table:style-name="Table2.C2" office:value-type="string">
            <text:p text:style-name="P18"><text:change-start text:change-id="ct101171775699616"/>48-bit OpenLCB Node ID.<text:change-end text:change-id="ct101171775699616"/></text:p>
          </table:table-cell>
        </table:table-row>
        <table:table-row table:style-name="Table2.1">
          <table:table-cell table:style-name="Table2.A2" office:value-type="string">
            <text:p text:style-name="Table_20_Contents"><text:change-start text:change-id="ct101171775702816"/>‍<text:change-end text:change-id="ct101171775702816"/><text:change-start text:change-id="ct101171775316288"/><text:span text:style-name="T27">4</text:span><text:change-end text:change-id="ct101171775316288"/><text:change-start text:change-id="ct101171775314688"/><text:span text:style-name="T27"><office:annotation loext:resolved="false"><dc:creator>Stuart Baker</dc:creator><dc:date>2024-08-17T10:15:18.737477934</dc:date><meta:creator-initials>SB</meta:creator-initials><text:p text:style-name="Comment">There is actually room to add three more bytes here.</text:p></office:annotation></text:span><text:change-end text:change-id="ct101171775314688"/></text:p>
          </table:table-cell>
          <table:table-cell table:style-name="Table2.A2" office:value-type="string">
            <text:p text:style-name="P18"><text:change-start text:change-id="ct101171775681968"/><text:span text:style-name="T31">OpenLCB </text:span><text:change-end text:change-id="ct101171775681968"/><text:change-start text:change-id="ct101171775662448"/>PIP<text:change-end text:change-id="ct101171775662448"/></text:p>
          </table:table-cell>
          <table:table-cell table:style-name="Table2.C2" office:value-type="string">
            <text:p text:style-name="P18"><text:change-start text:change-id="ct101171775314240"/>If PIP exceeds four bytes, then a <text:span text:style-name="T8">connection</text:span> is required to get the rest.<text:change-end text:change-id="ct101171775314240"/></text:p>
          </table:table-cell>
        </table:table-row>
      </table:table>
      <text:p text:style-name="P15"><text:change-start text:change-id="ct101171775732224"/></text:p>
      <text:p text:style-name="P21"><text:change-end text:change-id="ct101171775732224"/><text:change-start text:change-id="ct101171775732848"/></text:p>
      <text:p text:style-name="P153"><text:change-end text:change-id="ct101171775732848"/><text:change-start text:change-id="ct101171775733808"/>If a node supports streaming protocol, it <text:span text:style-name="T39">shall </text:span>implement the following BLE GATT Service.<text:change-end text:change-id="ct101171775733808"/></text:p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45"><text:change-start text:change-id="ct101171775740304"/><text:span text:style-name="T35">OpenLCB </text:span><text:change-end text:change-id="ct101171775740304"/><text:change-start text:change-id="ct101171775741776"/><text:span text:style-name="T39">Streaming </text:span><text:change-end text:change-id="ct101171775741776"/><text:change-start text:change-id="ct101171775742096"/>Service Attribute Table<text:change-end text:change-id="ct101171775742096"/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3"><text:change-start text:change-id="ct101171775731104"/>‍‍<text:span text:style-name="T30">UUID Length </text:span><text:span text:style-name="T31">(bits)</text:span><text:change-end text:change-id="ct101171775731104"/></text:p>
          </table:table-cell>
          <table:table-cell table:style-name="Table5.B2" office:value-type="string">
            <text:p text:style-name="P49"><text:change-start text:change-id="ct101171775308608"/>UUID<text:change-end text:change-id="ct101171775308608"/></text:p>
          </table:table-cell>
          <table:table-cell table:style-name="Table5.C2" office:value-type="string">
            <text:p text:style-name="P37"><text:change-start text:change-id="ct101171775744624"/>‍<text:span text:style-name="T10">Permissions</text:span><text:change-end text:change-id="ct101171775744624"/></text:p>
          </table:table-cell>
          <table:table-cell table:style-name="Table5.D2" office:value-type="string">
            <text:p text:style-name="P49"><text:change-start text:change-id="ct101171775315264"/>Size <text:span text:style-name="T31">(bytes)</text:span><text:change-end text:change-id="ct101171775315264"/></text:p>
          </table:table-cell>
          <table:table-cell table:style-name="Table5.E2" office:value-type="string">
            <text:p text:style-name="P49"><text:change-start text:change-id="ct101171775739312"/>‍Value<text:change-end text:change-id="ct101171775739312"/></text:p>
          </table:table-cell>
        </table:table-row>
        <table:table-row table:style-name="Table5.1">
          <table:table-cell table:style-name="Table5.A3" office:value-type="string">
            <text:p text:style-name="P74"><text:change-start text:change-id="ct101171775749456"/>‍‍‍<text:span text:style-name="T29">16</text:span><text:change-end text:change-id="ct101171775749456"/></text:p>
          </table:table-cell>
          <table:table-cell table:style-name="Table5.B3" office:value-type="string">
            <text:p text:style-name="P26"><text:change-start text:change-id="ct101171775325440"/>Primary Service<text:change-end text:change-id="ct101171775325440"/></text:p>
          </table:table-cell>
          <table:table-cell table:style-name="Table5.C2" office:value-type="string">
            <text:p text:style-name="P22"><text:change-start text:change-id="ct101171775751392"/>‍<text:span text:style-name="T30">Read</text:span><text:change-end text:change-id="ct101171775751392"/></text:p>
          </table:table-cell>
          <table:table-cell table:style-name="Table5.D3" office:value-type="string">
            <text:p text:style-name="P63"><text:change-start text:change-id="ct101171775730656"/>16<text:change-end text:change-id="ct101171775730656"/></text:p>
          </table:table-cell>
          <table:table-cell table:style-name="Table5.E2" office:value-type="string">
            <text:p text:style-name="P26"><text:change-start text:change-id="ct101171775755376"/>‍<text:span text:style-name="T34">Streaming </text:span>Service UUID</text:p>
            <text:p text:style-name="P62">0ff45220-84a9-4daf-83e7-da4c828d1851<text:change-end text:change-id="ct101171775755376"/></text:p>
          </table:table-cell>
        </table:table-row>
        <table:table-row table:style-name="Table5.1">
          <table:table-cell table:style-name="Table5.A3" office:value-type="string">
            <text:p text:style-name="P74"><text:change-start text:change-id="ct101171775684896"/>‍<text:span text:style-name="T34">16</text:span><text:change-end text:change-id="ct101171775684896"/></text:p>
          </table:table-cell>
          <table:table-cell table:style-name="Table5.B4" office:value-type="string">
            <text:p text:style-name="P82"><text:change-start text:change-id="ct101171775741216"/>Characteristic Declaration<text:change-end text:change-id="ct101171775741216"/></text:p>
          </table:table-cell>
          <table:table-cell table:style-name="Table5.C2" office:value-type="string">
            <text:p text:style-name="P78"><text:change-start text:change-id="ct101171775756704"/>Read<text:change-end text:change-id="ct101171775756704"/></text:p>
          </table:table-cell>
          <table:table-cell table:style-name="Table5.D4" office:value-type="string">
            <text:p text:style-name="P78"><text:change-start text:change-id="ct101171775757632"/>1<text:change-end text:change-id="ct101171775757632"/></text:p>
          </table:table-cell>
          <table:table-cell table:style-name="Table5.E2" office:value-type="string">
            <text:p text:style-name="P82"><text:change-start text:change-id="ct101171775758736"/>Characteristic Property write<text:change-end text:change-id="ct101171775758736"/></text:p>
          </table:table-cell>
        </table:table-row>
        <table:table-row table:style-name="Table5.1">
          <table:table-cell table:style-name="Table5.A3" office:value-type="string">
            <text:p text:style-name="P74"><text:change-start text:change-id="ct101171775760784"/><text:span text:style-name="T34">128</text:span>‍<text:change-end text:change-id="ct101171775760784"/></text:p>
          </table:table-cell>
          <table:table-cell table:style-name="Table5.B4" office:value-type="string">
            <text:p text:style-name="P82"><text:change-start text:change-id="ct101171775754288"/>Streaming Active Characteristic<text:change-end text:change-id="ct101171775754288"/></text:p>
          </table:table-cell>
          <table:table-cell table:style-name="Table5.C2" office:value-type="string">
            <text:p text:style-name="P78"><text:change-start text:change-id="ct101171775762608"/>Write<text:change-end text:change-id="ct101171775762608"/></text:p>
          </table:table-cell>
          <table:table-cell table:style-name="Table5.D4" office:value-type="string">
            <text:p text:style-name="P78"><text:change-start text:change-id="ct101171775763632"/>1<text:change-end text:change-id="ct101171775763632"/></text:p>
          </table:table-cell>
          <table:table-cell table:style-name="Table5.E2" office:value-type="string">
            <text:p text:style-name="P82"><text:change-start text:change-id="ct101171775765408"/>0: Streaming connection not active</text:p>
            <text:p text:style-name="P82">1: Streaming connection active<text:change-end text:change-id="ct101171775765408"/></text:p>
          </table:table-cell>
        </table:table-row>
        <table:table-row table:style-name="Table5.1">
          <table:table-cell table:style-name="Table5.A6" office:value-type="string">
            <text:p text:style-name="P74"><text:change-start text:change-id="ct101171775767376"/>‍‍<text:span text:style-name="T30">16</text:span><text:change-end text:change-id="ct101171775767376"/></text:p>
          </table:table-cell>
          <table:table-cell table:style-name="Table5.B6" office:value-type="string">
            <text:p text:style-name="P67"><text:change-start text:change-id="ct101171775743584"/>Characteristic Declaration<text:change-end text:change-id="ct101171775743584"/></text:p>
          </table:table-cell>
          <table:table-cell table:style-name="Table5.C2" office:value-type="string">
            <text:p text:style-name="P33"><text:change-start text:change-id="ct101171775769664"/>‍<text:span text:style-name="T30">Read</text:span><text:change-end text:change-id="ct101171775769664"/></text:p>
          </table:table-cell>
          <table:table-cell table:style-name="Table5.D6" office:value-type="string">
            <text:p text:style-name="P72"><text:change-start text:change-id="ct101171775326016"/>1<text:change-end text:change-id="ct101171775326016"/></text:p>
          </table:table-cell>
          <table:table-cell table:style-name="Table5.E2" office:value-type="string">
            <text:p text:style-name="P67"><text:change-start text:change-id="ct101171775771712"/>‍Characteristic Property write<text:change-end text:change-id="ct101171775771712"/></text:p>
          </table:table-cell>
        </table:table-row>
        <table:table-row table:style-name="Table5.1">
          <table:table-cell table:style-name="Table5.A7" office:value-type="string">
            <text:p text:style-name="P74"><text:change-start text:change-id="ct101171775773616"/>‍‍<text:span text:style-name="T30">128</text:span><text:change-end text:change-id="ct101171775773616"/></text:p>
          </table:table-cell>
          <table:table-cell table:style-name="Table5.B7" office:value-type="string">
            <text:p text:style-name="P67"><text:change-start text:change-id="ct101171775777472"/><text:span text:style-name="T34">Streaming </text:span>Data In Characteristic</text:p>
            <text:p text:style-name="P67">b029e1ba-47bc-4d8a-a28e-fbe167fc06cb<text:change-end text:change-id="ct101171775777472"/></text:p>
          </table:table-cell>
          <table:table-cell table:style-name="Table5.C2" office:value-type="string">
            <text:p text:style-name="P33"><text:change-start text:change-id="ct101171775739824"/>‍<text:span text:style-name="T31">Write</text:span><text:change-end text:change-id="ct101171775739824"/></text:p>
          </table:table-cell>
          <table:table-cell table:style-name="Table5.D7" office:value-type="string">
            <text:p text:style-name="P88"><text:change-start text:change-id="ct101171775775760"/>2<text:change-end text:change-id="ct101171775775760"/><text:change-start text:change-id="ct101171775324992"/><text:span text:style-name="T58">44</text:span><text:change-end text:change-id="ct101171775324992"/></text:p>
          </table:table-cell>
          <table:table-cell table:style-name="Table5.E2" office:value-type="string">
            <text:p text:style-name="P87"><text:change-start text:change-id="ct101171775776384"/>OpenLCB <text:span text:style-name="T41">message</text:span> data to the device.<text:change-end text:change-id="ct101171775776384"/></text:p>
          </table:table-cell>
        </table:table-row>
        <table:table-row table:style-name="Table5.1">
          <table:table-cell table:style-name="Table5.A3" office:value-type="string">
            <text:p text:style-name="P74"><text:change-start text:change-id="ct101171775770624"/>‍‍<text:span text:style-name="T30">16</text:span><text:change-end text:change-id="ct101171775770624"/></text:p>
          </table:table-cell>
          <table:table-cell table:style-name="Table5.B8" office:value-type="string">
            <text:p text:style-name="P67"><text:change-start text:change-id="ct101171775330624"/>Characteristic Declaration<text:change-end text:change-id="ct101171775330624"/></text:p>
          </table:table-cell>
          <table:table-cell table:style-name="Table5.C2" office:value-type="string">
            <text:p text:style-name="P33"><text:change-start text:change-id="ct101171775782272"/>‍<text:span text:style-name="T30">Read</text:span><text:change-end text:change-id="ct101171775782272"/></text:p>
          </table:table-cell>
          <table:table-cell table:style-name="Table5.D8" office:value-type="string">
            <text:p text:style-name="P72"><text:change-start text:change-id="ct101171775328576"/>1<text:change-end text:change-id="ct101171775328576"/></text:p>
          </table:table-cell>
          <table:table-cell table:style-name="Table5.E2" office:value-type="string">
            <text:p text:style-name="P67"><text:change-start text:change-id="ct101171775333184"/>‍Characteristic Property <text:change-end text:change-id="ct101171775333184"/><text:change-start text:change-id="ct101171775331136"/><text:span text:style-name="T40">read notify ack</text:span><text:change-end text:change-id="ct101171775331136"/></text:p>
          </table:table-cell>
        </table:table-row>
        <table:table-row table:style-name="Table5.1">
          <table:table-cell table:style-name="Table5.A3" office:value-type="string">
            <text:p text:style-name="P74"><text:change-start text:change-id="ct101171775780928"/>‍‍<text:span text:style-name="T30">128</text:span><text:change-end text:change-id="ct101171775780928"/></text:p>
          </table:table-cell>
          <table:table-cell table:style-name="Table5.B8" office:value-type="string">
            <text:p text:style-name="P67"><text:change-start text:change-id="ct101171775731888"/>S<text:span text:style-name="T34">treaming </text:span>Data <text:span text:style-name="T32">out</text:span> Characteristic</text:p>
            <text:p text:style-name="P67">c4fed917-55d9-485d-bf30-2eb3c095a90f<text:change-end text:change-id="ct101171775731888"/></text:p>
          </table:table-cell>
          <table:table-cell table:style-name="Table5.C2" office:value-type="string">
            <text:p text:style-name="P33"><text:change-start text:change-id="ct101171775788816"/>‍<text:span text:style-name="T32">Read</text:span><text:change-end text:change-id="ct101171775788816"/></text:p>
          </table:table-cell>
          <table:table-cell table:style-name="Table5.D8" office:value-type="string">
            <text:p text:style-name="P72"><text:change-start text:change-id="ct101171775787024"/>2<text:change-end text:change-id="ct101171775787024"/><text:change-start text:change-id="ct101171775789616"/><text:span text:style-name="T58">44</text:span><text:change-end text:change-id="ct101171775789616"/></text:p>
          </table:table-cell>
          <table:table-cell table:style-name="Table5.E2" office:value-type="string">
            <text:p text:style-name="P89"><text:change-start text:change-id="ct101171775791696"/>OpenLCB <text:span text:style-name="T41">message date</text:span> from the device<text:change-end text:change-id="ct101171775791696"/></text:p>
          </table:table-cell>
        </table:table-row>
        <text:soft-page-break/>
        <table:table-row table:style-name="Table5.1">
          <table:table-cell table:style-name="Table5.A10" office:value-type="string">
            <text:p text:style-name="P74"><text:change-start text:change-id="ct101171775345056"/>‍‍<text:span text:style-name="T30">16</text:span><text:change-end text:change-id="ct101171775345056"/><text:change text:change-id="ct101171775737424"/></text:p>
          </table:table-cell>
          <table:table-cell table:style-name="Table5.B10" office:value-type="string">
            <text:p text:style-name="P67"><text:change-start text:change-id="ct101171775333696"/><text:span text:style-name="T36">Client </text:span><text:change-end text:change-id="ct101171775333696"/><text:change-start text:change-id="ct101171775731392"/>Characteristic <text:change-end text:change-id="ct101171775731392"/><text:change-start text:change-id="ct101171775326528"/><text:span text:style-name="T36">Configuration Descriptor</text:span><text:change-end text:change-id="ct101171775326528"/></text:p>
          </table:table-cell>
          <table:table-cell table:style-name="Table5.C2" office:value-type="string">
            <text:p text:style-name="P33"><text:change-start text:change-id="ct101171775737760"/>‍<text:span text:style-name="T30">Read</text:span><text:change-end text:change-id="ct101171775737760"/><text:change-start text:change-id="ct101171775774512"/><text:span text:style-name="T30">/</text:span><text:span text:style-name="T45">Write</text:span><text:change-end text:change-id="ct101171775774512"/></text:p>
          </table:table-cell>
          <table:table-cell table:style-name="Table5.D10" office:value-type="string">
            <text:p text:style-name="P90"><text:change-start text:change-id="ct101171775790240"/>2<text:change-end text:change-id="ct101171775790240"/></text:p>
          </table:table-cell>
          <table:table-cell table:style-name="Table5.E2" office:value-type="string">
            <text:p text:style-name="P67"/>
          </table:table-cell>
        </table:table-row>
      </table:table>
      <text:p text:style-name="Standard"><text:change-start text:change-id="ct101171775811456"/></text:p>
      <text:h text:style-name="P143" text:outline-level="2"><text:bookmark-start text:name="__RefHeading___Toc10276_3734769752"/><text:change-end text:change-id="ct101171775811456"/><text:change-start text:change-id="ct101171775811744"/>Simplified<text:bookmark-end text:name="__RefHeading___Toc10276_3734769752"/><text:change-end text:change-id="ct101171775811744"/><text:change-start text:change-id="ct101171775819168"/></text:h>
      <text:p text:style-name="P16">If a node supports <text:span text:style-name="T39">one or more of the </text:span>s<text:span text:style-name="T39">implified </text:span>protocol<text:span text:style-name="T39">s</text:span>, it shall <text:span text:style-name="T39">implement </text:span>the following advertising format to announce itself and accept connections.<text:change-end text:change-id="ct101171775819168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57"><text:change-start text:change-id="ct101171775825216"/>‍<text:span text:style-name="T27">Legacy </text:span><text:span text:style-name="T26">Advertising </text:span><text:span text:style-name="T27">Payload</text:span><text:change-end text:change-id="ct101171775825216"/><text:change-start text:change-id="ct101171775827760"/><text:span text:style-name="T27"> </text:span><text:span text:style-name="T49">(Connectable Undirected)</text:span><text:change-end text:change-id="ct101171775827760"/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7">‍‍<text:change-start text:change-id="ct101171775815472"/>‍<text:span text:style-name="T26">Bytes</text:span><text:change-end text:change-id="ct101171775815472"/></text:p>
          </table:table-cell>
          <table:table-cell table:style-name="Table3.A2" office:value-type="string">
            <text:p text:style-name="P41"><text:change-start text:change-id="ct101171775808800"/>Field<text:change-end text:change-id="ct101171775808800"/></text:p>
          </table:table-cell>
          <table:table-cell table:style-name="Table3.C2" office:value-type="string">
            <text:p text:style-name="P41"><text:change-start text:change-id="ct101171775814672"/>Payload<text:change-end text:change-id="ct101171775814672"/></text:p>
          </table:table-cell>
        </table:table-row>
        <table:table-row table:style-name="Table3.1">
          <table:table-cell table:style-name="Table3.A2" office:value-type="string">
            <text:p text:style-name="P31">‍‍<text:change-start text:change-id="ct101171775821680"/>‍<text:span text:style-name="T26">1</text:span><text:change-end text:change-id="ct101171775821680"/></text:p>
          </table:table-cell>
          <table:table-cell table:style-name="Table3.A2" office:value-type="string">
            <text:p text:style-name="P35"><text:change-start text:change-id="ct101171775815136"/>flags length<text:change-end text:change-id="ct101171775815136"/></text:p>
          </table:table-cell>
          <table:table-cell table:style-name="Table3.C2" office:value-type="string">
            <text:p text:style-name="P35"><text:change-start text:change-id="ct101171775826240"/>2<text:change-end text:change-id="ct101171775826240"/></text:p>
          </table:table-cell>
        </table:table-row>
        <table:table-row table:style-name="Table3.1">
          <table:table-cell table:style-name="Table3.A2" office:value-type="string">
            <text:p text:style-name="P31">‍<text:change-start text:change-id="ct101171775830096"/>‍<text:span text:style-name="T26">1</text:span><text:change-end text:change-id="ct101171775830096"/></text:p>
          </table:table-cell>
          <table:table-cell table:style-name="Table3.A2" office:value-type="string">
            <text:p text:style-name="P35"><text:change-start text:change-id="ct101171775828720"/>flags type<text:change-end text:change-id="ct101171775828720"/></text:p>
          </table:table-cell>
          <table:table-cell table:style-name="Table3.C2" office:value-type="string">
            <text:p text:style-name="P35"/>
          </table:table-cell>
        </table:table-row>
        <table:table-row table:style-name="Table3.1">
          <table:table-cell table:style-name="Table3.A2" office:value-type="string">
            <text:p text:style-name="P31">‍<text:change-start text:change-id="ct101171775826784"/>‍<text:span text:style-name="T26">1</text:span><text:change-end text:change-id="ct101171775826784"/></text:p>
          </table:table-cell>
          <table:table-cell table:style-name="Table3.A2" office:value-type="string">
            <text:p text:style-name="P35"><text:change-start text:change-id="ct101171775812304"/>flags<text:change-end text:change-id="ct101171775812304"/></text:p>
          </table:table-cell>
          <table:table-cell table:style-name="Table3.C2" office:value-type="string">
            <text:p text:style-name="P35"/>
          </table:table-cell>
        </table:table-row>
        <table:table-row table:style-name="Table3.1">
          <table:table-cell table:style-name="Table3.A2" office:value-type="string">
            <text:p text:style-name="P31">‍‍<text:change-start text:change-id="ct101171775834896"/>‍<text:span text:style-name="T26">1</text:span><text:change-end text:change-id="ct101171775834896"/></text:p>
          </table:table-cell>
          <table:table-cell table:style-name="Table3.A2" office:value-type="string">
            <text:p text:style-name="P19"><text:change-start text:change-id="ct101171775824816"/><text:span text:style-name="T8">l</text:span>ocal name length<text:change-end text:change-id="ct101171775824816"/></text:p>
          </table:table-cell>
          <table:table-cell table:style-name="Table3.C2" office:value-type="string">
            <text:p text:style-name="P19"><text:change-start text:change-id="ct101171775824368"/>2-27<text:change-end text:change-id="ct101171775824368"/></text:p>
          </table:table-cell>
        </table:table-row>
        <table:table-row table:style-name="Table3.1">
          <table:table-cell table:style-name="Table3.A2" office:value-type="string">
            <text:p text:style-name="P31">‍‍<text:change-start text:change-id="ct101171775837696"/>‍<text:span text:style-name="T27">1</text:span><text:change-end text:change-id="ct101171775837696"/></text:p>
          </table:table-cell>
          <table:table-cell table:style-name="Table3.A2" office:value-type="string">
            <text:p text:style-name="P19"><text:change-start text:change-id="ct101171775811120"/>local name type<text:change-end text:change-id="ct101171775811120"/></text:p>
          </table:table-cell>
          <table:table-cell table:style-name="Table3.C2" office:value-type="string">
            <text:p text:style-name="P19"><text:change-start text:change-id="ct101171775818224"/>Use <text:span text:style-name="T8">“short” type if the </text:span><text:span text:style-name="T11">OpenLCB </text:span><text:span text:style-name="T12">N</text:span><text:span text:style-name="T8">ode u</text:span><text:span text:style-name="T12">s</text:span><text:span text:style-name="T8">er name does not fit.</text:span></text:p>
            <text:p text:style-name="P19"><text:span text:style-name="T8">Use “complete” type if the </text:span><text:span text:style-name="T11">OpenLCB </text:span><text:span text:style-name="T12">N</text:span><text:span text:style-name="T8">ode user name does fit.</text:span><text:change-end text:change-id="ct101171775818224"/></text:p>
          </table:table-cell>
        </table:table-row>
        <table:table-row table:style-name="Table3.1">
          <table:table-cell table:style-name="Table3.A2" office:value-type="string">
            <text:p text:style-name="P31">‍‍<text:change-start text:change-id="ct101171775847728"/>‍<text:span text:style-name="T27">1-26</text:span><text:change-end text:change-id="ct101171775847728"/></text:p>
          </table:table-cell>
          <table:table-cell table:style-name="Table3.A2" office:value-type="string">
            <text:p text:style-name="P19"><text:change-start text:change-id="ct101171775840288"/>local name<text:change-end text:change-id="ct101171775840288"/></text:p>
          </table:table-cell>
          <table:table-cell table:style-name="Table3.C2" office:value-type="string">
            <text:p text:style-name="P19"><text:change-start text:change-id="ct101171775844560"/><text:span text:style-name="T8">U</text:span>p to the first 26 bytes of the <text:span text:style-name="T31">OpenLCB </text:span><text:span text:style-name="T39">N</text:span>ode <text:span text:style-name="T39">us</text:span>er <text:span text:style-name="T39">n</text:span>ame, null terminated if length is less than 26 bytes.<text:change-end text:change-id="ct101171775844560"/></text:p>
          </table:table-cell>
        </table:table-row>
        <table:table-row table:style-name="Table3.1">
          <table:table-cell table:style-name="Table3.C2" table:number-columns-spanned="3" office:value-type="string">
            <text:p text:style-name="P57"><text:change-start text:change-id="ct101171775818768"/><text:span text:style-name="T27">Legacy Scan Response Payload</text:span>‍<text:change-end text:change-id="ct101171775818768"/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7">‍‍<text:change-start text:change-id="ct101171775845408"/>‍<text:span text:style-name="T27">Bytes</text:span><text:change-end text:change-id="ct101171775845408"/></text:p>
          </table:table-cell>
          <table:table-cell table:style-name="Table3.A2" office:value-type="string">
            <text:p text:style-name="P44"><text:change-start text:change-id="ct101171775810672"/>Field<text:change-end text:change-id="ct101171775810672"/></text:p>
          </table:table-cell>
          <table:table-cell table:style-name="Table3.C2" office:value-type="string">
            <text:p text:style-name="P44"><text:change-start text:change-id="ct101171775851280"/>Payload<text:change-end text:change-id="ct101171775851280"/></text:p>
          </table:table-cell>
        </table:table-row>
        <table:table-row table:style-name="Table3.1">
          <table:table-cell table:style-name="Table3.A2" office:value-type="string">
            <text:p text:style-name="P31">‍‍<text:change-start text:change-id="ct101171775846816"/>‍<text:span text:style-name="T27">1</text:span><text:change-end text:change-id="ct101171775846816"/></text:p>
          </table:table-cell>
          <table:table-cell table:style-name="Table3.A2" office:value-type="string">
            <text:p text:style-name="P19"><text:change-start text:change-id="ct101171775838656"/><text:span text:style-name="T8">s</text:span>ervice data 128 length<text:change-end text:change-id="ct101171775838656"/></text:p>
          </table:table-cell>
          <table:table-cell table:style-name="Table3.C2" office:value-type="string">
            <text:p text:style-name="P19"><text:change-start text:change-id="ct101171775855616"/>2<text:span text:style-name="T28">7 - 30</text:span><text:change-end text:change-id="ct101171775855616"/></text:p>
          </table:table-cell>
        </table:table-row>
        <table:table-row table:style-name="Table3.1">
          <table:table-cell table:style-name="Table3.A2" office:value-type="string">
            <text:p text:style-name="P31">‍<text:change-start text:change-id="ct101171775825536"/>‍<text:span text:style-name="T27">1</text:span><text:change-end text:change-id="ct101171775825536"/></text:p>
          </table:table-cell>
          <table:table-cell table:style-name="Table3.A2" office:value-type="string">
            <text:p text:style-name="P19"><text:change-start text:change-id="ct101171775841072"/><text:span text:style-name="T8">s</text:span>ervice data 128 type<text:change-end text:change-id="ct101171775841072"/></text:p>
          </table:table-cell>
          <table:table-cell table:style-name="Table3.C2" office:value-type="string">
            <text:p text:style-name="P19"/>
          </table:table-cell>
        </table:table-row>
        <table:table-row table:style-name="Table3.1">
          <table:table-cell table:style-name="Table3.A2" office:value-type="string">
            <text:p text:style-name="P31">‍‍‍<text:change-start text:change-id="ct101171775860528"/>‍<text:span text:style-name="T27">16</text:span><text:change-end text:change-id="ct101171775860528"/></text:p>
          </table:table-cell>
          <table:table-cell table:style-name="Table3.A2" office:value-type="string">
            <text:p text:style-name="P19"><text:change-start text:change-id="ct101171775848352"/>128-bit UUID<text:change-end text:change-id="ct101171775848352"/></text:p>
          </table:table-cell>
          <table:table-cell table:style-name="Table3.C2" office:value-type="string">
            <text:p text:style-name="P19"><text:change-start text:change-id="ct101171775866624"/>Unique Identifier identifying this as having <text:span text:style-name="T37">one or more </text:span><text:span text:style-name="T31">OpenLCB</text:span> <text:span text:style-name="T37">Simplified </text:span>Service<text:span text:style-name="T37">s</text:span> (and more).<text:change-end text:change-id="ct101171775866624"/></text:p>
          </table:table-cell>
        </table:table-row>
        <table:table-row table:style-name="Table3.1">
          <table:table-cell table:style-name="Table3.A2" office:value-type="string">
            <text:p text:style-name="P31">‍‍<text:change-start text:change-id="ct101171775845856"/>‍<text:span text:style-name="T27">6</text:span><text:change-end text:change-id="ct101171775845856"/></text:p>
          </table:table-cell>
          <table:table-cell table:style-name="Table3.A2" office:value-type="string">
            <text:p text:style-name="P19"><text:change-start text:change-id="ct101171775866064"/><text:span text:style-name="T31">OpenLCB</text:span> Node ID<text:change-end text:change-id="ct101171775866064"/></text:p>
          </table:table-cell>
          <table:table-cell table:style-name="Table3.C2" office:value-type="string">
            <text:p text:style-name="P19"><text:change-start text:change-id="ct101171775816000"/>48-bit OpenLCB Node ID.<text:change-end text:change-id="ct101171775816000"/></text:p>
          </table:table-cell>
        </table:table-row>
        <table:table-row table:style-name="Table3.1">
          <table:table-cell table:style-name="Table3.A2" office:value-type="string">
            <text:p text:style-name="P31">‍‍<text:change-start text:change-id="ct101171775870336"/>‍<text:span text:style-name="T27">4</text:span><text:change-end text:change-id="ct101171775870336"/></text:p>
          </table:table-cell>
          <table:table-cell table:style-name="Table3.A2" office:value-type="string">
            <text:p text:style-name="P19"><text:change-start text:change-id="ct101171775863376"/><text:span text:style-name="T31">OpenLCB </text:span>PIP<text:change-end text:change-id="ct101171775863376"/></text:p>
          </table:table-cell>
          <table:table-cell table:style-name="Table3.C2" office:value-type="string">
            <text:p text:style-name="P19"><text:change-start text:change-id="ct101171775794752"/>If PIP exceeds four bytes, then a <text:span text:style-name="T8">connection</text:span> is required to get the rest.<text:change-end text:change-id="ct101171775794752"/></text:p>
          </table:table-cell>
        </table:table-row>
      </table:table>
      <text:p text:style-name="P30"/>
      <text:p text:style-name="Standard"><text:change-start text:change-id="ct101171776574896"/></text:p>
      <text:p text:style-name="P154">If a node supports <text:span text:style-name="T39">one or more of the simplified</text:span> protocol<text:span text:style-name="T39">s</text:span>, it <text:span text:style-name="T39">shall </text:span>implement <text:span text:style-name="T39">one or more of</text:span> the following BLE GATT Service<text:span text:style-name="T39">s</text:span>.<text:change-end text:change-id="ct101171776574896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46"><text:change-start text:change-id="ct101171775390656"/><text:span text:style-name="T35">OpenLCB </text:span><text:span text:style-name="T39">Node Information</text:span> Attribute Table<text:change-end text:change-id="ct101171775390656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4">‍‍‍‍<text:change-start text:change-id="ct101171775386928"/>‍‍<text:span text:style-name="T30">UUID Length </text:span><text:span text:style-name="T31">(bits)</text:span><text:change-end text:change-id="ct101171775386928"/></text:p>
          </table:table-cell>
          <table:table-cell table:style-name="Table4.B2" office:value-type="string">
            <text:p text:style-name="P50"><text:change-start text:change-id="ct101171775841616"/>UUID<text:change-end text:change-id="ct101171775841616"/></text:p>
          </table:table-cell>
          <table:table-cell table:style-name="Table4.C2" office:value-type="string">
            <text:p text:style-name="P38"><text:change-start text:change-id="ct101171776574560"/>‍<text:span text:style-name="T10">Permissions</text:span><text:change-end text:change-id="ct101171776574560"/></text:p>
          </table:table-cell>
          <table:table-cell table:style-name="Table4.D2" office:value-type="string">
            <text:p text:style-name="P50"><text:change-start text:change-id="ct101171776573408"/>Size <text:span text:style-name="T31">(bytes)</text:span><text:change-end text:change-id="ct101171776573408"/></text:p>
          </table:table-cell>
          <table:table-cell table:style-name="Table4.E2" office:value-type="string">
            <text:p text:style-name="P50"><text:change-start text:change-id="ct101171776572096"/>‍Value<text:change-end text:change-id="ct101171776572096"/></text:p>
          </table:table-cell>
        </table:table-row>
        <table:table-row table:style-name="Table4.1">
          <table:table-cell table:style-name="Table4.A3" office:value-type="string">
            <text:p text:style-name="P75">‍‍‍‍<text:change-start text:change-id="ct101171776578192"/>‍‍‍<text:span text:style-name="T29">16</text:span><text:change-end text:change-id="ct101171776578192"/></text:p>
          </table:table-cell>
          <table:table-cell table:style-name="Table4.B3" office:value-type="string">
            <text:p text:style-name="P27"><text:change-start text:change-id="ct101171775392208"/>Primary Service<text:change-end text:change-id="ct101171775392208"/></text:p>
          </table:table-cell>
          <table:table-cell table:style-name="Table4.C2" office:value-type="string">
            <text:p text:style-name="P23"><text:change-start text:change-id="ct101171776584688"/>‍<text:span text:style-name="T30">Read</text:span><text:change-end text:change-id="ct101171776584688"/></text:p>
          </table:table-cell>
          <table:table-cell table:style-name="Table4.D3" office:value-type="string">
            <text:p text:style-name="P64"><text:change-start text:change-id="ct101171775410480"/>16<text:change-end text:change-id="ct101171775410480"/></text:p>
          </table:table-cell>
          <table:table-cell table:style-name="Table4.E2" office:value-type="string">
            <text:p text:style-name="P27"><text:change-start text:change-id="ct101171776588016"/>‍<text:span text:style-name="T39">Node Information</text:span><text:span text:style-name="T34"> </text:span>Service UUID<text:change-end text:change-id="ct101171776588016"/></text:p>
          </table:table-cell>
        </table:table-row>
        <table:table-row table:style-name="Table4.1">
          <table:table-cell table:style-name="Table4.A3" office:value-type="string">
            <text:p text:style-name="P75"><text:change-start text:change-id="ct101171776572704"/>‍<text:span text:style-name="T42">16</text:span><text:change-end text:change-id="ct101171776572704"/></text:p>
          </table:table-cell>
          <table:table-cell table:style-name="Table4.B4" office:value-type="string">
            <text:p text:style-name="P100"><text:change-start text:change-id="ct101171775880592"/>Characteristic Declaration<text:change-end text:change-id="ct101171775880592"/></text:p>
          </table:table-cell>
          <table:table-cell table:style-name="Table4.C2" office:value-type="string">
            <text:p text:style-name="P101"><text:change-start text:change-id="ct101171776587456"/>Read<text:change-end text:change-id="ct101171776587456"/></text:p>
          </table:table-cell>
          <table:table-cell table:style-name="Table4.D4" office:value-type="string">
            <text:p text:style-name="P101"><text:change-start text:change-id="ct101171776591440"/>1<text:change-end text:change-id="ct101171776591440"/></text:p>
          </table:table-cell>
          <table:table-cell table:style-name="Table4.E2" office:value-type="string">
            <text:p text:style-name="P100"><text:change-start text:change-id="ct101171776592448"/>Characteristic Property read<text:change-end text:change-id="ct101171776592448"/></text:p>
          </table:table-cell>
        </table:table-row>
        <table:table-row table:style-name="Table4.1">
          <table:table-cell table:style-name="Table4.A3" office:value-type="string">
            <text:p text:style-name="P75"><text:change-start text:change-id="ct101171776594384"/>‍<text:span text:style-name="T42">128</text:span><text:change-end text:change-id="ct101171776594384"/></text:p>
          </table:table-cell>
          <table:table-cell table:style-name="Table4.B4" office:value-type="string">
            <text:p text:style-name="P100"><text:change-start text:change-id="ct101171775408432"/>Manufacturer Name<text:change-end text:change-id="ct101171775408432"/></text:p>
          </table:table-cell>
          <table:table-cell table:style-name="Table4.C2" office:value-type="string">
            <text:p text:style-name="P101"><text:change-start text:change-id="ct101171776596288"/>Read<text:change-end text:change-id="ct101171776596288"/></text:p>
          </table:table-cell>
          <table:table-cell table:style-name="Table4.D4" office:value-type="string">
            <text:p text:style-name="P101"><text:change-start text:change-id="ct101171776597344"/>41<text:change-end text:change-id="ct101171776597344"/></text:p>
          </table:table-cell>
          <table:table-cell table:style-name="Table4.E2" office:value-type="string">
            <text:p text:style-name="P100"><text:change-start text:change-id="ct101171776598400"/>Null terminated string<text:change-end text:change-id="ct101171776598400"/></text:p>
          </table:table-cell>
        </table:table-row>
        <table:table-row table:style-name="Table4.1">
          <table:table-cell table:style-name="Table4.A3" office:value-type="string">
            <text:p text:style-name="P75"><text:change-start text:change-id="ct101171776600288"/><text:span text:style-name="T42">16</text:span>‍<text:change-end text:change-id="ct101171776600288"/></text:p>
          </table:table-cell>
          <table:table-cell table:style-name="Table4.B4" office:value-type="string">
            <text:p text:style-name="P100"><text:change-start text:change-id="ct101171775418160"/>Characteristic Declaration<text:change-end text:change-id="ct101171775418160"/></text:p>
          </table:table-cell>
          <table:table-cell table:style-name="Table4.C2" office:value-type="string">
            <text:p text:style-name="P101"><text:change-start text:change-id="ct101171776601808"/>Read<text:change-end text:change-id="ct101171776601808"/></text:p>
          </table:table-cell>
          <table:table-cell table:style-name="Table4.D4" office:value-type="string">
            <text:p text:style-name="P101"><text:change-start text:change-id="ct101171776602832"/>1<text:change-end text:change-id="ct101171776602832"/></text:p>
          </table:table-cell>
          <table:table-cell table:style-name="Table4.E2" office:value-type="string">
            <text:p text:style-name="P100"><text:change-start text:change-id="ct101171776603936"/>Characteristic Property read<text:change-end text:change-id="ct101171776603936"/></text:p>
          </table:table-cell>
        </table:table-row>
        <table:table-row table:style-name="Table4.1">
          <table:table-cell table:style-name="Table4.A3" office:value-type="string">
            <text:p text:style-name="P75"><text:change-start text:change-id="ct101171776605904"/><text:span text:style-name="T42">128</text:span>‍<text:change-end text:change-id="ct101171776605904"/></text:p>
          </table:table-cell>
          <table:table-cell table:style-name="Table4.B4" office:value-type="string">
            <text:p text:style-name="P100"><text:change-start text:change-id="ct101171776595312"/>Model Name<text:change-end text:change-id="ct101171776595312"/></text:p>
          </table:table-cell>
          <table:table-cell table:style-name="Table4.C2" office:value-type="string">
            <text:p text:style-name="P101"><text:change-start text:change-id="ct101171776607472"/>Read<text:change-end text:change-id="ct101171776607472"/></text:p>
          </table:table-cell>
          <table:table-cell table:style-name="Table4.D4" office:value-type="string">
            <text:p text:style-name="P101"><text:change-start text:change-id="ct101171776608496"/>41<text:change-end text:change-id="ct101171776608496"/></text:p>
          </table:table-cell>
          <table:table-cell table:style-name="Table4.E2" office:value-type="string">
            <text:p text:style-name="P100"><text:change-start text:change-id="ct101171776609520"/>Null terminated string<text:change-end text:change-id="ct101171776609520"/></text:p>
          </table:table-cell>
        </table:table-row>
        <table:table-row table:style-name="Table4.1">
          <table:table-cell table:style-name="Table4.A3" office:value-type="string">
            <text:p text:style-name="P75">‍‍‍‍<text:change-start text:change-id="ct101171776611568"/>‍<text:span text:style-name="T34">16</text:span><text:change-end text:change-id="ct101171776611568"/></text:p>
          </table:table-cell>
          <table:table-cell table:style-name="Table4.B4" office:value-type="string">
            <text:p text:style-name="P83"><text:change-start text:change-id="ct101171775423280"/>Characteristic Declaration<text:change-end text:change-id="ct101171775423280"/></text:p>
          </table:table-cell>
          <table:table-cell table:style-name="Table4.C2" office:value-type="string">
            <text:p text:style-name="P79"><text:change-start text:change-id="ct101171776613520"/>Read<text:change-end text:change-id="ct101171776613520"/></text:p>
          </table:table-cell>
          <table:table-cell table:style-name="Table4.D4" office:value-type="string">
            <text:p text:style-name="P96"><text:change-start text:change-id="ct101171776614592"/>1<text:change-end text:change-id="ct101171776614592"/></text:p>
          </table:table-cell>
          <table:table-cell table:style-name="Table4.E2" office:value-type="string">
            <text:p text:style-name="P83"><text:change-start text:change-id="ct101171776615744"/>Characteristic Property <text:change-end text:change-id="ct101171776615744"/><text:change-start text:change-id="ct101171776589056"/><text:span text:style-name="T41">read</text:span><text:change-end text:change-id="ct101171776589056"/></text:p>
          </table:table-cell>
        </table:table-row>
        <table:table-row table:style-name="Table4.1">
          <table:table-cell table:style-name="Table4.A3" office:value-type="string">
            <text:p text:style-name="P75"><text:change-start text:change-id="ct101171776574016"/><text:span text:style-name="T34">128</text:span>‍<text:change-end text:change-id="ct101171776574016"/></text:p>
          </table:table-cell>
          <table:table-cell table:style-name="Table4.B4" office:value-type="string">
            <text:p text:style-name="P83"><text:change-start text:change-id="ct101171775746720"/><text:span text:style-name="T41">Hardware Revision</text:span><text:change-end text:change-id="ct101171775746720"/><text:change-start text:change-id="ct101171776612576"/> Characteristic<text:change-end text:change-id="ct101171776612576"/></text:p>
          </table:table-cell>
          <table:table-cell table:style-name="Table4.C2" office:value-type="string">
            <text:p text:style-name="P96"><text:change-start text:change-id="ct101171775416624"/>Read<text:change-end text:change-id="ct101171775416624"/></text:p>
          </table:table-cell>
          <table:table-cell table:style-name="Table4.D4" office:value-type="string">
            <text:p text:style-name="P96"><text:change-start text:change-id="ct101171776622144"/><text:span text:style-name="T42">2</text:span><text:change-end text:change-id="ct101171776622144"/><text:change-start text:change-id="ct101171775745712"/>1<text:change-end text:change-id="ct101171775745712"/></text:p>
          </table:table-cell>
          <table:table-cell table:style-name="Table4.E2" office:value-type="string">
            <text:p text:style-name="P98"><text:change-start text:change-id="ct101171775410032"/>Null terminated string<text:change-end text:change-id="ct101171775410032"/></text:p>
          </table:table-cell>
        </table:table-row>
        <table:table-row table:style-name="Table4.1">
          <table:table-cell table:style-name="Table4.A10" office:value-type="string">
            <text:p text:style-name="P75">‍‍‍‍<text:change-start text:change-id="ct101171776625024"/>‍‍<text:span text:style-name="T30">16</text:span><text:change-end text:change-id="ct101171776625024"/></text:p>
          </table:table-cell>
          <table:table-cell table:style-name="Table4.B10" office:value-type="string">
            <text:p text:style-name="P68"><text:change-start text:change-id="ct101171775430000"/>Characteristic Declaration<text:change-end text:change-id="ct101171775430000"/></text:p>
          </table:table-cell>
          <table:table-cell table:style-name="Table4.C2" office:value-type="string">
            <text:p text:style-name="P34"><text:change-start text:change-id="ct101171776627424"/>‍<text:span text:style-name="T30">Read</text:span><text:change-end text:change-id="ct101171776627424"/></text:p>
          </table:table-cell>
          <table:table-cell table:style-name="Table4.D10" office:value-type="string">
            <text:p text:style-name="P73"><text:change-start text:change-id="ct101171776623072"/>1<text:change-end text:change-id="ct101171776623072"/></text:p>
          </table:table-cell>
          <table:table-cell table:style-name="Table4.E2" office:value-type="string">
            <text:p text:style-name="P68"><text:change-start text:change-id="ct101171776629056"/>‍Characteristic Property <text:change-end text:change-id="ct101171776629056"/><text:change-start text:change-id="ct101171775415664"/><text:span text:style-name="T41">read</text:span><text:change-end text:change-id="ct101171775415664"/></text:p>
          </table:table-cell>
        </table:table-row>
        <table:table-row table:style-name="Table4.1">
          <table:table-cell table:style-name="Table4.A11" office:value-type="string">
            <text:p text:style-name="P75">‍‍‍‍<text:change-start text:change-id="ct101171776625968"/>‍‍<text:span text:style-name="T30">128</text:span><text:change-end text:change-id="ct101171776625968"/></text:p>
          </table:table-cell>
          <table:table-cell table:style-name="Table4.B11" office:value-type="string">
            <text:p text:style-name="P68"><text:change-start text:change-id="ct101171776620720"/><text:span text:style-name="T41">Software Version </text:span><text:change-end text:change-id="ct101171776620720"/><text:change-start text:change-id="ct101171775413104"/>Characteristic<text:change-end text:change-id="ct101171775413104"/></text:p>
          </table:table-cell>
          <table:table-cell table:style-name="Table4.C2" office:value-type="string">
            <text:p text:style-name="P34"><text:change-start text:change-id="ct101171776630240"/>‍<text:change-end text:change-id="ct101171776630240"/><text:change-start text:change-id="ct101171775412592"/><text:span text:style-name="T41">Read</text:span><text:change-end text:change-id="ct101171775412592"/></text:p>
          </table:table-cell>
          <table:table-cell table:style-name="Table4.D11" office:value-type="string">
            <text:p text:style-name="P96"><text:change-start text:change-id="ct101171776631152"/><text:span text:style-name="T42">2</text:span><text:change-end text:change-id="ct101171776631152"/><text:change-start text:change-id="ct101171775416176"/>1<text:change-end text:change-id="ct101171775416176"/></text:p>
          </table:table-cell>
          <table:table-cell table:style-name="Table4.E2" office:value-type="string">
            <text:p text:style-name="P98"><text:change-start text:change-id="ct101171775420784"/>Null terminated string<text:change-end text:change-id="ct101171775420784"/></text:p>
          </table:table-cell>
        </table:table-row>
        <table:table-row table:style-name="Table4.1">
          <table:table-cell table:style-name="Table4.A3" office:value-type="string">
            <text:p text:style-name="P75">‍‍‍‍<text:change-start text:change-id="ct101171776636288"/>‍‍<text:span text:style-name="T30">16</text:span><text:change-end text:change-id="ct101171776636288"/></text:p>
          </table:table-cell>
          <table:table-cell table:style-name="Table4.B12" office:value-type="string">
            <text:p text:style-name="P68"><text:change-start text:change-id="ct101171775437168"/>Characteristic Declaration<text:change-end text:change-id="ct101171775437168"/></text:p>
          </table:table-cell>
          <table:table-cell table:style-name="Table4.C2" office:value-type="string">
            <text:p text:style-name="P34"><text:change-start text:change-id="ct101171776638608"/>‍<text:span text:style-name="T30">Read</text:span><text:change-end text:change-id="ct101171776638608"/></text:p>
          </table:table-cell>
          <table:table-cell table:style-name="Table4.D12" office:value-type="string">
            <text:p text:style-name="P73"><text:change-start text:change-id="ct101171776634272"/>1<text:change-end text:change-id="ct101171776634272"/></text:p>
          </table:table-cell>
          <table:table-cell table:style-name="Table4.E2" office:value-type="string">
            <text:p text:style-name="P68"><text:change-start text:change-id="ct101171776640336"/>‍Characteristic Property <text:change-end text:change-id="ct101171776640336"/><text:change-start text:change-id="ct101171775418736"/><text:span text:style-name="T41">read</text:span><text:change-end text:change-id="ct101171775418736"/></text:p>
          </table:table-cell>
        </table:table-row>
        <table:table-row table:style-name="Table4.1">
          <table:table-cell table:style-name="Table4.A3" office:value-type="string">
            <text:p text:style-name="P75">‍‍‍‍<text:change-start text:change-id="ct101171776637296"/>‍‍<text:span text:style-name="T30">128</text:span><text:change-end text:change-id="ct101171776637296"/></text:p>
          </table:table-cell>
          <table:table-cell table:style-name="Table4.B12" office:value-type="string">
            <text:p text:style-name="P68"><text:change-start text:change-id="ct101171776633232"/><text:span text:style-name="T41">Node User Name</text:span><text:change-end text:change-id="ct101171776633232"/><text:change-start text:change-id="ct101171775421296"/> Characteristic<text:change-end text:change-id="ct101171775421296"/></text:p>
          </table:table-cell>
          <table:table-cell table:style-name="Table4.C2" office:value-type="string">
            <text:p text:style-name="P34"><text:change-start text:change-id="ct101171776641520"/>‍<text:span text:style-name="T32">Read</text:span><text:change-end text:change-id="ct101171776641520"/></text:p>
          </table:table-cell>
          <table:table-cell table:style-name="Table4.D12" office:value-type="string">
            <text:p text:style-name="P96"><text:change-start text:change-id="ct101171776642448"/>63<text:change-end text:change-id="ct101171776642448"/></text:p>
          </table:table-cell>
          <table:table-cell table:style-name="Table4.E2" office:value-type="string">
            <text:p text:style-name="P99"><text:change-start text:change-id="ct101171776645472"/>Null terminated string<text:change-end text:change-id="ct101171776645472"/></text:p>
          </table:table-cell>
        </table:table-row>
        <text:soft-page-break/>
        <table:table-row table:style-name="Table4.14">
          <table:table-cell table:style-name="Table4.A14" office:value-type="string">
            <text:p text:style-name="P97"><text:change text:change-id="ct101171776647024"/><text:change-start text:change-id="ct101171775421808"/>16<text:change-end text:change-id="ct101171775421808"/></text:p>
          </table:table-cell>
          <table:table-cell table:style-name="Table4.B14" office:value-type="string">
            <text:p text:style-name="P98"><text:change-start text:change-id="ct101171776648304"/>Characteristic Declaration<text:change-end text:change-id="ct101171776648304"/></text:p>
          </table:table-cell>
          <table:table-cell table:style-name="Table4.C2" office:value-type="string">
            <text:p text:style-name="P96"><text:change-start text:change-id="ct101171776649376"/>Read<text:change-end text:change-id="ct101171776649376"/></text:p>
          </table:table-cell>
          <table:table-cell table:style-name="Table4.D14" office:value-type="string">
            <text:p text:style-name="P96"><text:change-start text:change-id="ct101171776650480"/>1<text:change-end text:change-id="ct101171776650480"/></text:p>
          </table:table-cell>
          <table:table-cell table:style-name="Table4.E2" office:value-type="string">
            <text:p text:style-name="P98"><text:change-start text:change-id="ct101171776651664"/>Characteristic Property read<text:change-end text:change-id="ct101171776651664"/></text:p>
          </table:table-cell>
        </table:table-row>
        <table:table-row table:style-name="Table4.1">
          <table:table-cell table:style-name="Table4.A15" office:value-type="string">
            <text:p text:style-name="P75"><text:change-start text:change-id="ct101171776653808"/><text:span text:style-name="T41">128</text:span>‍<text:change-end text:change-id="ct101171776653808"/></text:p>
          </table:table-cell>
          <table:table-cell table:style-name="Table4.B15" office:value-type="string">
            <text:p text:style-name="P98"><text:change-start text:change-id="ct101171775443248"/>Node User Description Characteristic<text:change-end text:change-id="ct101171775443248"/></text:p>
          </table:table-cell>
          <table:table-cell table:style-name="Table4.C2" office:value-type="string">
            <text:p text:style-name="P96"><text:change-start text:change-id="ct101171776655840"/>Read<text:change-end text:change-id="ct101171776655840"/></text:p>
          </table:table-cell>
          <table:table-cell table:style-name="Table4.D15" office:value-type="string">
            <text:p text:style-name="P96"><text:change-start text:change-id="ct101171776656816"/>64<text:change-end text:change-id="ct101171776656816"/></text:p>
          </table:table-cell>
          <table:table-cell table:style-name="Table4.E2" office:value-type="string">
            <text:p text:style-name="P98"><text:change-start text:change-id="ct101171776657888"/>Null terminated string<text:change-end text:change-id="ct101171776657888"/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columns-spanned="5" office:value-type="string">
            <text:p text:style-name="P48"><text:change-start text:change-id="ct101171776683856"/><text:span text:style-name="T35">OpenLCB </text:span><text:span text:style-name="T46">Memory Configuration</text:span> Attribute Table<text:change-end text:change-id="ct101171776683856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6">‍‍‍‍<text:change-start text:change-id="ct101171775409552"/>‍‍‍‍‍‍‍‍‍‍‍‍‍‍<text:span text:style-name="T30">UUID Length </text:span><text:span text:style-name="T31">(bits)</text:span><text:change-end text:change-id="ct101171775409552"/></text:p>
          </table:table-cell>
          <table:table-cell table:style-name="Table9.B2" office:value-type="string">
            <text:p text:style-name="P52"><text:change-start text:change-id="ct101171776586912"/>UUID<text:change-end text:change-id="ct101171776586912"/></text:p>
          </table:table-cell>
          <table:table-cell table:style-name="Table9.C2" office:value-type="string">
            <text:p text:style-name="P40"><text:change-start text:change-id="ct101171776686544"/>‍<text:span text:style-name="T10">Permissions</text:span><text:change-end text:change-id="ct101171776686544"/></text:p>
          </table:table-cell>
          <table:table-cell table:style-name="Table9.D2" office:value-type="string">
            <text:p text:style-name="P52"><text:change-start text:change-id="ct101171776683456"/>Size <text:span text:style-name="T31">(bytes)</text:span><text:change-end text:change-id="ct101171776683456"/></text:p>
          </table:table-cell>
          <table:table-cell table:style-name="Table9.E2" office:value-type="string">
            <text:p text:style-name="P52"><text:change-start text:change-id="ct101171776681520"/>‍Value<text:change-end text:change-id="ct101171776681520"/></text:p>
          </table:table-cell>
        </table:table-row>
        <table:table-row table:style-name="Table9.1">
          <table:table-cell table:style-name="Table9.A3" office:value-type="string">
            <text:p text:style-name="P77">‍‍‍‍<text:change-start text:change-id="ct101171776688656"/>‍‍‍‍‍‍‍‍‍‍‍‍‍‍‍<text:span text:style-name="T29">16</text:span><text:change-end text:change-id="ct101171776688656"/></text:p>
          </table:table-cell>
          <table:table-cell table:style-name="Table9.B3" office:value-type="string">
            <text:p text:style-name="P29"><text:change-start text:change-id="ct101171775452432"/>Primary Service<text:change-end text:change-id="ct101171775452432"/></text:p>
          </table:table-cell>
          <table:table-cell table:style-name="Table9.C2" office:value-type="string">
            <text:p text:style-name="P25"><text:change-start text:change-id="ct101171776690256"/>‍<text:span text:style-name="T30">Read</text:span><text:change-end text:change-id="ct101171776690256"/></text:p>
          </table:table-cell>
          <table:table-cell table:style-name="Table9.D3" office:value-type="string">
            <text:p text:style-name="P66"><text:change-start text:change-id="ct101171776676848"/>16<text:change-end text:change-id="ct101171776676848"/></text:p>
          </table:table-cell>
          <table:table-cell table:style-name="Table9.E2" office:value-type="string">
            <text:p text:style-name="P29"><text:change-start text:change-id="ct101171776693152"/>‍<text:span text:style-name="T46">Memory Configuration</text:span><text:span text:style-name="T34"> </text:span>Service UUID<text:change-end text:change-id="ct101171776693152"/></text:p>
          </table:table-cell>
        </table:table-row>
        <table:table-row table:style-name="Table9.1">
          <table:table-cell table:style-name="Table9.A3" office:value-type="string">
            <text:p text:style-name="P77">‍‍‍‍<text:change-start text:change-id="ct101171776682912"/>‍‍‍‍‍‍‍‍‍<text:span text:style-name="T42">16</text:span><text:change-end text:change-id="ct101171776682912"/></text:p>
          </table:table-cell>
          <table:table-cell table:style-name="Table9.B4" office:value-type="string">
            <text:p text:style-name="P105"><text:change-start text:change-id="ct101171776680304"/>Characteristic Declaration<text:change-end text:change-id="ct101171776680304"/></text:p>
          </table:table-cell>
          <table:table-cell table:style-name="Table9.C2" office:value-type="string">
            <text:p text:style-name="P103"><text:change-start text:change-id="ct101171776695504"/>Read<text:change-end text:change-id="ct101171776695504"/></text:p>
          </table:table-cell>
          <table:table-cell table:style-name="Table9.D4" office:value-type="string">
            <text:p text:style-name="P103"><text:change-start text:change-id="ct101171776696432"/>1<text:change-end text:change-id="ct101171776696432"/></text:p>
          </table:table-cell>
          <table:table-cell table:style-name="Table9.E2" office:value-type="string">
            <text:p text:style-name="P105"><text:change-start text:change-id="ct101171776697296"/>Characteristic Property <text:span text:style-name="T44">write</text:span><text:change-end text:change-id="ct101171776697296"/></text:p>
          </table:table-cell>
        </table:table-row>
        <table:table-row table:style-name="Table9.1">
          <table:table-cell table:style-name="Table9.A3" office:value-type="string">
            <text:p text:style-name="P77">‍‍‍‍‍<text:change-start text:change-id="ct101171776694208"/>‍‍‍‍‍‍‍‍‍<text:span text:style-name="T42">128</text:span><text:change-end text:change-id="ct101171776694208"/></text:p>
          </table:table-cell>
          <table:table-cell table:style-name="Table9.B4" office:value-type="string">
            <text:p text:style-name="P115"><text:change-start text:change-id="ct101171775455504"/>Command<text:change-end text:change-id="ct101171775455504"/></text:p>
          </table:table-cell>
          <table:table-cell table:style-name="Table9.C2" office:value-type="string">
            <text:p text:style-name="P110"><text:change-start text:change-id="ct101171776699840"/>Write<text:change-end text:change-id="ct101171776699840"/></text:p>
          </table:table-cell>
          <table:table-cell table:style-name="Table9.D4" office:value-type="string">
            <text:p text:style-name="P114"><text:change-start text:change-id="ct101171776700896"/>72<text:change-end text:change-id="ct101171776700896"/></text:p>
          </table:table-cell>
          <table:table-cell table:style-name="Table9.E2" office:value-type="string">
            <text:p text:style-name="P111"/>
          </table:table-cell>
        </table:table-row>
        <table:table-row table:style-name="Table9.1">
          <table:table-cell table:style-name="Table9.A3" office:value-type="string">
            <text:p text:style-name="P77"><text:change-start text:change-id="ct101171776703584"/><text:span text:style-name="T42">16</text:span>‍<text:change-end text:change-id="ct101171776703584"/></text:p>
          </table:table-cell>
          <table:table-cell table:style-name="Table9.B4" office:value-type="string">
            <text:p text:style-name="P105"><text:change-start text:change-id="ct101171776692752"/>Characteristic Declaration<text:change-end text:change-id="ct101171776692752"/></text:p>
          </table:table-cell>
          <table:table-cell table:style-name="Table9.C2" office:value-type="string">
            <text:p text:style-name="P103"><text:change-start text:change-id="ct101171776705104"/>Read<text:change-end text:change-id="ct101171776705104"/></text:p>
          </table:table-cell>
          <table:table-cell table:style-name="Table9.D4" office:value-type="string">
            <text:p text:style-name="P103"><text:change-start text:change-id="ct101171776706128"/>1<text:change-end text:change-id="ct101171776706128"/></text:p>
          </table:table-cell>
          <table:table-cell table:style-name="Table9.E2" office:value-type="string">
            <text:p text:style-name="P105"><text:change-start text:change-id="ct101171776707744"/>Characteristic Property read <text:span text:style-name="T44">notify ack</text:span><text:change-end text:change-id="ct101171776707744"/></text:p>
          </table:table-cell>
        </table:table-row>
        <table:table-row table:style-name="Table9.1">
          <table:table-cell table:style-name="Table9.A3" office:value-type="string">
            <text:p text:style-name="P77"><text:change-start text:change-id="ct101171776698944"/><text:span text:style-name="T42">128</text:span>‍<text:change-end text:change-id="ct101171776698944"/></text:p>
          </table:table-cell>
          <table:table-cell table:style-name="Table9.B4" office:value-type="string">
            <text:p text:style-name="P115"><text:change-start text:change-id="ct101171775458128"/>Reply<text:change-end text:change-id="ct101171775458128"/></text:p>
          </table:table-cell>
          <table:table-cell table:style-name="Table9.C2" office:value-type="string">
            <text:p text:style-name="P103"><text:change-start text:change-id="ct101171776711248"/>Re<text:span text:style-name="T44">ad</text:span><text:change-end text:change-id="ct101171776711248"/></text:p>
          </table:table-cell>
          <table:table-cell table:style-name="Table9.D4" office:value-type="string">
            <text:p text:style-name="P114"><text:change-start text:change-id="ct101171775451984"/>72<text:change-end text:change-id="ct101171775451984"/></text:p>
          </table:table-cell>
          <table:table-cell table:style-name="Table9.E2" office:value-type="string">
            <text:p text:style-name="P111"/>
          </table:table-cell>
        </table:table-row>
        <table:table-row table:style-name="Table9.1">
          <table:table-cell table:style-name="Table9.A8" office:value-type="string">
            <text:p text:style-name="P77">‍‍‍<text:change-start text:change-id="ct101171776714384"/>‍‍‍‍‍‍‍‍‍‍‍‍<text:span text:style-name="T34">16</text:span><text:change-end text:change-id="ct101171776714384"/></text:p>
          </table:table-cell>
          <table:table-cell table:style-name="Table9.B8" office:value-type="string">
            <text:p text:style-name="P70"><text:change-start text:change-id="ct101171775462672"/><text:span text:style-name="T36">Client </text:span>Characteristic <text:span text:style-name="T36">Configuration Descriptor</text:span><text:change-end text:change-id="ct101171775462672"/></text:p>
          </table:table-cell>
          <table:table-cell table:style-name="Table9.C2" office:value-type="string">
            <text:p text:style-name="P81"><text:change-start text:change-id="ct101171776685152"/>Read/<text:span text:style-name="T45">Write</text:span><text:change-end text:change-id="ct101171776685152"/></text:p>
          </table:table-cell>
          <table:table-cell table:style-name="Table9.D8" office:value-type="string">
            <text:p text:style-name="P113"><text:change-start text:change-id="ct101171776679520"/>2<text:change-end text:change-id="ct101171776679520"/></text:p>
          </table:table-cell>
          <table:table-cell table:style-name="Table9.E2" office:value-type="string">
            <text:p text:style-name="P85"/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7"><text:change-start text:change-id="ct101171776724704"/><text:span text:style-name="T35">OpenLCB </text:span><text:span text:style-name="T43">Train</text:span> Attribute Table<text:change-end text:change-id="ct101171776724704"/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7.1">
          <table:table-cell table:style-name="Table7.A2" office:value-type="string">
            <text:p text:style-name="P55">‍‍‍‍<text:change-start text:change-id="ct101171775439664"/>‍‍‍‍‍‍<text:span text:style-name="T30">UUID Length </text:span><text:span text:style-name="T31">(bits)</text:span><text:change-end text:change-id="ct101171775439664"/></text:p>
          </table:table-cell>
          <table:table-cell table:style-name="Table7.B2" office:value-type="string">
            <text:p text:style-name="P51"><text:change-start text:change-id="ct101171776676064"/>UUID<text:change-end text:change-id="ct101171776676064"/></text:p>
          </table:table-cell>
          <table:table-cell table:style-name="Table7.C2" office:value-type="string">
            <text:p text:style-name="P39"><text:change-start text:change-id="ct101171775438640"/>‍<text:span text:style-name="T10">Permissions</text:span><text:change-end text:change-id="ct101171775438640"/></text:p>
          </table:table-cell>
          <table:table-cell table:style-name="Table7.D2" office:value-type="string">
            <text:p text:style-name="P51"><text:change-start text:change-id="ct101171776727056"/>Size <text:span text:style-name="T31">(bytes)</text:span><text:change-end text:change-id="ct101171776727056"/></text:p>
          </table:table-cell>
          <table:table-cell table:style-name="Table7.E2" office:value-type="string">
            <text:p text:style-name="P51"><text:change-start text:change-id="ct101171775431472"/>‍Value<text:change-end text:change-id="ct101171775431472"/></text:p>
          </table:table-cell>
        </table:table-row>
        <table:table-row table:style-name="Table7.1">
          <table:table-cell table:style-name="Table7.A3" office:value-type="string">
            <text:p text:style-name="P76">‍‍‍‍<text:change-start text:change-id="ct101171776728624"/>‍‍‍‍‍‍‍<text:span text:style-name="T29">16</text:span><text:change-end text:change-id="ct101171776728624"/></text:p>
          </table:table-cell>
          <table:table-cell table:style-name="Table7.B3" office:value-type="string">
            <text:p text:style-name="P28"><text:change-start text:change-id="ct101171775469328"/>Primary Service<text:change-end text:change-id="ct101171775469328"/></text:p>
          </table:table-cell>
          <table:table-cell table:style-name="Table7.C2" office:value-type="string">
            <text:p text:style-name="P24"><text:change-start text:change-id="ct101171776730672"/>‍<text:span text:style-name="T30">Read</text:span><text:change-end text:change-id="ct101171776730672"/></text:p>
          </table:table-cell>
          <table:table-cell table:style-name="Table7.D3" office:value-type="string">
            <text:p text:style-name="P65"><text:change-start text:change-id="ct101171776721360"/>16<text:change-end text:change-id="ct101171776721360"/></text:p>
          </table:table-cell>
          <table:table-cell table:style-name="Table7.E2" office:value-type="string">
            <text:p text:style-name="P28"><text:change-start text:change-id="ct101171776734208"/>‍<text:span text:style-name="T43">Train</text:span><text:span text:style-name="T34"> </text:span>Service UUID<text:change-end text:change-id="ct101171776734208"/></text:p>
          </table:table-cell>
        </table:table-row>
        <table:table-row table:style-name="Table7.1">
          <table:table-cell table:style-name="Table7.A3" office:value-type="string">
            <text:p text:style-name="P76">‍‍‍‍<text:change-start text:change-id="ct101171775471376"/>‍<text:span text:style-name="T42">16</text:span><text:change-end text:change-id="ct101171775471376"/></text:p>
          </table:table-cell>
          <table:table-cell table:style-name="Table7.B4" office:value-type="string">
            <text:p text:style-name="P104"><text:change-start text:change-id="ct101171776729552"/>Characteristic Declaration<text:change-end text:change-id="ct101171776729552"/></text:p>
          </table:table-cell>
          <table:table-cell table:style-name="Table7.C2" office:value-type="string">
            <text:p text:style-name="P102"><text:change-start text:change-id="ct101171776736544"/>Read<text:change-end text:change-id="ct101171776736544"/></text:p>
          </table:table-cell>
          <table:table-cell table:style-name="Table7.D4" office:value-type="string">
            <text:p text:style-name="P102"><text:change-start text:change-id="ct101171775784928"/>1<text:change-end text:change-id="ct101171775784928"/></text:p>
          </table:table-cell>
          <table:table-cell table:style-name="Table7.E2" office:value-type="string">
            <text:p text:style-name="P104"><text:change-start text:change-id="ct101171775786032"/>Characteristic Property <text:change-end text:change-id="ct101171775786032"/><text:change-start text:change-id="ct101171776722480"/><text:span text:style-name="T44">write</text:span><text:change-end text:change-id="ct101171776722480"/></text:p>
          </table:table-cell>
        </table:table-row>
        <table:table-row table:style-name="Table7.1">
          <table:table-cell table:style-name="Table7.A3" office:value-type="string">
            <text:p text:style-name="P76">‍‍‍‍<text:change-start text:change-id="ct101171776735168"/>‍<text:span text:style-name="T42">128</text:span><text:change-end text:change-id="ct101171776735168"/></text:p>
          </table:table-cell>
          <table:table-cell table:style-name="Table7.B4" office:value-type="string">
            <text:p text:style-name="P108"><text:change-start text:change-id="ct101171776723760"/>Incoming Message<text:change-end text:change-id="ct101171776723760"/></text:p>
          </table:table-cell>
          <table:table-cell table:style-name="Table7.C2" office:value-type="string">
            <text:p text:style-name="P109"><text:change-start text:change-id="ct101171775468880"/>Write<text:change-end text:change-id="ct101171775468880"/></text:p>
          </table:table-cell>
          <table:table-cell table:style-name="Table7.D4" office:value-type="string">
            <text:p text:style-name="P109"><text:change-start text:change-id="ct101171776751808"/>11<text:change-end text:change-id="ct101171776751808"/></text:p>
          </table:table-cell>
          <table:table-cell table:style-name="Table7.E2" office:value-type="string">
            <text:p text:style-name="P108"><text:change-start text:change-id="ct101171776752768"/>Train Control Message<text:change-end text:change-id="ct101171776752768"/></text:p>
          </table:table-cell>
        </table:table-row>
        <table:table-row table:style-name="Table7.1">
          <table:table-cell table:style-name="Table7.A3" office:value-type="string">
            <text:p text:style-name="P76"><text:change-start text:change-id="ct101171776754768"/><text:span text:style-name="T42">16</text:span>‍<text:change-end text:change-id="ct101171776754768"/></text:p>
          </table:table-cell>
          <table:table-cell table:style-name="Table7.B4" office:value-type="string">
            <text:p text:style-name="P104"><text:change-start text:change-id="ct101171775477520"/>Characteristic Declaration<text:change-end text:change-id="ct101171775477520"/></text:p>
          </table:table-cell>
          <table:table-cell table:style-name="Table7.C2" office:value-type="string">
            <text:p text:style-name="P102"><text:change-start text:change-id="ct101171776756624"/>Read<text:change-end text:change-id="ct101171776756624"/></text:p>
          </table:table-cell>
          <table:table-cell table:style-name="Table7.D4" office:value-type="string">
            <text:p text:style-name="P102"><text:change-start text:change-id="ct101171776757552"/>1<text:change-end text:change-id="ct101171776757552"/></text:p>
          </table:table-cell>
          <table:table-cell table:style-name="Table7.E2" office:value-type="string">
            <text:p text:style-name="P104"><text:change-start text:change-id="ct101171776758656"/>Characteristic Property read<text:change-end text:change-id="ct101171776758656"/><text:change-start text:change-id="ct101171776733680"/> <text:span text:style-name="T44">notify ack</text:span><text:change-end text:change-id="ct101171776733680"/></text:p>
          </table:table-cell>
        </table:table-row>
        <table:table-row table:style-name="Table7.1">
          <table:table-cell table:style-name="Table7.A3" office:value-type="string">
            <text:p text:style-name="P76"><text:change-start text:change-id="ct101171776742176"/><text:span text:style-name="T42">128</text:span>‍<text:change-end text:change-id="ct101171776742176"/></text:p>
          </table:table-cell>
          <table:table-cell table:style-name="Table7.B4" office:value-type="string">
            <text:p text:style-name="P108"><text:change-start text:change-id="ct101171775469904"/>Outgoing Message<text:change-end text:change-id="ct101171775469904"/></text:p>
          </table:table-cell>
          <table:table-cell table:style-name="Table7.C2" office:value-type="string">
            <text:p text:style-name="P102"><text:change-start text:change-id="ct101171776761536"/>Re<text:change-end text:change-id="ct101171776761536"/><text:change-start text:change-id="ct101171775470416"/><text:span text:style-name="T44">ad</text:span><text:change-end text:change-id="ct101171775470416"/></text:p>
          </table:table-cell>
          <table:table-cell table:style-name="Table7.D4" office:value-type="string">
            <text:p text:style-name="P107"><text:change-start text:change-id="ct101171775482784"/>1<text:change-end text:change-id="ct101171775482784"/><text:change-start text:change-id="ct101171775475024"/><text:span text:style-name="T44">1</text:span><text:change-end text:change-id="ct101171775475024"/></text:p>
          </table:table-cell>
          <table:table-cell table:style-name="Table7.E2" office:value-type="string">
            <text:p text:style-name="P108"><text:change-start text:change-id="ct101171776760640"/>Train Control Message<text:change-end text:change-id="ct101171776760640"/></text:p>
          </table:table-cell>
        </table:table-row>
        <table:table-row table:style-name="Table7.1">
          <table:table-cell table:style-name="Table7.A8" office:value-type="string">
            <text:p text:style-name="P76">‍‍‍‍<text:change-start text:change-id="ct101171776765280"/>‍‍‍‍‍<text:span text:style-name="T34">16</text:span><text:change-end text:change-id="ct101171776765280"/></text:p>
          </table:table-cell>
          <table:table-cell table:style-name="Table7.B8" office:value-type="string">
            <text:p text:style-name="P69"><text:change-start text:change-id="ct101171776724304"/><text:span text:style-name="T36">Client </text:span>Characteristic <text:span text:style-name="T36">Configuration Descriptor</text:span><text:change-end text:change-id="ct101171776724304"/></text:p>
          </table:table-cell>
          <table:table-cell table:style-name="Table7.C2" office:value-type="string">
            <text:p text:style-name="P80"><text:change-start text:change-id="ct101171776733136"/>Read<text:change-end text:change-id="ct101171776733136"/><text:change-start text:change-id="ct101171776723216"/>/<text:span text:style-name="T45">Write</text:span><text:change-end text:change-id="ct101171776723216"/></text:p>
          </table:table-cell>
          <table:table-cell table:style-name="Table7.D8" office:value-type="string">
            <text:p text:style-name="P112"><text:change-start text:change-id="ct101171775478096"/>2<text:change-end text:change-id="ct101171775478096"/></text:p>
          </table:table-cell>
          <table:table-cell table:style-name="Table7.E2" office:value-type="string">
            <text:p text:style-name="P84"/>
          </table:table-cell>
        </table:table-row>
      </table:table>
      <text:p text:style-name="Standard"/>
      <text:h text:style-name="P140" text:outline-level="1"><text:bookmark-start text:name="__RefHeading___Toc4286_821615081"/>States<text:bookmark-end text:name="__RefHeading___Toc4286_821615081"/><text:change-start text:change-id="ct101171776812416"/></text:h>
      <text:h text:style-name="P144" text:outline-level="2"><text:bookmark-start text:name="__RefHeading___Toc10278_3734769752"/>General<text:bookmark-end text:name="__RefHeading___Toc10278_3734769752"/></text:h>
      <text:p text:style-name="P121">2.5 <text:span text:style-name="T1">±</text:span><text:span text:style-name="T53">0.5 </text:span>seconds after <text:span text:style-name="T55">a </text:span>connection is established, the device shall request an update of the connection <text:span text:style-name="T8">parameters </text:span><text:span text:style-name="T16">within the bounds provided in Section </text:span><text:span text:style-name="T16"><text:bookmark-ref text:reference-format="chapter" text:ref-name="__RefHeading___Toc7798_3734769752">6.2</text:bookmark-ref></text:span><text:span text:style-name="T16"><text:s/></text:span><text:span text:style-name="T16"><text:bookmark-ref text:reference-format="direction" text:ref-name="__RefHeading___Toc7798_3734769752">below</text:bookmark-ref></text:span><text:span text:style-name="T8">. The client shall respond with one of the following:</text:span></text:p>
      <text:list text:style-name="L3">
        <text:list-item>
          <text:p text:style-name="P156">Rejection of connection parameter update.</text:p>
        </text:list-item>
        <text:list-item>
          <text:p text:style-name="P156">Request to update connection parameters within the bounds requested by the device.</text:p>
        </text:list-item>
        <text:list-item>
          <text:p text:style-name="P156">Request to update connection parameters outside the bounds requested by the device.</text:p>
          <text:list>
            <text:list-item>
              <text:p text:style-name="P155"><text:span text:style-name="T8">In this case, the connection parameters must still fall within the bounds </text:span><text:change-end text:change-id="ct101171776812416"/><text:change-start text:change-id="ct101171776820544"/><text:span text:style-name="T8">provided in Section </text:span><text:span text:style-name="T8"><text:bookmark-ref text:reference-format="chapter" text:ref-name="__RefHeading___Toc7798_3734769752">6.2</text:bookmark-ref></text:span><text:span text:style-name="T8"><text:s/></text:span><text:span text:style-name="T8"><text:bookmark-ref text:reference-format="direction" text:ref-name="__RefHeading___Toc7798_3734769752">below</text:bookmark-ref></text:span><text:span text:style-name="T8">.</text:span><text:change-end text:change-id="ct101171776820544"/><text:change-start text:change-id="ct101171776812704"/></text:p>
            </text:list-item>
          </text:list>
        </text:list-item>
      </text:list>
      <text:p text:style-name="P157">The client may skip the connection parameter update request if the initial connection parameters are already acceptable to it.<text:change-end text:change-id="ct101171776812704"/><text:change-start text:change-id="ct101171776845792"/></text:p>
      <text:p text:style-name="P135"><text:span text:style-name="T8">Upon initiation of a connection, a device shall disable all advertisements </text:span><text:span text:style-name="T21">and not accept new connections </text:span><text:span text:style-name="T8">until either:</text:span></text:p>
      <text:list text:style-name="L4">
        <text:list-item>
          <text:p text:style-name="P158">All connections are terminated.</text:p>
        </text:list-item>
        <text:list-item>
          <text:p text:style-name="P158"><text:change-end text:change-id="ct101171776845792"/><text:change-start text:change-id="ct101171776846592"/>At least 5 seconds has past since the last connection initiation.<text:change-end text:change-id="ct101171776846592"/></text:p>
        </text:list-item>
      </text:list>
      <text:h text:style-name="P145" text:outline-level="2"><text:bookmark-start text:name="__RefHeading___Toc10280_3734769752"/><text:change-start text:change-id="ct101171776901232"/>Streaming<text:bookmark-end text:name="__RefHeading___Toc10280_3734769752"/></text:h>
      <text:p text:style-name="P133">A connection is not required for basic <text:span text:style-name="T8">device interaction. A client may “proxy” information contained in the advertising and scan response payload over the OpenLCB network without an active connection having been established. A client </text:span><text:span text:style-name="T19">may i</text:span><text:span text:style-name="T8">nitiate a connection with a device if:</text:span></text:p>
      <text:list text:style-name="L5">
        <text:list-item>
          <text:p text:style-name="P159">The device is sent an addressed message (routed through the client).</text:p>
        </text:list-item>
      </text:list>
      <text:p text:style-name="P134"><text:span text:style-name="T8">A client is only required to initiate a connection with a device if </text:span><text:span text:style-name="T24">it has the capacity to establish more BLE connections and one of</text:span><text:span text:style-name="T8">:</text:span></text:p>
      <text:list text:style-name="L6">
        <text:list-item>
          <text:p text:style-name="P160">The device is sent an addressed message (routed through the client) and the client is previously paired to the device.</text:p>
        </text:list-item>
        <text:list-item>
          <text:p text:style-name="P160">The client is paired to the device and configured to force connect upon discovery.</text:p>
        </text:list-item>
      </text:list>
      <text:p text:style-name="P133"><text:span text:style-name="T8">The client may automatically terminate connection</text:span><text:span text:style-name="T19">s to</text:span><text:span text:style-name="T8"> devices </text:span><text:span text:style-name="T19">if a timeout occurs with no OpenLCB messages exchanged between the device and client, and the client is not paired to the device and </text:span><text:span text:style-name="T24">also</text:span><text:span text:style-name="T19"> configured to force connect upon discovery.</text:span></text:p>
      <text:p text:style-name="P134"><text:span text:style-name="T8">A client shall not proxy information contained in the advertising and scan response payload over the OpenLCB network if </text:span><text:span text:style-name="T20">does not have the capacity to</text:span><text:span text:style-name="T8"> establish any more BLE connections.</text:span></text:p>
      <text:p text:style-name="P119"><text:change-end text:change-id="ct101171776901232"/><text:change-start text:change-id="ct101171776900160"/>A device shall only support one <text:span text:style-name="T50">active </text:span>streaming connection at any given time.<text:change-end text:change-id="ct101171776900160"/><text:change-start text:change-id="ct101171776933792"/> <text:span text:style-name="T50">The lifetime of an active streaming connection is as follows:</text:span></text:p>
      <text:list text:style-name="L7">
        <text:list-item>
          <text:p text:style-name="P162"><text:soft-page-break/><text:span text:style-name="T59">Device starts advertising.</text:span></text:p>
        </text:list-item>
        <text:list-item>
          <text:p text:style-name="P162">Client scans for and receives device advertisement.<text:change-end text:change-id="ct101171776933792"/><text:change-start text:change-id="ct101171776939120"/></text:p>
        </text:list-item>
        <text:list-item>
          <text:p text:style-name="P163">Client initiates a BLE connection to the device, <text:span text:style-name="T59">device stops advertising.</text:span></text:p>
        </text:list-item>
        <text:list-item>
          <text:p text:style-name="P163">Client exchanges MTU<text:change-end text:change-id="ct101171776939120"/><text:change-start text:change-id="ct101171776940288"/> with device.</text:p>
        </text:list-item>
        <text:list-item>
          <text:p text:style-name="P163">Client discovers OpenLCB Streaming Service <text:change-end text:change-id="ct101171776940288"/><text:change-start text:change-id="ct101171776941696"/>handles.</text:p>
        </text:list-item>
        <text:list-item>
          <text:p text:style-name="P163">Client enables notifications <text:change-end text:change-id="ct101171776941696"/><text:change-start text:change-id="ct101171776936816"/>on Streaming Data Out characteristic.</text:p>
        </text:list-item>
        <text:list-item>
          <text:p text:style-name="P163">Client writes a value of 1 to <text:span text:style-name="T8">the</text:span> Strea<text:change-end text:change-id="ct101171776936816"/><text:change-start text:change-id="ct101171776949216"/>ming Active characteristic.</text:p>
        </text:list-item>
        <text:list-item>
          <text:p text:style-name="P164">Device sends Streaming Active characteristic write response.</text:p>
        </text:list-item>
        <text:list-item>
          <text:p text:style-name="P163">Device moves node to the initialized state upon write of value 1 to Streaming Active characteristic and begins <text:change-end text:change-id="ct101171776949216"/><text:change-start text:change-id="ct101171776954144"/>sending OpenLCB messages over the Streaming Data Out characteristic.</text:p>
        </text:list-item>
        <text:list-item>
          <text:p text:style-name="P163"><text:span text:style-name="T51">Upon receiving Streaming Active characteristic write response from the device, c</text:span>lient <text:span text:style-name="T51">begins sending OpenLCB messages over the Streaming Data In characteristic</text:span><text:change-end text:change-id="ct101171776954144"/><text:change-start text:change-id="ct101171776952992"/><text:span text:style-name="T51">.</text:span></text:p>
        </text:list-item>
      </text:list>
      <text:p text:style-name="P125"><text:span text:style-name="T8">I</text:span>f any errors occur during the <text:change-end text:change-id="ct101171776952992"/><text:change-start text:change-id="ct101171776831424"/>above sequence, the connection shall be terminated. The <text:span text:style-name="T61">connection </text:span>may be terminated by either device or client side.<text:change-end text:change-id="ct101171776831424"/><text:change-start text:change-id="ct101171776960656"/> <text:span text:style-name="T60">The device shall not enable a streaming advertisement and scan response payload as long as it has a</text:span><text:change-end text:change-id="ct101171776960656"/><text:change-start text:change-id="ct101171776961824"/><text:span text:style-name="T60">n active streaming connection.</text:span><text:change-end text:change-id="ct101171776961824"/><text:change-start text:change-id="ct101171776956096"/></text:p>
      <text:p text:style-name="P136">When an active streaming connection is terminated, the device shall force the Streaming Active <text:span text:style-name="T8">characteristic</text:span> value to 0.<text:change-end text:change-id="ct101171776956096"/><text:change-start text:change-id="ct101171776968416"/></text:p>
      <text:p text:style-name="P136">If a client requests a write of value 1 to the Streaming Active characteristic when the value is already set to 1, the client connection shall be <text:span text:style-name="T61">immediately </text:span>terminated <text:span text:style-name="T62">by </text:span><text:span text:style-name="T61">t</text:span>he device.<text:change-end text:change-id="ct101171776968416"/><text:change-start text:change-id="ct101171776963280"/></text:p>
      <text:h text:style-name="P146" text:outline-level="2"><text:bookmark-start text:name="__RefHeading___Toc10282_3734769752"/>Simplified<text:bookmark-end text:name="__RefHeading___Toc10282_3734769752"/><text:change-end text:change-id="ct101171776963280"/></text:h>
      <text:h text:style-name="P141" text:outline-level="1"><text:bookmark-start text:name="__RefHeading___Toc4288_821615081"/>Interactions<text:bookmark-end text:name="__RefHeading___Toc4288_821615081"/><text:change-start text:change-id="ct101171776985872"/></text:h>
      <text:p text:style-name="P132">This section applies to all client/device interactions.</text:p>
      <text:h text:style-name="P147" text:outline-level="2"><text:bookmark-start text:name="__RefHeading___Toc10284_3734769752"/>Scanning and Advertising<text:bookmark-end text:name="__RefHeading___Toc10284_3734769752"/></text:h>
      <text:p text:style-name="P120">For all device advertising, the recommended interval is 20 milliseconds. The maximum advertising interval is <text:span text:style-name="T52">152.5</text:span> milliseconds.</text:p>
      <text:p text:style-name="P120"><text:span text:style-name="T52">There are no specific requirements on client scanning. T</text:span>he recommended scanning <text:span text:style-name="T52">interval is 100 milliseconds maximum. The recommended scanning window is 20 milliseconds. Passive and active scanning may be utilized.</text:span></text:p>
      <text:p text:style-name="P120">The values in this section are <text:span text:style-name="T8">“nominal”. Because scanning and advertising are asynchronous activities, many BLE protocol stack implementations will defer and/or skip scanning and advertising activities if a higher priority activity conflicts and preempts a scanning or advertising activity.</text:span></text:p>
      <text:p text:style-name="P161">All scanning and advertising shall be at 1M PHY rates.</text:p>
      <text:h text:style-name="P147" text:outline-level="2"><text:bookmark-start text:name="__RefHeading___Toc7798_3734769752"/><text:soft-page-break/>Connections<text:bookmark-end text:name="__RefHeading___Toc7798_3734769752"/></text:h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60">Parameter</text:p>
          </table:table-cell>
          <table:table-cell table:style-name="Table10.A1" office:value-type="string">
            <text:p text:style-name="P60">Minimum</text:p>
          </table:table-cell>
          <table:table-cell table:style-name="Table10.A1" office:value-type="string">
            <text:p text:style-name="P60">Recommended</text:p>
          </table:table-cell>
          <table:table-cell table:style-name="Table10.D1" office:value-type="string">
            <text:p text:style-name="P60">Maximum</text:p>
          </table:table-cell>
        </table:table-row>
        <table:table-row>
          <table:table-cell table:style-name="Table10.A2" office:value-type="string">
            <text:p text:style-name="P127">Interval (milliseconds)</text:p>
          </table:table-cell>
          <table:table-cell table:style-name="Table10.A2" office:value-type="string">
            <text:p text:style-name="P128">30</text:p>
          </table:table-cell>
          <table:table-cell table:style-name="Table10.A2" office:value-type="string">
            <text:p text:style-name="P129">30 to 60</text:p>
          </table:table-cell>
          <table:table-cell table:style-name="Table10.D2" office:value-type="string">
            <text:p text:style-name="P137">500</text:p>
          </table:table-cell>
        </table:table-row>
        <table:table-row>
          <table:table-cell table:style-name="Table10.A2" office:value-type="string">
            <text:p text:style-name="P118">‍<text:span text:style-name="T52">Latency (intervals)</text:span></text:p>
          </table:table-cell>
          <table:table-cell table:style-name="Table10.A2" office:value-type="string">
            <text:p text:style-name="P128">0</text:p>
          </table:table-cell>
          <table:table-cell table:style-name="Table10.A2" office:value-type="string">
            <text:p text:style-name="P128"/>
          </table:table-cell>
          <table:table-cell table:style-name="Table10.D2" office:value-type="string">
            <text:p text:style-name="P128">30</text:p>
          </table:table-cell>
        </table:table-row>
        <table:table-row>
          <table:table-cell table:style-name="Table10.A2" office:value-type="string">
            <text:p text:style-name="P118">‍<text:span text:style-name="T52">Timeout (seconds)</text:span></text:p>
          </table:table-cell>
          <table:table-cell table:style-name="Table10.A2" office:value-type="string">
            <text:p text:style-name="P128">6</text:p>
          </table:table-cell>
          <table:table-cell table:style-name="Table10.A2" office:value-type="string">
            <text:p text:style-name="P128">6</text:p>
          </table:table-cell>
          <table:table-cell table:style-name="Table10.D2" office:value-type="string">
            <text:p text:style-name="P128">10</text:p>
          </table:table-cell>
        </table:table-row>
      </table:table>
      <text:p text:style-name="P126"/>
      <text:p text:style-name="P122">The device request<text:span text:style-name="T54">s</text:span> the connection <text:span text:style-name="T15">parameters.</text:span> The client makes the final choice of connection <text:span text:style-name="T54">parameters. The device connection parameter request must also meet the following criteria:</text:span></text:p>
      <text:list text:style-name="L8">
        <text:list-item>
          <text:p text:style-name="P165">Interval minimum shall be a multiple of 30 milliseconds.</text:p>
        </text:list-item>
        <text:list-item>
          <text:p text:style-name="P165">Interval maximum shall be at least 30 milliseconds greater than interval minimum.</text:p>
        </text:list-item>
        <text:list-item>
          <text:p text:style-name="P165">Interval <text:span text:style-name="T8">maximum</text:span> * (Peripheral Latency + 1) &lt;= 6 seconds</text:p>
        </text:list-item>
        <text:list-item>
          <text:p text:style-name="P165">Timeout shall be greater than interval maximum * (Peripheral Latency + 1) * 3</text:p>
        </text:list-item>
      </text:list>
      <text:p text:style-name="P130">The minimum MTU size shall be 27. It is recommended that the client request the maximum supported MTU size supported by both client and device, up to <text:span text:style-name="T58">the max of </text:span>251 <text:span text:style-name="T58">supported by the BLE Data Packet Length </text:span><text:span text:style-name="T18">Extension.</text:span></text:p>
      <text:h text:style-name="P148" text:outline-level="2"><text:bookmark-start text:name="__RefHeading___Toc10286_3734769752"/>Privacy<text:bookmark-end text:name="__RefHeading___Toc10286_3734769752"/></text:h>
      <text:p text:style-name="P124">The device should be able to resolve a Resolvable Private Address in all situations. The device shall use a Random Device Addres<text:span text:style-name="T57">s</text:span> as defined in the Bluetooth 4.0 specification Volume 3, Part C Section 10.8.</text:p>
      <text:h text:style-name="P148" text:outline-level="2"><text:bookmark-start text:name="__RefHeading___Toc10288_3734769752"/>Permissions<text:bookmark-end text:name="__RefHeading___Toc10288_3734769752"/></text:h>
      <text:p text:style-name="P124">The accessory should not require special permissions, such as pairing, authentication, or encryption to discover services and characteristics. It may require special permissions only for access to a characteristic value or a descriptor value. See the Bluetooth 4.0 specification, Volume 3, Part G, Section 8.1, fifth paragraph.</text:p>
      <text:h text:style-name="P148" text:outline-level="2"><text:bookmark-start text:name="__RefHeading___Toc10290_3734769752"/>Pairing<text:bookmark-end text:name="__RefHeading___Toc10290_3734769752"/></text:h>
      <text:p text:style-name="P117">The accessory should not request pairing until an ATT request is rejected using the Insufficient Authentication error code. See the Bluetooth 4.0 specification, Volume 3, Part F, Section 4 for details.</text:p>
      <text:p text:style-name="P117">If, for security reasons, the accessory requires a bonded relationship with the Central, the Peripheral should reject the ATT request using the Insufficient Authentication error code, as appropriate. As a result, the device may proceed with the necessary security procedures.</text:p>
      <text:p text:style-name="P117"><text:soft-page-break/>Similarly, if the device acts as a Central and a GATT server, it may reject an ATT request using the Insufficient Authentication error code. The accessory should initiate the security procedure for pairing in response.</text:p>
      <text:p text:style-name="P117">Pairing may require user authorization depending on device. Once an accessory is paired with a device, the accessory shall retain the distributed keys of both central and peripheral for future use. If the pairing is no longer required, the accessory shall delete both sets of keys.</text:p>
      <text:h text:style-name="P149" text:outline-level="2"><text:bookmark-start text:name="__RefHeading___Toc10292_3734769752"/>PHY Modes<text:bookmark-end text:name="__RefHeading___Toc10292_3734769752"/></text:h>
      <text:p text:style-name="P123">All clients and devices shall support the 1M PHY. If a client and device <text:span text:style-name="T56">both </text:span>support 2M, 500K, <text:span text:style-name="T63">and/</text:span>or 12<text:span text:style-name="T63">5</text:span>K PHY modes, the PHY may be dynamically upgraded or down graded <text:span text:style-name="T56">upon request by the </text:span>client in order to maximize throughput or maximize range.<text:change-end text:change-id="ct101171776985872"/><text:change-start text:change-id="ct101171777023824"/> <text:span text:style-name="T63">The PHY selection criteria may be based on Receive Signal Strength </text:span><text:span text:style-name="T22">Initiator </text:span><text:span text:style-name="T23">(RSSI) </text:span><text:span text:style-name="T22">of the link</text:span><text:span text:style-name="T63">,</text:span><text:change-end text:change-id="ct101171777023824"/><text:change-start text:change-id="ct101171777025904"/><text:span text:style-name="T63"> however other selection criteria may also be used.</text:span><text:change-end text:change-id="ct101171777025904"/><text:change-start text:change-id="ct101171777028944"/><text:span text:style-name="T63"> </text:span><text:span text:style-name="T64">The device may also initiate a request for a PHY mode change, but the client is not required to honor the request.</text:span><text:change-end text:change-id="ct101171777028944"/></text:p>
      <text:p text:style-name="Standard"/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3"><text:s/>1 Introduction (Informative)<text:tab/>1</text:p>
          <text:p text:style-name="P13"><text:s/>2 Intended Use (Informative)<text:tab/>1</text:p>
          <text:p text:style-name="P13"><text:s/>3 References and Context<text:tab/>1</text:p>
          <text:p text:style-name="P13"><text:s/>4 Message Formats<text:tab/>1</text:p>
          <text:p text:style-name="P14"><text:s/>4.1 BLE UUIDs<text:tab/>2</text:p>
          <text:p text:style-name="P14"><text:s/>4.2 Streaming<text:tab/>3</text:p>
          <text:p text:style-name="P14"><text:s/>4.3 Simplified<text:tab/>6</text:p>
          <text:p text:style-name="P13"><text:s/>5 States<text:tab/>10</text:p>
          <text:p text:style-name="P14"><text:s/>5.1 General<text:tab/>10</text:p>
          <text:p text:style-name="P14"><text:s/>5.2 Streaming<text:tab/>10</text:p>
          <text:p text:style-name="P14"><text:s/>5.3 Simplified<text:tab/>11</text:p>
          <text:p text:style-name="P13"><text:s/>6 Interactions<text:tab/>11</text:p>
          <text:p text:style-name="P14"><text:s/>6.1 Scanning and Advertising<text:tab/>11</text:p>
          <text:p text:style-name="P14"><text:s/>6.2 Connections<text:tab/>12</text:p>
          <text:p text:style-name="P14"><text:s/>6.3 Privacy<text:tab/>12</text:p>
          <text:p text:style-name="P14"><text:s/>6.4 Permissions<text:tab/>12</text:p>
          <text:p text:style-name="P14"><text:s/>6.5 Pairing<text:tab/>12</text:p>
          <text:p text:style-name="P14"><text:s/>6.6 PHY Modes<text:tab/>13</text:p>
        </text:index-body>
      </text:table-of-conten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/</number:text>
      <number:month/>
      <number:text>/</number:text>
      <number:year number:style="long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1in" style:rel-column-width="33934*"/>
    </style:style>
    <style:style style:name="Table1.B" style:family="table-column">
      <style:table-column-properties style:column-width="0.0681in" style:rel-column-width="697*"/>
    </style:style>
    <style:style style:name="Table1.C" style:family="table-column">
      <style:table-column-properties style:column-width="1.8035in" style:rel-column-width="18483*"/>
    </style:style>
    <style:style style:name="Table1.D" style:family="table-column">
      <style:table-column-properties style:column-width="1.2118in" style:rel-column-width="1242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9366in" style:type="right"/>
        </style:tab-stops>
      </style:paragraph-properties>
      <style:text-properties officeooo:paragraph-rsid="00067526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paragraph-rsid="0007188e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MP1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67526"/>
    </style:style>
    <style:style style:name="MP11" style:family="paragraph" style:parent-style-name="Header">
      <style:text-properties officeooo:rsid="00178fa8" officeooo:paragraph-rsid="00178fa8"/>
    </style:style>
    <style:style style:name="M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9.4244in" style:type="right"/>
        </style:tab-stops>
      </style:paragraph-properties>
      <style:text-properties officeooo:paragraph-rsid="00178fa8"/>
    </style:style>
    <style:style style:name="MT1" style:family="text">
      <style:text-properties style:font-name="Times New Roman" fo:font-size="1pt" style:font-name-asian="Times New Roman" style:font-name-complex="Times New Roman"/>
    </style:style>
    <style:style style:name="MT2" style:family="text">
      <style:text-properties officeooo:rsid="000eb91b"/>
    </style:style>
    <style:style style:name="MT3" style:family="text">
      <style:text-properties fo:font-size="8pt" officeooo:rsid="0016888d" style:font-size-asian="8pt" style:font-size-complex="8pt"/>
    </style:style>
    <style:style style:name="MT4" style:family="text">
      <style:text-properties fo:font-size="8pt" officeooo:rsid="002091d6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officeooo:rsid="0007188e"/>
    </style:style>
    <style:style style:name="MT7" style:family="text">
      <style:text-properties officeooo:rsid="0006c39f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style:writing-mode="lr-tb" loext:decorative="false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cfe7f5"/>
      </style:header-style>
      <style:footer-style>
        <style:header-footer-properties fo:min-height="0in" fo:margin-left="0in" fo:margin-right="0in" fo:margin-top="0.1965in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draw:custom-shape text:anchor-type="char" draw:z-index="8" draw:name="PowerPlusWaterMarkObject3" draw:style-name="Mgr1" draw:text-style-name="MP3" svg:width="6.5461in" svg:height="2.6185in" draw:transform="skewX (-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<text:span text:style-name="MT2">BLE Transfer</text:span> Standard</text:p>
      </style:header>
      <style:footer>
        <text:p text:style-name="MP4"><text:span text:style-name="Page_20_Number"><text:span text:style-name="MT3">Copyright 2011-</text:span></text:span><text:span text:style-name="Page_20_Number"><text:span text:style-name="MT3"><text:user-defined style:data-style-name="N0" text:name="OLCByear">2024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11</text:page-number></text:span></text:span><text:span text:style-name="Page_20_Number"><text:span text:style-name="MT4"><text:s/>of </text:span></text:span><text:span text:style-name="Page_20_Number"><text:span text:style-name="MT4"><text:page-count style:num-format="1">14</text:page-count></text:span></text:span><text:span text:style-name="Page_20_Number"><text:span text:style-name="MT4"><text:s/>- </text:span></text:span><text:span text:style-name="Page_20_Number"><text:span text:style-name="MT5"><text:date style:data-style-name="N40" text:date-value="2024-08-18T12:15:23.480058135">Aug 18, 2024</text:date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448) translate (0.00972222222222222in 5.23184601924759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9"><draw:image xlink:href="Pictures/10000000000001310000006CF7F7BA2E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6">BLE </text:span><text:span text:style-name="MT7">Transfer</text:span>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user-defined style:data-style-name="N0" text:name="OLCBdate">August 18, 2024</text:user-defined></text:p>
            </table:table-cell>
            <table:table-cell table:style-name="Table1.C1" office:value-type="string">
              <text:p text:style-name="MP9"><text:user-defined style:data-style-name="N0" text:name="OLCBstatus">Concept</text:user-defined></text:p>
            </table:table-cell>
          </table:table-row>
        </table:table>
        <text:p text:style-name="Header"/>
      </style:header>
      <style:footer>
        <text:p text:style-name="MP10"><text:span text:style-name="Page_20_Number"><text:span text:style-name="MT3">Copyright 2011-</text:span></text:span><text:span text:style-name="Page_20_Number"><text:span text:style-name="MT3"><text:user-defined style:data-style-name="N0" text:name="OLCByear">2024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14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August 18, 2024</text:user-defined></text:span></text:span></text:p>
      </style:footer>
    </style:master-page>
    <style:master-page style:name="Landscape" style:page-layout-name="Mpm3" draw:style-name="Mdp1">
      <style:header>
        <text:p text:style-name="MP11">OpenLCB BLE Transfer Standard</text:p>
      </style:header>
      <style:footer>
        <text:tracked-changes>
          <text:changed-region xml:id="ct101171774385184" text:id="ct101171774385184">
            <text:insertion>
              <office:change-info>
                <dc:creator>Stuart Baker</dc:creator>
                <dc:date>2024-08-16T09:23:11</dc:date>
              </office:change-info>
            </text:insertion>
          </text:changed-region>
        </text:tracked-changes>
        <text:p text:style-name="MP12"><text:change-start text:change-id="ct101171774385184"/><text:span text:style-name="Page_20_Number"><text:span text:style-name="MT3">Copyright 2011-</text:span></text:span><text:span text:style-name="Page_20_Number"><text:span text:style-name="MT3"><text:user-defined style:data-style-name="N0" text:name="OLCByear">2024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<text:tab/>Page </text:span></text:span><text:span text:style-name="Page_20_Number"><text:span text:style-name="MT4"><text:page-number text:select-page="current">9</text:page-number></text:span></text:span><text:span text:style-name="Page_20_Number"><text:span text:style-name="MT4"><text:s/>of </text:span></text:span><text:span text:style-name="Page_20_Number"><text:span text:style-name="MT4"><text:page-count style:num-format="1">14</text:page-count></text:span></text:span><text:span text:style-name="Page_20_Number"><text:span text:style-name="MT4"><text:s/>- </text:span></text:span><text:span text:style-name="Page_20_Number"><text:span text:style-name="MT5"><text:date style:data-style-name="N40" text:date-value="2024-08-18T12:15:23.483644542">Aug 18, 2024</text:date></text:span></text:span><text:change-end text:change-id="ct10117177438518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BLE Transfer Standard</dc:title>
    <meta:initial-creator>Alex Shepherd</meta:initial-creator>
    <meta:creation-date>2009-01-22T07:11:27</meta:creation-date>
    <meta:editing-cycles>145</meta:editing-cycles>
    <meta:editing-duration>P2DT20H38M43S</meta:editing-duration>
    <meta:generator>LibreOffice/24.2.5.2$Linux_X86_64 LibreOffice_project/420$Build-2</meta:generator>
    <dc:date>2024-08-18T12:15:23.293326639</dc:date>
    <dc:creator>Stuart Baker</dc:creator>
    <meta:document-statistic meta:table-count="9" meta:image-count="1" meta:object-count="0" meta:page-count="14" meta:paragraph-count="426" meta:word-count="2710" meta:character-count="15643" meta:non-whitespace-character-count="13816"/>
    <meta:user-defined meta:name="OLCBdate">August 18, 2024</meta:user-defined>
    <meta:user-defined meta:name="OLCBstatus">Concept</meta:user-defined>
    <meta:user-defined meta:name="OLCByear">2024</meta:user-defined>
  </office:meta>
</office:document-meta>
</file>